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1.012cm"/>
    </style:style>
    <style:style style:name="co4" style:family="table-column">
      <style:table-column-properties fo:break-before="auto" style:column-width="1.041cm"/>
    </style:style>
    <style:style style:name="co5" style:family="table-column">
      <style:table-column-properties fo:break-before="auto" style:column-width="1.069cm"/>
    </style:style>
    <style:style style:name="co6" style:family="table-column">
      <style:table-column-properties fo:break-before="auto" style:column-width="1.154cm"/>
    </style:style>
    <style:style style:name="co7" style:family="table-column">
      <style:table-column-properties fo:break-before="auto" style:column-width="2.364cm"/>
    </style:style>
    <style:style style:name="co8" style:family="table-column">
      <style:table-column-properties fo:break-before="auto" style:column-width="2.16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00ff00"/>
    </style:style>
    <style:style style:name="ce2" style:family="table-cell" style:parent-style-name="Excel_20_Built-in_20_Normal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4" table:print="false">
        <office:forms form:automatic-focus="false" form:apply-design-mode="false"/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6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7" table:default-cell-style-name="Excel_20_Built-in_20_Normal"/>
        <table:table-column table:style-name="co1" table:number-columns-repeated="1005" table:default-cell-style-name="Excel_20_Built-in_20_Normal"/>
        <table:table-row table:style-name="ro1">
          <table:table-cell office:value-type="float" office:value="5349">
            <text:p>5349</text:p>
          </table:table-cell>
          <table:table-cell office:value-type="float" office:value="1962403">
            <text:p>1962403</text:p>
          </table:table-cell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" table:formula="of:=[.C1]*[.D1]*[.E1]" office:value-type="float" office:value="280261">
            <text:p>280261</text:p>
          </table:table-cell>
          <table:table-cell office:value-type="float" office:value="54">
            <text:p>54</text:p>
          </table:table-cell>
          <table:table-cell office:value-type="float" office:value="163">
            <text:p>163</text:p>
          </table:table-cell>
          <table:table-cell office:value-type="float" office:value="375">
            <text:p>375</text:p>
          </table:table-cell>
          <table:table-cell office:value-type="float" office:value="1231">
            <text:p>1231</text:p>
          </table:table-cell>
          <table:table-cell table:style-name="ce1" table:formula="of:=[.Q$85]/[.G1]" office:value-type="float" office:value="13749736">
            <text:p>13749736</text:p>
          </table:table-cell>
          <table:table-cell table:style-name="ce2" table:formula="of:=IF([.F1]=1;([.H1]*[.H1]*[.N$85]*[.M$85]+[.I1]*[.I1])-[.G1];([.H1]*[.H1]*[.M$85]+[.I1]*[.I1]*[.N$85])-[.G1])" office:value-type="float" office:value="0">
            <text:p>0</text:p>
          </table:table-cell>
          <table:table-cell table:style-name="ce2" table:formula="of:=IF([.F1]=1;[.J1]*[.J1]*[.M$85]*[.N$85]+[.K1]*[.K1]-[.L1];[.J1]*[.J1]*[.M$85]+[.K1]*[.K1]*[.N$85]-[.L1])" office:value-type="float" office:value="0">
            <text:p>0</text:p>
          </table:table-cell>
          <table:table-cell table:formula="of:=(ABS([.J1]*[.I1]-[.K1]*[.H1])-MIN([.A1];[.O$85]))^2+([.J1]*[.I1]+[.K1]*[.H1]-MAX([.A1];[.O$85]))" office:value-type="float" office:value="0">
            <text:p>0</text:p>
          </table:table-cell>
          <table:table-cell table:formula="of:=IF([.F1]=1;(ABS([.J1]*[.H1]*[.N$85]*[.M$85]-[.K1]*[.I1])-MIN([.B1];[.P$85]))^2+([.J1]*[.H1]*[.N$85]*[.M$85]+[.K1]*[.I1]-MAX([.B1];[.P$85]))^2;(ABS([.J1]*[.H1]*[.M$85]-[.K1]*[.I1]*[.N$85])-MIN([.B1];[.P$85]))^2+([.J1]*[.H1]*[.M$85]+[.K1]*[.I1]*[.N$85]-MAX([.B1];[.P$85]))^2)" office:value-type="float" office:value="0">
            <text:p>0</text:p>
          </table:table-cell>
          <table:table-cell table:formula="of:=[.A1]*[.A1]*[.M$85]*[.N$85]+[.B1]*[.B1]-[.Q$85]" office:value-type="float" office:value="0">
            <text:p>0</text:p>
          </table:table-cell>
          <table:table-cell/>
          <table:table-cell table:formula="of:=[.A1]^2*87+[.B1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3809">
            <text:p>13809</text:p>
          </table:table-cell>
          <table:table-cell office:value-type="float" office:value="1958807">
            <text:p>1958807</text:p>
          </table:table-cell>
          <table:table-cell office:value-type="float" office:value="89">
            <text:p>89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" table:formula="of:=[.C2]*[.D2]*[.E2]" office:value-type="float" office:value="8099">
            <text:p>8099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93">
            <text:p>3793</text:p>
          </table:table-cell>
          <table:table-cell office:value-type="float" office:value="4419">
            <text:p>4419</text:p>
          </table:table-cell>
          <table:table-cell table:style-name="ce1" table:formula="of:=[.Q$85]/[.G2]" office:value-type="float" office:value="475801304">
            <text:p>475801304</text:p>
          </table:table-cell>
          <table:table-cell table:style-name="ce2" table:formula="of:=IF([.F2]=1;([.H2]*[.H2]*[.N$85]*[.M$85]+[.I2]*[.I2])-[.G2];([.H2]*[.H2]*[.M$85]+[.I2]*[.I2]*[.N$85])-[.G2])" office:value-type="float" office:value="0">
            <text:p>0</text:p>
          </table:table-cell>
          <table:table-cell table:style-name="ce2" table:formula="of:=IF([.F2]=1;[.J2]*[.J2]*[.M$85]*[.N$85]+[.K2]*[.K2]-[.L2];[.J2]*[.J2]*[.M$85]+[.K2]*[.K2]*[.N$85]-[.L2])" office:value-type="float" office:value="0">
            <text:p>0</text:p>
          </table:table-cell>
          <table:table-cell table:formula="of:=(ABS([.J2]*[.I2]-[.K2]*[.H2])-MIN([.A2];[.O$85]))^2+([.J2]*[.I2]+[.K2]*[.H2]-MAX([.A2];[.O$85]))" office:value-type="float" office:value="0">
            <text:p>0</text:p>
          </table:table-cell>
          <table:table-cell table:formula="of:=IF([.F2]=1;(ABS([.J2]*[.H2]*[.N$85]*[.M$85]-[.K2]*[.I2])-MIN([.B2];[.P$85]))^2+([.J2]*[.H2]*[.N$85]*[.M$85]+[.K2]*[.I2]-MAX([.B2];[.P$85]))^2;(ABS([.J2]*[.H2]*[.M$85]-[.K2]*[.I2]*[.N$85])-MIN([.B2];[.P$85]))^2+([.J2]*[.H2]*[.M$85]+[.K2]*[.I2]*[.N$85]-MAX([.B2];[.P$85]))^2)" office:value-type="float" office:value="0">
            <text:p>0</text:p>
          </table:table-cell>
          <table:table-cell table:formula="of:=[.A2]*[.A2]*[.M$85]*[.N$85]+[.B2]*[.B2]-[.Q$85]" office:value-type="float" office:value="0">
            <text:p>0</text:p>
          </table:table-cell>
          <table:table-cell/>
          <table:table-cell table:formula="of:=[.A2]^2*87+[.B2]^2-[.Q$85]"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float" office:value="15161">
            <text:p>15161</text:p>
          </table:table-cell>
          <table:table-cell office:value-type="float" office:value="1957937">
            <text:p>1957937</text:p>
          </table:table-cell>
          <table:table-cell office:value-type="float" office:value="67">
            <text:p>6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" table:formula="of:=[.C3]*[.D3]*[.E3]" office:value-type="float" office:value="9581">
            <text:p>9581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3569">
            <text:p>3569</text:p>
          </table:table-cell>
          <table:table-cell office:value-type="float" office:value="3307">
            <text:p>3307</text:p>
          </table:table-cell>
          <table:table-cell table:style-name="ce1" table:formula="of:=[.Q$85]/[.G3]" office:value-type="float" office:value="402203816">
            <text:p>402203816</text:p>
          </table:table-cell>
          <table:table-cell table:style-name="ce2" table:formula="of:=IF([.F3]=1;([.H3]*[.H3]*[.N$85]*[.M$85]+[.I3]*[.I3])-[.G3];([.H3]*[.H3]*[.M$85]+[.I3]*[.I3]*[.N$85])-[.G3])" office:value-type="float" office:value="0">
            <text:p>0</text:p>
          </table:table-cell>
          <table:table-cell table:style-name="ce2" table:formula="of:=IF([.F3]=1;[.J3]*[.J3]*[.M$85]*[.N$85]+[.K3]*[.K3]-[.L3];[.J3]*[.J3]*[.M$85]+[.K3]*[.K3]*[.N$85]-[.L3])" office:value-type="float" office:value="0">
            <text:p>0</text:p>
          </table:table-cell>
          <table:table-cell table:formula="of:=(ABS([.J3]*[.I3]-[.K3]*[.H3])-MIN([.A3];[.O$85]))^2+([.J3]*[.I3]+[.K3]*[.H3]-MAX([.A3];[.O$85]))" office:value-type="float" office:value="0">
            <text:p>0</text:p>
          </table:table-cell>
          <table:table-cell table:formula="of:=IF([.F3]=1;(ABS([.J3]*[.H3]*[.N$85]*[.M$85]-[.K3]*[.I3])-MIN([.B3];[.P$85]))^2+([.J3]*[.H3]*[.N$85]*[.M$85]+[.K3]*[.I3]-MAX([.B3];[.P$85]))^2;(ABS([.J3]*[.H3]*[.M$85]-[.K3]*[.I3]*[.N$85])-MIN([.B3];[.P$85]))^2+([.J3]*[.H3]*[.M$85]+[.K3]*[.I3]*[.N$85]-MAX([.B3];[.P$85]))^2)" office:value-type="float" office:value="0">
            <text:p>0</text:p>
          </table:table-cell>
          <table:table-cell table:formula="of:=[.A3]*[.A3]*[.M$85]*[.N$85]+[.B3]*[.B3]-[.Q$85]" office:value-type="float" office:value="0">
            <text:p>0</text:p>
          </table:table-cell>
          <table:table-cell office:value-type="string">
            <text:p>112438 est un multiple de 17 et ne cole ni avec 9 ni avec 11</text:p>
          </table:table-cell>
          <table:table-cell table:formula="of:=[.A3]^2*87+[.B3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7559">
            <text:p>17559</text:p>
          </table:table-cell>
          <table:table-cell office:value-type="float" office:value="1956193">
            <text:p>1956193</text:p>
          </table:table-cell>
          <table:table-cell office:value-type="float" office:value="101">
            <text:p>101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table:formula="of:=[.C4]*[.D4]*[.E4]" office:value-type="float" office:value="37976">
            <text:p>37976</text:p>
          </table:table-cell>
          <table:table-cell office:value-type="float" office:value="13">
            <text:p>13</text:p>
          </table:table-cell>
          <table:table-cell office:value-type="float" office:value="105">
            <text:p>105</text:p>
          </table:table-cell>
          <table:table-cell office:value-type="float" office:value="524">
            <text:p>524</text:p>
          </table:table-cell>
          <table:table-cell office:value-type="float" office:value="5583">
            <text:p>5583</text:p>
          </table:table-cell>
          <table:table-cell table:style-name="ce1" table:formula="of:=[.Q$85]/[.G4]" office:value-type="float" office:value="101472371">
            <text:p>101472371</text:p>
          </table:table-cell>
          <table:table-cell table:style-name="ce2" table:formula="of:=IF([.F4]=1;([.H4]*[.H4]*[.N$85]*[.M$85]+[.I4]*[.I4])-[.G4];([.H4]*[.H4]*[.M$85]+[.I4]*[.I4]*[.N$85])-[.G4])" office:value-type="float" office:value="0">
            <text:p>0</text:p>
          </table:table-cell>
          <table:table-cell table:style-name="ce2" table:formula="of:=IF([.F4]=1;[.J4]*[.J4]*[.M$85]*[.N$85]+[.K4]*[.K4]-[.L4];[.J4]*[.J4]*[.M$85]+[.K4]*[.K4]*[.N$85]-[.L4])" office:value-type="float" office:value="0">
            <text:p>0</text:p>
          </table:table-cell>
          <table:table-cell table:formula="of:=(ABS([.J4]*[.I4]-[.K4]*[.H4])-MIN([.A4];[.O$85]))^2+([.J4]*[.I4]+[.K4]*[.H4]-MAX([.A4];[.O$85]))" office:value-type="float" office:value="0">
            <text:p>0</text:p>
          </table:table-cell>
          <table:table-cell table:formula="of:=IF([.F4]=1;(ABS([.J4]*[.H4]*[.N$85]*[.M$85]-[.K4]*[.I4])-MIN([.B4];[.P$85]))^2+([.J4]*[.H4]*[.N$85]*[.M$85]+[.K4]*[.I4]-MAX([.B4];[.P$85]))^2;(ABS([.J4]*[.H4]*[.M$85]-[.K4]*[.I4]*[.N$85])-MIN([.B4];[.P$85]))^2+([.J4]*[.H4]*[.M$85]+[.K4]*[.I4]*[.N$85]-MAX([.B4];[.P$85]))^2)" office:value-type="float" office:value="0">
            <text:p>0</text:p>
          </table:table-cell>
          <table:table-cell table:formula="of:=[.A4]*[.A4]*[.M$85]*[.N$85]+[.B4]*[.B4]-[.Q$85]" office:value-type="float" office:value="0">
            <text:p>0</text:p>
          </table:table-cell>
          <table:table-cell/>
          <table:table-cell table:formula="of:=[.A4]^2*87+[.B4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9989">
            <text:p>19989</text:p>
          </table:table-cell>
          <table:table-cell office:value-type="float" office:value="1954163">
            <text:p>1954163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1" table:formula="of:=[.C5]*[.D5]*[.E5]" office:value-type="float" office:value="10387">
            <text:p>10387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3">
            <text:p>753</text:p>
          </table:table-cell>
          <table:table-cell office:value-type="float" office:value="17935">
            <text:p>17935</text:p>
          </table:table-cell>
          <table:table-cell table:style-name="ce1" table:formula="of:=[.Q$85]/[.G5]" office:value-type="float" office:value="370994008">
            <text:p>370994008</text:p>
          </table:table-cell>
          <table:table-cell table:style-name="ce2" table:formula="of:=IF([.F5]=1;([.H5]*[.H5]*[.N$85]*[.M$85]+[.I5]*[.I5])-[.G5];([.H5]*[.H5]*[.M$85]+[.I5]*[.I5]*[.N$85])-[.G5])" office:value-type="float" office:value="0">
            <text:p>0</text:p>
          </table:table-cell>
          <table:table-cell table:style-name="ce2" table:formula="of:=IF([.F5]=1;[.J5]*[.J5]*[.M$85]*[.N$85]+[.K5]*[.K5]-[.L5];[.J5]*[.J5]*[.M$85]+[.K5]*[.K5]*[.N$85]-[.L5])" office:value-type="float" office:value="0">
            <text:p>0</text:p>
          </table:table-cell>
          <table:table-cell table:formula="of:=(ABS([.J5]*[.I5]-[.K5]*[.H5])-MIN([.A5];[.O$85]))^2+([.J5]*[.I5]+[.K5]*[.H5]-MAX([.A5];[.O$85]))" office:value-type="float" office:value="0">
            <text:p>0</text:p>
          </table:table-cell>
          <table:table-cell table:formula="of:=IF([.F5]=1;(ABS([.J5]*[.H5]*[.N$85]*[.M$85]-[.K5]*[.I5])-MIN([.B5];[.P$85]))^2+([.J5]*[.H5]*[.N$85]*[.M$85]+[.K5]*[.I5]-MAX([.B5];[.P$85]))^2;(ABS([.J5]*[.H5]*[.M$85]-[.K5]*[.I5]*[.N$85])-MIN([.B5];[.P$85]))^2+([.J5]*[.H5]*[.M$85]+[.K5]*[.I5]*[.N$85]-MAX([.B5];[.P$85]))^2)" office:value-type="float" office:value="0">
            <text:p>0</text:p>
          </table:table-cell>
          <table:table-cell table:formula="of:=[.A5]*[.A5]*[.M$85]*[.N$85]+[.B5]*[.B5]-[.Q$85]" office:value-type="float" office:value="0">
            <text:p>0</text:p>
          </table:table-cell>
          <table:table-cell/>
          <table:table-cell table:formula="of:=[.A5]^2*87+[.B5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1431">
            <text:p>21431</text:p>
          </table:table-cell>
          <table:table-cell office:value-type="float" office:value="1952833">
            <text:p>1952833</text:p>
          </table:table-cell>
          <table:table-cell office:value-type="float" office:value="101">
            <text:p>101</text:p>
          </table:table-cell>
          <table:table-cell office:value-type="float" office:value="67">
            <text:p>6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" table:formula="of:=[.C6]*[.D6]*[.E6]" office:value-type="float" office:value="115039">
            <text:p>115039</text:p>
          </table:table-cell>
          <table:table-cell office:value-type="float" office:value="35">
            <text:p>35</text:p>
          </table:table-cell>
          <table:table-cell office:value-type="float" office:value="92">
            <text:p>92</text:p>
          </table:table-cell>
          <table:table-cell office:value-type="float" office:value="577">
            <text:p>577</text:p>
          </table:table-cell>
          <table:table-cell office:value-type="float" office:value="2129">
            <text:p>2129</text:p>
          </table:table-cell>
          <table:table-cell table:style-name="ce1" table:formula="of:=[.Q$85]/[.G6]" office:value-type="float" office:value="33497464">
            <text:p>33497464</text:p>
          </table:table-cell>
          <table:table-cell table:style-name="ce2" table:formula="of:=IF([.F6]=1;([.H6]*[.H6]*[.N$85]*[.M$85]+[.I6]*[.I6])-[.G6];([.H6]*[.H6]*[.M$85]+[.I6]*[.I6]*[.N$85])-[.G6])" office:value-type="float" office:value="0">
            <text:p>0</text:p>
          </table:table-cell>
          <table:table-cell table:style-name="ce2" table:formula="of:=IF([.F6]=1;[.J6]*[.J6]*[.M$85]*[.N$85]+[.K6]*[.K6]-[.L6];[.J6]*[.J6]*[.M$85]+[.K6]*[.K6]*[.N$85]-[.L6])" office:value-type="float" office:value="0">
            <text:p>0</text:p>
          </table:table-cell>
          <table:table-cell table:formula="of:=(ABS([.J6]*[.I6]-[.K6]*[.H6])-MIN([.A6];[.O$85]))^2+([.J6]*[.I6]+[.K6]*[.H6]-MAX([.A6];[.O$85]))" office:value-type="float" office:value="0">
            <text:p>0</text:p>
          </table:table-cell>
          <table:table-cell table:formula="of:=IF([.F6]=1;(ABS([.J6]*[.H6]*[.N$85]*[.M$85]-[.K6]*[.I6])-MIN([.B6];[.P$85]))^2+([.J6]*[.H6]*[.N$85]*[.M$85]+[.K6]*[.I6]-MAX([.B6];[.P$85]))^2;(ABS([.J6]*[.H6]*[.M$85]-[.K6]*[.I6]*[.N$85])-MIN([.B6];[.P$85]))^2+([.J6]*[.H6]*[.M$85]+[.K6]*[.I6]*[.N$85]-MAX([.B6];[.P$85]))^2)" office:value-type="float" office:value="0">
            <text:p>0</text:p>
          </table:table-cell>
          <table:table-cell table:formula="of:=[.A6]*[.A6]*[.M$85]*[.N$85]+[.B6]*[.B6]-[.Q$85]" office:value-type="float" office:value="0">
            <text:p>0</text:p>
          </table:table-cell>
          <table:table-cell/>
          <table:table-cell table:formula="of:=[.A6]^2*87+[.B6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5019">
            <text:p>25019</text:p>
          </table:table-cell>
          <table:table-cell office:value-type="float" office:value="1949117">
            <text:p>194911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" table:formula="of:=[.C7]*[.D7]*[.E7]" office:value-type="float" office:value="616">
            <text:p>61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230">
            <text:p>2230</text:p>
          </table:table-cell>
          <table:table-cell office:value-type="float" office:value="76309">
            <text:p>76309</text:p>
          </table:table-cell>
          <table:table-cell table:style-name="ce1" table:formula="of:=[.Q$85]/[.G7]" office:value-type="float" office:value="6255705781">
            <text:p>6255705781</text:p>
          </table:table-cell>
          <table:table-cell table:style-name="ce2" table:formula="of:=IF([.F7]=1;([.H7]*[.H7]*[.N$85]*[.M$85]+[.I7]*[.I7])-[.G7];([.H7]*[.H7]*[.M$85]+[.I7]*[.I7]*[.N$85])-[.G7])" office:value-type="float" office:value="0">
            <text:p>0</text:p>
          </table:table-cell>
          <table:table-cell table:style-name="ce2" table:formula="of:=IF([.F7]=1;[.J7]*[.J7]*[.M$85]*[.N$85]+[.K7]*[.K7]-[.L7];[.J7]*[.J7]*[.M$85]+[.K7]*[.K7]*[.N$85]-[.L7])" office:value-type="float" office:value="0">
            <text:p>0</text:p>
          </table:table-cell>
          <table:table-cell table:formula="of:=(ABS([.J7]*[.I7]-[.K7]*[.H7])-MIN([.A7];[.O$85]))^2+([.J7]*[.I7]+[.K7]*[.H7]-MAX([.A7];[.O$85]))" office:value-type="float" office:value="0">
            <text:p>0</text:p>
          </table:table-cell>
          <table:table-cell table:formula="of:=IF([.F7]=1;(ABS([.J7]*[.H7]*[.N$85]*[.M$85]-[.K7]*[.I7])-MIN([.B7];[.P$85]))^2+([.J7]*[.H7]*[.N$85]*[.M$85]+[.K7]*[.I7]-MAX([.B7];[.P$85]))^2;(ABS([.J7]*[.H7]*[.M$85]-[.K7]*[.I7]*[.N$85])-MIN([.B7];[.P$85]))^2+([.J7]*[.H7]*[.M$85]+[.K7]*[.I7]*[.N$85]-MAX([.B7];[.P$85]))^2)" office:value-type="float" office:value="0">
            <text:p>0</text:p>
          </table:table-cell>
          <table:table-cell table:formula="of:=[.A7]*[.A7]*[.M$85]*[.N$85]+[.B7]*[.B7]-[.Q$85]" office:value-type="float" office:value="0">
            <text:p>0</text:p>
          </table:table-cell>
          <table:table-cell/>
          <table:table-cell table:formula="of:=[.A7]^2*87+[.B7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7299">
            <text:p>27299</text:p>
          </table:table-cell>
          <table:table-cell office:value-type="float" office:value="1946453">
            <text:p>1946453</text:p>
          </table:table-cell>
          <table:table-cell office:value-type="float" office:value="101">
            <text:p>101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" table:formula="of:=[.C8]*[.D8]*[.E8]" office:value-type="float" office:value="52217">
            <text:p>52217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1475">
            <text:p>1475</text:p>
          </table:table-cell>
          <table:table-cell office:value-type="float" office:value="1889">
            <text:p>1889</text:p>
          </table:table-cell>
          <table:table-cell table:style-name="ce1" table:formula="of:=[.Q$85]/[.G8]" office:value-type="float" office:value="73798088">
            <text:p>73798088</text:p>
          </table:table-cell>
          <table:table-cell table:style-name="ce2" table:formula="of:=IF([.F8]=1;([.H8]*[.H8]*[.N$85]*[.M$85]+[.I8]*[.I8])-[.G8];([.H8]*[.H8]*[.M$85]+[.I8]*[.I8]*[.N$85])-[.G8])" office:value-type="float" office:value="0">
            <text:p>0</text:p>
          </table:table-cell>
          <table:table-cell table:style-name="ce2" table:formula="of:=IF([.F8]=1;[.J8]*[.J8]*[.M$85]*[.N$85]+[.K8]*[.K8]-[.L8];[.J8]*[.J8]*[.M$85]+[.K8]*[.K8]*[.N$85]-[.L8])" office:value-type="float" office:value="0">
            <text:p>0</text:p>
          </table:table-cell>
          <table:table-cell table:formula="of:=(ABS([.J8]*[.I8]-[.K8]*[.H8])-MIN([.A8];[.O$85]))^2+([.J8]*[.I8]+[.K8]*[.H8]-MAX([.A8];[.O$85]))" office:value-type="float" office:value="0">
            <text:p>0</text:p>
          </table:table-cell>
          <table:table-cell table:formula="of:=IF([.F8]=1;(ABS([.J8]*[.H8]*[.N$85]*[.M$85]-[.K8]*[.I8])-MIN([.B8];[.P$85]))^2+([.J8]*[.H8]*[.N$85]*[.M$85]+[.K8]*[.I8]-MAX([.B8];[.P$85]))^2;(ABS([.J8]*[.H8]*[.M$85]-[.K8]*[.I8]*[.N$85])-MIN([.B8];[.P$85]))^2+([.J8]*[.H8]*[.M$85]+[.K8]*[.I8]*[.N$85]-MAX([.B8];[.P$85]))^2)" office:value-type="float" office:value="0">
            <text:p>0</text:p>
          </table:table-cell>
          <table:table-cell table:formula="of:=[.A8]*[.A8]*[.M$85]*[.N$85]+[.B8]*[.B8]-[.Q$85]" office:value-type="float" office:value="0">
            <text:p>0</text:p>
          </table:table-cell>
          <table:table-cell/>
          <table:table-cell table:formula="of:=[.A8]^2*87+[.B8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8689">
            <text:p>28689</text:p>
          </table:table-cell>
          <table:table-cell office:value-type="float" office:value="1944713">
            <text:p>1944713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" table:formula="of:=[.C9]*[.D9]*[.E9]" office:value-type="float" office:value="3752">
            <text:p>375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495">
            <text:p>5495</text:p>
          </table:table-cell>
          <table:table-cell office:value-type="float" office:value="7104">
            <text:p>7104</text:p>
          </table:table-cell>
          <table:table-cell table:style-name="ce1" table:formula="of:=[.Q$85]/[.G9]" office:value-type="float" office:value="1027056173">
            <text:p>1027056173</text:p>
          </table:table-cell>
          <table:table-cell table:style-name="ce2" table:formula="of:=IF([.F9]=1;([.H9]*[.H9]*[.N$85]*[.M$85]+[.I9]*[.I9])-[.G9];([.H9]*[.H9]*[.M$85]+[.I9]*[.I9]*[.N$85])-[.G9])" office:value-type="float" office:value="0">
            <text:p>0</text:p>
          </table:table-cell>
          <table:table-cell table:style-name="ce2" table:formula="of:=IF([.F9]=1;[.J9]*[.J9]*[.M$85]*[.N$85]+[.K9]*[.K9]-[.L9];[.J9]*[.J9]*[.M$85]+[.K9]*[.K9]*[.N$85]-[.L9])" office:value-type="float" office:value="0">
            <text:p>0</text:p>
          </table:table-cell>
          <table:table-cell table:formula="of:=(ABS([.J9]*[.I9]-[.K9]*[.H9])-MIN([.A9];[.O$85]))^2+([.J9]*[.I9]+[.K9]*[.H9]-MAX([.A9];[.O$85]))" office:value-type="float" office:value="0">
            <text:p>0</text:p>
          </table:table-cell>
          <table:table-cell table:formula="of:=IF([.F9]=1;(ABS([.J9]*[.H9]*[.N$85]*[.M$85]-[.K9]*[.I9])-MIN([.B9];[.P$85]))^2+([.J9]*[.H9]*[.N$85]*[.M$85]+[.K9]*[.I9]-MAX([.B9];[.P$85]))^2;(ABS([.J9]*[.H9]*[.M$85]-[.K9]*[.I9]*[.N$85])-MIN([.B9];[.P$85]))^2+([.J9]*[.H9]*[.M$85]+[.K9]*[.I9]*[.N$85]-MAX([.B9];[.P$85]))^2)" office:value-type="float" office:value="0">
            <text:p>0</text:p>
          </table:table-cell>
          <table:table-cell table:formula="of:=[.A9]*[.A9]*[.M$85]*[.N$85]+[.B9]*[.B9]-[.Q$85]" office:value-type="float" office:value="0">
            <text:p>0</text:p>
          </table:table-cell>
          <table:table-cell office:value-type="string">
            <text:p>98910... ET SURTOUT 156288</text:p>
          </table:table-cell>
          <table:table-cell table:formula="of:=[.A9]^2*87+[.B9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2261">
            <text:p>32261</text:p>
          </table:table-cell>
          <table:table-cell office:value-type="float" office:value="1939837">
            <text:p>1939837</text:p>
          </table:table-cell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" table:formula="of:=[.C10]*[.D10]*[.E10]" office:value-type="float" office:value="18887">
            <text:p>18887</text:p>
          </table:table-cell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float" office:value="653">
            <text:p>653</text:p>
          </table:table-cell>
          <table:table-cell office:value-type="float" office:value="7993">
            <text:p>7993</text:p>
          </table:table-cell>
          <table:table-cell table:style-name="ce1" table:formula="of:=[.Q$85]/[.G10]" office:value-type="float" office:value="204030008">
            <text:p>204030008</text:p>
          </table:table-cell>
          <table:table-cell table:style-name="ce2" table:formula="of:=IF([.F10]=1;([.H10]*[.H10]*[.N$85]*[.M$85]+[.I10]*[.I10])-[.G10];([.H10]*[.H10]*[.M$85]+[.I10]*[.I10]*[.N$85])-[.G10])" office:value-type="float" office:value="0">
            <text:p>0</text:p>
          </table:table-cell>
          <table:table-cell table:style-name="ce2" table:formula="of:=IF([.F10]=1;[.J10]*[.J10]*[.M$85]*[.N$85]+[.K10]*[.K10]-[.L10];[.J10]*[.J10]*[.M$85]+[.K10]*[.K10]*[.N$85]-[.L10])" office:value-type="float" office:value="0">
            <text:p>0</text:p>
          </table:table-cell>
          <table:table-cell table:formula="of:=(ABS([.J10]*[.I10]-[.K10]*[.H10])-MIN([.A10];[.O$85]))^2+([.J10]*[.I10]+[.K10]*[.H10]-MAX([.A10];[.O$85]))" office:value-type="float" office:value="0">
            <text:p>0</text:p>
          </table:table-cell>
          <table:table-cell table:formula="of:=IF([.F10]=1;(ABS([.J10]*[.H10]*[.N$85]*[.M$85]-[.K10]*[.I10])-MIN([.B10];[.P$85]))^2+([.J10]*[.H10]*[.N$85]*[.M$85]+[.K10]*[.I10]-MAX([.B10];[.P$85]))^2;(ABS([.J10]*[.H10]*[.M$85]-[.K10]*[.I10]*[.N$85])-MIN([.B10];[.P$85]))^2+([.J10]*[.H10]*[.M$85]+[.K10]*[.I10]*[.N$85]-MAX([.B10];[.P$85]))^2)" office:value-type="float" office:value="0">
            <text:p>0</text:p>
          </table:table-cell>
          <table:table-cell table:formula="of:=[.A10]*[.A10]*[.M$85]*[.N$85]+[.B10]*[.B10]-[.Q$85]" office:value-type="float" office:value="0">
            <text:p>0</text:p>
          </table:table-cell>
          <table:table-cell/>
          <table:table-cell table:formula="of:=[.A10]^2*87+[.B10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1759">
            <text:p>41759</text:p>
          </table:table-cell>
          <table:table-cell office:value-type="float" office:value="1924007">
            <text:p>1924007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table:formula="of:=[.C11]*[.D11]*[.E11]" office:value-type="float" office:value="1496">
            <text:p>149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584">
            <text:p>8584</text:p>
          </table:table-cell>
          <table:table-cell office:value-type="float" office:value="12097">
            <text:p>12097</text:p>
          </table:table-cell>
          <table:table-cell table:style-name="ce1" table:formula="of:=[.Q$85]/[.G11]" office:value-type="float" office:value="2575878851">
            <text:p>2575878851</text:p>
          </table:table-cell>
          <table:table-cell table:style-name="ce2" table:formula="of:=IF([.F11]=1;([.H11]*[.H11]*[.N$85]*[.M$85]+[.I11]*[.I11])-[.G11];([.H11]*[.H11]*[.M$85]+[.I11]*[.I11]*[.N$85])-[.G11])" office:value-type="float" office:value="0">
            <text:p>0</text:p>
          </table:table-cell>
          <table:table-cell table:style-name="ce2" table:formula="of:=IF([.F11]=1;[.J11]*[.J11]*[.M$85]*[.N$85]+[.K11]*[.K11]-[.L11];[.J11]*[.J11]*[.M$85]+[.K11]*[.K11]*[.N$85]-[.L11])" office:value-type="float" office:value="0">
            <text:p>0</text:p>
          </table:table-cell>
          <table:table-cell table:formula="of:=(ABS([.J11]*[.I11]-[.K11]*[.H11])-MIN([.A11];[.O$85]))^2+([.J11]*[.I11]+[.K11]*[.H11]-MAX([.A11];[.O$85]))" office:value-type="float" office:value="0">
            <text:p>0</text:p>
          </table:table-cell>
          <table:table-cell table:formula="of:=IF([.F11]=1;(ABS([.J11]*[.H11]*[.N$85]*[.M$85]-[.K11]*[.I11])-MIN([.B11];[.P$85]))^2+([.J11]*[.H11]*[.N$85]*[.M$85]+[.K11]*[.I11]-MAX([.B11];[.P$85]))^2;(ABS([.J11]*[.H11]*[.M$85]-[.K11]*[.I11]*[.N$85])-MIN([.B11];[.P$85]))^2+([.J11]*[.H11]*[.M$85]+[.K11]*[.I11]*[.N$85]-MAX([.B11];[.P$85]))^2)" office:value-type="float" office:value="0">
            <text:p>0</text:p>
          </table:table-cell>
          <table:table-cell table:formula="of:=[.A11]*[.A11]*[.M$85]*[.N$85]+[.B11]*[.B11]-[.Q$85]" office:value-type="float" office:value="0">
            <text:p>0</text:p>
          </table:table-cell>
          <table:table-cell/>
          <table:table-cell table:formula="of:=[.A11]^2*87+[.B11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3031">
            <text:p>43031</text:p>
          </table:table-cell>
          <table:table-cell office:value-type="float" office:value="1921567">
            <text:p>1921567</text:p>
          </table:table-cell>
          <table:table-cell office:value-type="float" office:value="101">
            <text:p>101</text:p>
          </table:table-cell>
          <table:table-cell office:value-type="float" office:value="89">
            <text:p>8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table:formula="of:=[.C12]*[.D12]*[.E12]" office:value-type="float" office:value="71912">
            <text:p>71912</text:p>
          </table:table-cell>
          <table:table-cell office:value-type="float" office:value="11">
            <text:p>11</text:p>
          </table:table-cell>
          <table:table-cell office:value-type="float" office:value="151">
            <text:p>151</text:p>
          </table:table-cell>
          <table:table-cell office:value-type="float" office:value="565">
            <text:p>565</text:p>
          </table:table-cell>
          <table:table-cell office:value-type="float" office:value="3844">
            <text:p>3844</text:p>
          </table:table-cell>
          <table:table-cell table:style-name="ce1" table:formula="of:=[.Q$85]/[.G12]" office:value-type="float" office:value="53586533">
            <text:p>53586533</text:p>
          </table:table-cell>
          <table:table-cell table:style-name="ce2" table:formula="of:=IF([.F12]=1;([.H12]*[.H12]*[.N$85]*[.M$85]+[.I12]*[.I12])-[.G12];([.H12]*[.H12]*[.M$85]+[.I12]*[.I12]*[.N$85])-[.G12])" office:value-type="float" office:value="0">
            <text:p>0</text:p>
          </table:table-cell>
          <table:table-cell table:style-name="ce2" table:formula="of:=IF([.F12]=1;[.J12]*[.J12]*[.M$85]*[.N$85]+[.K12]*[.K12]-[.L12];[.J12]*[.J12]*[.M$85]+[.K12]*[.K12]*[.N$85]-[.L12])" office:value-type="float" office:value="0">
            <text:p>0</text:p>
          </table:table-cell>
          <table:table-cell table:formula="of:=(ABS([.J12]*[.I12]-[.K12]*[.H12])-MIN([.A12];[.O$85]))^2+([.J12]*[.I12]+[.K12]*[.H12]-MAX([.A12];[.O$85]))" office:value-type="float" office:value="0">
            <text:p>0</text:p>
          </table:table-cell>
          <table:table-cell table:formula="of:=IF([.F12]=1;(ABS([.J12]*[.H12]*[.N$85]*[.M$85]-[.K12]*[.I12])-MIN([.B12];[.P$85]))^2+([.J12]*[.H12]*[.N$85]*[.M$85]+[.K12]*[.I12]-MAX([.B12];[.P$85]))^2;(ABS([.J12]*[.H12]*[.M$85]-[.K12]*[.I12]*[.N$85])-MIN([.B12];[.P$85]))^2+([.J12]*[.H12]*[.M$85]+[.K12]*[.I12]*[.N$85]-MAX([.B12];[.P$85]))^2)" office:value-type="float" office:value="0">
            <text:p>0</text:p>
          </table:table-cell>
          <table:table-cell table:formula="of:=[.A12]*[.A12]*[.M$85]*[.N$85]+[.B12]*[.B12]-[.Q$85]" office:value-type="float" office:value="0">
            <text:p>0</text:p>
          </table:table-cell>
          <table:table-cell/>
          <table:table-cell table:formula="of:=[.A12]^2*87+[.B12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5291">
            <text:p>45291</text:p>
          </table:table-cell>
          <table:table-cell office:value-type="float" office:value="1917043">
            <text:p>1917043</text:p>
          </table:table-cell>
          <table:table-cell office:value-type="float" office:value="101">
            <text:p>10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" table:formula="of:=[.C13]*[.D13]*[.E13]" office:value-type="float" office:value="47369">
            <text:p>47369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361">
            <text:p>361</text:p>
          </table:table-cell>
          <table:table-cell office:value-type="float" office:value="5085">
            <text:p>5085</text:p>
          </table:table-cell>
          <table:table-cell table:style-name="ce1" table:formula="of:=[.Q$85]/[.G13]" office:value-type="float" office:value="81350984">
            <text:p>81350984</text:p>
          </table:table-cell>
          <table:table-cell table:style-name="ce2" table:formula="of:=IF([.F13]=1;([.H13]*[.H13]*[.N$85]*[.M$85]+[.I13]*[.I13])-[.G13];([.H13]*[.H13]*[.M$85]+[.I13]*[.I13]*[.N$85])-[.G13])" office:value-type="float" office:value="0">
            <text:p>0</text:p>
          </table:table-cell>
          <table:table-cell table:style-name="ce2" table:formula="of:=IF([.F13]=1;[.J13]*[.J13]*[.M$85]*[.N$85]+[.K13]*[.K13]-[.L13];[.J13]*[.J13]*[.M$85]+[.K13]*[.K13]*[.N$85]-[.L13])" office:value-type="float" office:value="0">
            <text:p>0</text:p>
          </table:table-cell>
          <table:table-cell table:formula="of:=(ABS([.J13]*[.I13]-[.K13]*[.H13])-MIN([.A13];[.O$85]))^2+([.J13]*[.I13]+[.K13]*[.H13]-MAX([.A13];[.O$85]))" office:value-type="float" office:value="0">
            <text:p>0</text:p>
          </table:table-cell>
          <table:table-cell table:formula="of:=IF([.F13]=1;(ABS([.J13]*[.H13]*[.N$85]*[.M$85]-[.K13]*[.I13])-MIN([.B13];[.P$85]))^2+([.J13]*[.H13]*[.N$85]*[.M$85]+[.K13]*[.I13]-MAX([.B13];[.P$85]))^2;(ABS([.J13]*[.H13]*[.M$85]-[.K13]*[.I13]*[.N$85])-MIN([.B13];[.P$85]))^2+([.J13]*[.H13]*[.M$85]+[.K13]*[.I13]*[.N$85]-MAX([.B13];[.P$85]))^2)" office:value-type="float" office:value="0">
            <text:p>0</text:p>
          </table:table-cell>
          <table:table-cell table:formula="of:=[.A13]*[.A13]*[.M$85]*[.N$85]+[.B13]*[.B13]-[.Q$85]" office:value-type="float" office:value="0">
            <text:p>0</text:p>
          </table:table-cell>
          <table:table-cell/>
          <table:table-cell table:formula="of:=[.A13]^2*87+[.B13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6705">
            <text:p>46705</text:p>
          </table:table-cell>
          <table:table-cell office:value-type="float" office:value="1914089">
            <text:p>1914089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" table:formula="of:=[.C14]*[.D14]*[.E14]" office:value-type="float" office:value="4277">
            <text:p>427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5447">
            <text:p>5447</text:p>
          </table:table-cell>
          <table:table-cell office:value-type="float" office:value="3677">
            <text:p>3677</text:p>
          </table:table-cell>
          <table:table-cell table:style-name="ce1" table:formula="of:=[.Q$85]/[.G14]" office:value-type="float" office:value="900985448">
            <text:p>900985448</text:p>
          </table:table-cell>
          <table:table-cell table:style-name="ce2" table:formula="of:=IF([.F14]=1;([.H14]*[.H14]*[.N$85]*[.M$85]+[.I14]*[.I14])-[.G14];([.H14]*[.H14]*[.M$85]+[.I14]*[.I14]*[.N$85])-[.G14])" office:value-type="float" office:value="0">
            <text:p>0</text:p>
          </table:table-cell>
          <table:table-cell table:style-name="ce2" table:formula="of:=IF([.F14]=1;[.J14]*[.J14]*[.M$85]*[.N$85]+[.K14]*[.K14]-[.L14];[.J14]*[.J14]*[.M$85]+[.K14]*[.K14]*[.N$85]-[.L14])" office:value-type="float" office:value="0">
            <text:p>0</text:p>
          </table:table-cell>
          <table:table-cell table:formula="of:=(ABS([.J14]*[.I14]-[.K14]*[.H14])-MIN([.A14];[.O$85]))^2+([.J14]*[.I14]+[.K14]*[.H14]-MAX([.A14];[.O$85]))" office:value-type="float" office:value="0">
            <text:p>0</text:p>
          </table:table-cell>
          <table:table-cell table:formula="of:=IF([.F14]=1;(ABS([.J14]*[.H14]*[.N$85]*[.M$85]-[.K14]*[.I14])-MIN([.B14];[.P$85]))^2+([.J14]*[.H14]*[.N$85]*[.M$85]+[.K14]*[.I14]-MAX([.B14];[.P$85]))^2;(ABS([.J14]*[.H14]*[.M$85]-[.K14]*[.I14]*[.N$85])-MIN([.B14];[.P$85]))^2+([.J14]*[.H14]*[.M$85]+[.K14]*[.I14]*[.N$85]-MAX([.B14];[.P$85]))^2)" office:value-type="float" office:value="0">
            <text:p>0</text:p>
          </table:table-cell>
          <table:table-cell table:formula="of:=[.A14]*[.A14]*[.M$85]*[.N$85]+[.B14]*[.B14]-[.Q$85]" office:value-type="float" office:value="0">
            <text:p>0</text:p>
          </table:table-cell>
          <table:table-cell/>
          <table:table-cell table:formula="of:=[.A14]^2*87+[.B14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8079">
            <text:p>48079</text:p>
          </table:table-cell>
          <table:table-cell office:value-type="float" office:value="1911127">
            <text:p>1911127</text:p>
          </table:table-cell>
          <table:table-cell office:value-type="float" office:value="89">
            <text:p>89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" table:formula="of:=[.C15]*[.D15]*[.E15]" office:value-type="float" office:value="46013">
            <text:p>46013</text:p>
          </table:table-cell>
          <table:table-cell office:value-type="float" office:value="17">
            <text:p>17</text:p>
          </table:table-cell>
          <table:table-cell office:value-type="float" office:value="112">
            <text:p>112</text:p>
          </table:table-cell>
          <table:table-cell office:value-type="float" office:value="355">
            <text:p>355</text:p>
          </table:table-cell>
          <table:table-cell office:value-type="float" office:value="5167">
            <text:p>5167</text:p>
          </table:table-cell>
          <table:table-cell table:style-name="ce1" table:formula="of:=[.Q$85]/[.G15]" office:value-type="float" office:value="83748392">
            <text:p>83748392</text:p>
          </table:table-cell>
          <table:table-cell table:style-name="ce2" table:formula="of:=IF([.F15]=1;([.H15]*[.H15]*[.N$85]*[.M$85]+[.I15]*[.I15])-[.G15];([.H15]*[.H15]*[.M$85]+[.I15]*[.I15]*[.N$85])-[.G15])" office:value-type="float" office:value="0">
            <text:p>0</text:p>
          </table:table-cell>
          <table:table-cell table:style-name="ce2" table:formula="of:=IF([.F15]=1;[.J15]*[.J15]*[.M$85]*[.N$85]+[.K15]*[.K15]-[.L15];[.J15]*[.J15]*[.M$85]+[.K15]*[.K15]*[.N$85]-[.L15])" office:value-type="float" office:value="0">
            <text:p>0</text:p>
          </table:table-cell>
          <table:table-cell table:formula="of:=(ABS([.J15]*[.I15]-[.K15]*[.H15])-MIN([.A15];[.O$85]))^2+([.J15]*[.I15]+[.K15]*[.H15]-MAX([.A15];[.O$85]))" office:value-type="float" office:value="0">
            <text:p>0</text:p>
          </table:table-cell>
          <table:table-cell table:formula="of:=IF([.F15]=1;(ABS([.J15]*[.H15]*[.N$85]*[.M$85]-[.K15]*[.I15])-MIN([.B15];[.P$85]))^2+([.J15]*[.H15]*[.N$85]*[.M$85]+[.K15]*[.I15]-MAX([.B15];[.P$85]))^2;(ABS([.J15]*[.H15]*[.M$85]-[.K15]*[.I15]*[.N$85])-MIN([.B15];[.P$85]))^2+([.J15]*[.H15]*[.M$85]+[.K15]*[.I15]*[.N$85]-MAX([.B15];[.P$85]))^2)" office:value-type="float" office:value="0">
            <text:p>0</text:p>
          </table:table-cell>
          <table:table-cell table:formula="of:=[.A15]*[.A15]*[.M$85]*[.N$85]+[.B15]*[.B15]-[.Q$85]" office:value-type="float" office:value="0">
            <text:p>0</text:p>
          </table:table-cell>
          <table:table-cell/>
          <table:table-cell table:formula="of:=[.A15]^2*87+[.B15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3811">
            <text:p>53811</text:p>
          </table:table-cell>
          <table:table-cell office:value-type="float" office:value="1897787">
            <text:p>1897787</text:p>
          </table:table-cell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" table:formula="of:=[.C16]*[.D16]*[.E16]" office:value-type="float" office:value="101371">
            <text:p>101371</text:p>
          </table:table-cell>
          <table:table-cell office:value-type="float" office:value="15">
            <text:p>15</text:p>
          </table:table-cell>
          <table:table-cell office:value-type="float" office:value="286">
            <text:p>286</text:p>
          </table:table-cell>
          <table:table-cell office:value-type="float" office:value="129">
            <text:p>129</text:p>
          </table:table-cell>
          <table:table-cell office:value-type="float" office:value="6047">
            <text:p>6047</text:p>
          </table:table-cell>
          <table:table-cell table:style-name="ce1" table:formula="of:=[.Q$85]/[.G16]" office:value-type="float" office:value="38013976">
            <text:p>38013976</text:p>
          </table:table-cell>
          <table:table-cell table:style-name="ce2" table:formula="of:=IF([.F16]=1;([.H16]*[.H16]*[.N$85]*[.M$85]+[.I16]*[.I16])-[.G16];([.H16]*[.H16]*[.M$85]+[.I16]*[.I16]*[.N$85])-[.G16])" office:value-type="float" office:value="0">
            <text:p>0</text:p>
          </table:table-cell>
          <table:table-cell table:style-name="ce2" table:formula="of:=IF([.F16]=1;[.J16]*[.J16]*[.M$85]*[.N$85]+[.K16]*[.K16]-[.L16];[.J16]*[.J16]*[.M$85]+[.K16]*[.K16]*[.N$85]-[.L16])" office:value-type="float" office:value="0">
            <text:p>0</text:p>
          </table:table-cell>
          <table:table-cell table:formula="of:=(ABS([.J16]*[.I16]-[.K16]*[.H16])-MIN([.A16];[.O$85]))^2+([.J16]*[.I16]+[.K16]*[.H16]-MAX([.A16];[.O$85]))" office:value-type="float" office:value="0">
            <text:p>0</text:p>
          </table:table-cell>
          <table:table-cell table:formula="of:=IF([.F16]=1;(ABS([.J16]*[.H16]*[.N$85]*[.M$85]-[.K16]*[.I16])-MIN([.B16];[.P$85]))^2+([.J16]*[.H16]*[.N$85]*[.M$85]+[.K16]*[.I16]-MAX([.B16];[.P$85]))^2;(ABS([.J16]*[.H16]*[.M$85]-[.K16]*[.I16]*[.N$85])-MIN([.B16];[.P$85]))^2+([.J16]*[.H16]*[.M$85]+[.K16]*[.I16]*[.N$85]-MAX([.B16];[.P$85]))^2)" office:value-type="float" office:value="0">
            <text:p>0</text:p>
          </table:table-cell>
          <table:table-cell table:formula="of:=[.A16]*[.A16]*[.M$85]*[.N$85]+[.B16]*[.B16]-[.Q$85]" office:value-type="float" office:value="0">
            <text:p>0</text:p>
          </table:table-cell>
          <table:table-cell/>
          <table:table-cell table:formula="of:=[.A16]^2*87+[.B16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9315">
            <text:p>59315</text:p>
          </table:table-cell>
          <table:table-cell office:value-type="float" office:value="1883461">
            <text:p>1883461</text:p>
          </table:table-cell>
          <table:table-cell office:value-type="float" office:value="67">
            <text:p>67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table:formula="of:=[.C17]*[.D17]*[.E17]" office:value-type="float" office:value="6968">
            <text:p>6968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794">
            <text:p>794</text:p>
          </table:table-cell>
          <table:table-cell office:value-type="float" office:value="13351">
            <text:p>13351</text:p>
          </table:table-cell>
          <table:table-cell table:style-name="ce1" table:formula="of:=[.Q$85]/[.G17]" office:value-type="float" office:value="553030247">
            <text:p>553030247</text:p>
          </table:table-cell>
          <table:table-cell table:style-name="ce2" table:formula="of:=IF([.F17]=1;([.H17]*[.H17]*[.N$85]*[.M$85]+[.I17]*[.I17])-[.G17];([.H17]*[.H17]*[.M$85]+[.I17]*[.I17]*[.N$85])-[.G17])" office:value-type="float" office:value="0">
            <text:p>0</text:p>
          </table:table-cell>
          <table:table-cell table:style-name="ce2" table:formula="of:=IF([.F17]=1;[.J17]*[.J17]*[.M$85]*[.N$85]+[.K17]*[.K17]-[.L17];[.J17]*[.J17]*[.M$85]+[.K17]*[.K17]*[.N$85]-[.L17])" office:value-type="float" office:value="0">
            <text:p>0</text:p>
          </table:table-cell>
          <table:table-cell table:formula="of:=(ABS([.J17]*[.I17]-[.K17]*[.H17])-MIN([.A17];[.O$85]))^2+([.J17]*[.I17]+[.K17]*[.H17]-MAX([.A17];[.O$85]))" office:value-type="float" office:value="0">
            <text:p>0</text:p>
          </table:table-cell>
          <table:table-cell table:formula="of:=IF([.F17]=1;(ABS([.J17]*[.H17]*[.N$85]*[.M$85]-[.K17]*[.I17])-MIN([.B17];[.P$85]))^2+([.J17]*[.H17]*[.N$85]*[.M$85]+[.K17]*[.I17]-MAX([.B17];[.P$85]))^2;(ABS([.J17]*[.H17]*[.M$85]-[.K17]*[.I17]*[.N$85])-MIN([.B17];[.P$85]))^2+([.J17]*[.H17]*[.M$85]+[.K17]*[.I17]*[.N$85]-MAX([.B17];[.P$85]))^2)" office:value-type="float" office:value="0">
            <text:p>0</text:p>
          </table:table-cell>
          <table:table-cell table:formula="of:=[.A17]*[.A17]*[.M$85]*[.N$85]+[.B17]*[.B17]-[.Q$85]" office:value-type="float" office:value="0">
            <text:p>0</text:p>
          </table:table-cell>
          <table:table-cell/>
          <table:table-cell table:formula="of:=[.A17]^2*87+[.B17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2235">
            <text:p>72235</text:p>
          </table:table-cell>
          <table:table-cell office:value-type="float" office:value="1843789">
            <text:p>1843789</text:p>
          </table:table-cell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" table:formula="of:=[.C18]*[.D18]*[.E18]" office:value-type="float" office:value="5159">
            <text:p>5159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2437">
            <text:p>2437</text:p>
          </table:table-cell>
          <table:table-cell office:value-type="float" office:value="13841">
            <text:p>13841</text:p>
          </table:table-cell>
          <table:table-cell table:style-name="ce1" table:formula="of:=[.Q$85]/[.G18]" office:value-type="float" office:value="746949944">
            <text:p>746949944</text:p>
          </table:table-cell>
          <table:table-cell table:style-name="ce2" table:formula="of:=IF([.F18]=1;([.H18]*[.H18]*[.N$85]*[.M$85]+[.I18]*[.I18])-[.G18];([.H18]*[.H18]*[.M$85]+[.I18]*[.I18]*[.N$85])-[.G18])" office:value-type="float" office:value="0">
            <text:p>0</text:p>
          </table:table-cell>
          <table:table-cell table:style-name="ce2" table:formula="of:=IF([.F18]=1;[.J18]*[.J18]*[.M$85]*[.N$85]+[.K18]*[.K18]-[.L18];[.J18]*[.J18]*[.M$85]+[.K18]*[.K18]*[.N$85]-[.L18])" office:value-type="float" office:value="0">
            <text:p>0</text:p>
          </table:table-cell>
          <table:table-cell table:formula="of:=(ABS([.J18]*[.I18]-[.K18]*[.H18])-MIN([.A18];[.O$85]))^2+([.J18]*[.I18]+[.K18]*[.H18]-MAX([.A18];[.O$85]))" office:value-type="float" office:value="0">
            <text:p>0</text:p>
          </table:table-cell>
          <table:table-cell table:formula="of:=IF([.F18]=1;(ABS([.J18]*[.H18]*[.N$85]*[.M$85]-[.K18]*[.I18])-MIN([.B18];[.P$85]))^2+([.J18]*[.H18]*[.N$85]*[.M$85]+[.K18]*[.I18]-MAX([.B18];[.P$85]))^2;(ABS([.J18]*[.H18]*[.M$85]-[.K18]*[.I18]*[.N$85])-MIN([.B18];[.P$85]))^2+([.J18]*[.H18]*[.M$85]+[.K18]*[.I18]*[.N$85]-MAX([.B18];[.P$85]))^2)" office:value-type="float" office:value="0">
            <text:p>0</text:p>
          </table:table-cell>
          <table:table-cell table:formula="of:=[.A18]*[.A18]*[.M$85]*[.N$85]+[.B18]*[.B18]-[.Q$85]" office:value-type="float" office:value="0">
            <text:p>0</text:p>
          </table:table-cell>
          <table:table-cell/>
          <table:table-cell table:formula="of:=[.A18]^2*87+[.B18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5615">
            <text:p>75615</text:p>
          </table:table-cell>
          <table:table-cell office:value-type="float" office:value="1831961">
            <text:p>1831961</text:p>
          </table:table-cell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table:formula="of:=[.C19]*[.D19]*[.E19]" office:value-type="float" office:value="13736">
            <text:p>13736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3079">
            <text:p>3079</text:p>
          </table:table-cell>
          <table:table-cell office:value-type="float" office:value="1368">
            <text:p>1368</text:p>
          </table:table-cell>
          <table:table-cell table:style-name="ce1" table:formula="of:=[.Q$85]/[.G19]" office:value-type="float" office:value="280541261">
            <text:p>280541261</text:p>
          </table:table-cell>
          <table:table-cell table:style-name="ce2" table:formula="of:=IF([.F19]=1;([.H19]*[.H19]*[.N$85]*[.M$85]+[.I19]*[.I19])-[.G19];([.H19]*[.H19]*[.M$85]+[.I19]*[.I19]*[.N$85])-[.G19])" office:value-type="float" office:value="0">
            <text:p>0</text:p>
          </table:table-cell>
          <table:table-cell table:style-name="ce2" table:formula="of:=IF([.F19]=1;[.J19]*[.J19]*[.M$85]*[.N$85]+[.K19]*[.K19]-[.L19];[.J19]*[.J19]*[.M$85]+[.K19]*[.K19]*[.N$85]-[.L19])" office:value-type="float" office:value="0">
            <text:p>0</text:p>
          </table:table-cell>
          <table:table-cell table:formula="of:=(ABS([.J19]*[.I19]-[.K19]*[.H19])-MIN([.A19];[.O$85]))^2+([.J19]*[.I19]+[.K19]*[.H19]-MAX([.A19];[.O$85]))" office:value-type="float" office:value="0">
            <text:p>0</text:p>
          </table:table-cell>
          <table:table-cell table:formula="of:=IF([.F19]=1;(ABS([.J19]*[.H19]*[.N$85]*[.M$85]-[.K19]*[.I19])-MIN([.B19];[.P$85]))^2+([.J19]*[.H19]*[.N$85]*[.M$85]+[.K19]*[.I19]-MAX([.B19];[.P$85]))^2;(ABS([.J19]*[.H19]*[.M$85]-[.K19]*[.I19]*[.N$85])-MIN([.B19];[.P$85]))^2+([.J19]*[.H19]*[.M$85]+[.K19]*[.I19]*[.N$85]-MAX([.B19];[.P$85]))^2)" office:value-type="float" office:value="0">
            <text:p>0</text:p>
          </table:table-cell>
          <table:table-cell table:formula="of:=[.A19]*[.A19]*[.M$85]*[.N$85]+[.B19]*[.B19]-[.Q$85]" office:value-type="float" office:value="0">
            <text:p>0</text:p>
          </table:table-cell>
          <table:table-cell/>
          <table:table-cell table:formula="of:=[.A19]^2*87+[.B19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8955">
            <text:p>78955</text:p>
          </table:table-cell>
          <table:table-cell office:value-type="float" office:value="1819661">
            <text:p>1819661</text:p>
          </table:table-cell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1" table:formula="of:=[.C20]*[.D20]*[.E20]" office:value-type="float" office:value="19669">
            <text:p>19669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743">
            <text:p>743</text:p>
          </table:table-cell>
          <table:table-cell office:value-type="float" office:value="12161">
            <text:p>12161</text:p>
          </table:table-cell>
          <table:table-cell table:style-name="ce1" table:formula="of:=[.Q$85]/[.G20]" office:value-type="float" office:value="195918184">
            <text:p>195918184</text:p>
          </table:table-cell>
          <table:table-cell table:style-name="ce2" table:formula="of:=IF([.F20]=1;([.H20]*[.H20]*[.N$85]*[.M$85]+[.I20]*[.I20])-[.G20];([.H20]*[.H20]*[.M$85]+[.I20]*[.I20]*[.N$85])-[.G20])" office:value-type="float" office:value="0">
            <text:p>0</text:p>
          </table:table-cell>
          <table:table-cell table:style-name="ce2" table:formula="of:=IF([.F20]=1;[.J20]*[.J20]*[.M$85]*[.N$85]+[.K20]*[.K20]-[.L20];[.J20]*[.J20]*[.M$85]+[.K20]*[.K20]*[.N$85]-[.L20])" office:value-type="float" office:value="0">
            <text:p>0</text:p>
          </table:table-cell>
          <table:table-cell table:formula="of:=(ABS([.J20]*[.I20]-[.K20]*[.H20])-MIN([.A20];[.O$85]))^2+([.J20]*[.I20]+[.K20]*[.H20]-MAX([.A20];[.O$85]))" office:value-type="float" office:value="0">
            <text:p>0</text:p>
          </table:table-cell>
          <table:table-cell table:formula="of:=IF([.F20]=1;(ABS([.J20]*[.H20]*[.N$85]*[.M$85]-[.K20]*[.I20])-MIN([.B20];[.P$85]))^2+([.J20]*[.H20]*[.N$85]*[.M$85]+[.K20]*[.I20]-MAX([.B20];[.P$85]))^2;(ABS([.J20]*[.H20]*[.M$85]-[.K20]*[.I20]*[.N$85])-MIN([.B20];[.P$85]))^2+([.J20]*[.H20]*[.M$85]+[.K20]*[.I20]*[.N$85]-MAX([.B20];[.P$85]))^2)" office:value-type="float" office:value="0">
            <text:p>0</text:p>
          </table:table-cell>
          <table:table-cell table:formula="of:=[.A20]*[.A20]*[.M$85]*[.N$85]+[.B20]*[.B20]-[.Q$85]" office:value-type="float" office:value="0">
            <text:p>0</text:p>
          </table:table-cell>
          <table:table-cell/>
          <table:table-cell table:formula="of:=[.A20]^2*87+[.B20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9231">
            <text:p>79231</text:p>
          </table:table-cell>
          <table:table-cell office:value-type="float" office:value="1818617">
            <text:p>1818617</text:p>
          </table:table-cell>
          <table:table-cell office:value-type="float" office:value="101">
            <text:p>101</text:p>
          </table:table-cell>
          <table:table-cell office:value-type="float" office:value="67">
            <text:p>67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" table:formula="of:=[.C21]*[.D21]*[.E21]" office:value-type="float" office:value="318049">
            <text:p>318049</text:p>
          </table:table-cell>
          <table:table-cell office:value-type="float" office:value="8">
            <text:p>8</text:p>
          </table:table-cell>
          <table:table-cell office:value-type="float" office:value="559">
            <text:p>559</text:p>
          </table:table-cell>
          <table:table-cell office:value-type="float" office:value="185">
            <text:p>185</text:p>
          </table:table-cell>
          <table:table-cell office:value-type="float" office:value="3023">
            <text:p>3023</text:p>
          </table:table-cell>
          <table:table-cell table:style-name="ce1" table:formula="of:=[.Q$85]/[.G21]" office:value-type="float" office:value="12116104">
            <text:p>12116104</text:p>
          </table:table-cell>
          <table:table-cell table:style-name="ce2" table:formula="of:=IF([.F21]=1;([.H21]*[.H21]*[.N$85]*[.M$85]+[.I21]*[.I21])-[.G21];([.H21]*[.H21]*[.M$85]+[.I21]*[.I21]*[.N$85])-[.G21])" office:value-type="float" office:value="0">
            <text:p>0</text:p>
          </table:table-cell>
          <table:table-cell table:style-name="ce2" table:formula="of:=IF([.F21]=1;[.J21]*[.J21]*[.M$85]*[.N$85]+[.K21]*[.K21]-[.L21];[.J21]*[.J21]*[.M$85]+[.K21]*[.K21]*[.N$85]-[.L21])" office:value-type="float" office:value="0">
            <text:p>0</text:p>
          </table:table-cell>
          <table:table-cell table:formula="of:=(ABS([.J21]*[.I21]-[.K21]*[.H21])-MIN([.A21];[.O$85]))^2+([.J21]*[.I21]+[.K21]*[.H21]-MAX([.A21];[.O$85]))" office:value-type="float" office:value="0">
            <text:p>0</text:p>
          </table:table-cell>
          <table:table-cell table:formula="of:=IF([.F21]=1;(ABS([.J21]*[.H21]*[.N$85]*[.M$85]-[.K21]*[.I21])-MIN([.B21];[.P$85]))^2+([.J21]*[.H21]*[.N$85]*[.M$85]+[.K21]*[.I21]-MAX([.B21];[.P$85]))^2;(ABS([.J21]*[.H21]*[.M$85]-[.K21]*[.I21]*[.N$85])-MIN([.B21];[.P$85]))^2+([.J21]*[.H21]*[.M$85]+[.K21]*[.I21]*[.N$85]-MAX([.B21];[.P$85]))^2)" office:value-type="float" office:value="0">
            <text:p>0</text:p>
          </table:table-cell>
          <table:table-cell table:formula="of:=[.A21]*[.A21]*[.M$85]*[.N$85]+[.B21]*[.B21]-[.Q$85]" office:value-type="float" office:value="0">
            <text:p>0</text:p>
          </table:table-cell>
          <table:table-cell/>
          <table:table-cell table:formula="of:=[.A21]^2*87+[.B21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5725">
            <text:p>85725</text:p>
          </table:table-cell>
          <table:table-cell office:value-type="float" office:value="1792811">
            <text:p>1792811</text:p>
          </table:table-cell>
          <table:table-cell office:value-type="float" office:value="101">
            <text:p>101</text:p>
          </table:table-cell>
          <table:table-cell office:value-type="float" office:value="89">
            <text:p>8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" table:formula="of:=[.C22]*[.D22]*[.E22]" office:value-type="float" office:value="98879">
            <text:p>98879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office:value-type="float" office:value="997">
            <text:p>997</text:p>
          </table:table-cell>
          <table:table-cell office:value-type="float" office:value="1839">
            <text:p>1839</text:p>
          </table:table-cell>
          <table:table-cell table:style-name="ce1" table:formula="of:=[.Q$85]/[.G22]" office:value-type="float" office:value="38972024">
            <text:p>38972024</text:p>
          </table:table-cell>
          <table:table-cell table:style-name="ce2" table:formula="of:=IF([.F22]=1;([.H22]*[.H22]*[.N$85]*[.M$85]+[.I22]*[.I22])-[.G22];([.H22]*[.H22]*[.M$85]+[.I22]*[.I22]*[.N$85])-[.G22])" office:value-type="float" office:value="0">
            <text:p>0</text:p>
          </table:table-cell>
          <table:table-cell table:style-name="ce2" table:formula="of:=IF([.F22]=1;[.J22]*[.J22]*[.M$85]*[.N$85]+[.K22]*[.K22]-[.L22];[.J22]*[.J22]*[.M$85]+[.K22]*[.K22]*[.N$85]-[.L22])" office:value-type="float" office:value="0">
            <text:p>0</text:p>
          </table:table-cell>
          <table:table-cell table:formula="of:=(ABS([.J22]*[.I22]-[.K22]*[.H22])-MIN([.A22];[.O$85]))^2+([.J22]*[.I22]+[.K22]*[.H22]-MAX([.A22];[.O$85]))" office:value-type="float" office:value="0">
            <text:p>0</text:p>
          </table:table-cell>
          <table:table-cell table:formula="of:=IF([.F22]=1;(ABS([.J22]*[.H22]*[.N$85]*[.M$85]-[.K22]*[.I22])-MIN([.B22];[.P$85]))^2+([.J22]*[.H22]*[.N$85]*[.M$85]+[.K22]*[.I22]-MAX([.B22];[.P$85]))^2;(ABS([.J22]*[.H22]*[.M$85]-[.K22]*[.I22]*[.N$85])-MIN([.B22];[.P$85]))^2+([.J22]*[.H22]*[.M$85]+[.K22]*[.I22]*[.N$85]-MAX([.B22];[.P$85]))^2)" office:value-type="float" office:value="0">
            <text:p>0</text:p>
          </table:table-cell>
          <table:table-cell table:formula="of:=[.A22]*[.A22]*[.M$85]*[.N$85]+[.B22]*[.B22]-[.Q$85]" office:value-type="float" office:value="0">
            <text:p>0</text:p>
          </table:table-cell>
          <table:table-cell/>
          <table:table-cell table:formula="of:=[.A22]^2*87+[.B22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7011">
            <text:p>87011</text:p>
          </table:table-cell>
          <table:table-cell office:value-type="float" office:value="1787413">
            <text:p>1787413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" table:formula="of:=[.C23]*[.D23]*[.E23]" office:value-type="float" office:value="9191">
            <text:p>9191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951">
            <text:p>1951</text:p>
          </table:table-cell>
          <table:table-cell office:value-type="float" office:value="10147">
            <text:p>10147</text:p>
          </table:table-cell>
          <table:table-cell table:style-name="ce1" table:formula="of:=[.Q$85]/[.G23]" office:value-type="float" office:value="419270456">
            <text:p>419270456</text:p>
          </table:table-cell>
          <table:table-cell table:style-name="ce2" table:formula="of:=IF([.F23]=1;([.H23]*[.H23]*[.N$85]*[.M$85]+[.I23]*[.I23])-[.G23];([.H23]*[.H23]*[.M$85]+[.I23]*[.I23]*[.N$85])-[.G23])" office:value-type="float" office:value="0">
            <text:p>0</text:p>
          </table:table-cell>
          <table:table-cell table:style-name="ce2" table:formula="of:=IF([.F23]=1;[.J23]*[.J23]*[.M$85]*[.N$85]+[.K23]*[.K23]-[.L23];[.J23]*[.J23]*[.M$85]+[.K23]*[.K23]*[.N$85]-[.L23])" office:value-type="float" office:value="0">
            <text:p>0</text:p>
          </table:table-cell>
          <table:table-cell table:formula="of:=(ABS([.J23]*[.I23]-[.K23]*[.H23])-MIN([.A23];[.O$85]))^2+([.J23]*[.I23]+[.K23]*[.H23]-MAX([.A23];[.O$85]))" office:value-type="float" office:value="0">
            <text:p>0</text:p>
          </table:table-cell>
          <table:table-cell table:formula="of:=IF([.F23]=1;(ABS([.J23]*[.H23]*[.N$85]*[.M$85]-[.K23]*[.I23])-MIN([.B23];[.P$85]))^2+([.J23]*[.H23]*[.N$85]*[.M$85]+[.K23]*[.I23]-MAX([.B23];[.P$85]))^2;(ABS([.J23]*[.H23]*[.M$85]-[.K23]*[.I23]*[.N$85])-MIN([.B23];[.P$85]))^2+([.J23]*[.H23]*[.M$85]+[.K23]*[.I23]*[.N$85]-MAX([.B23];[.P$85]))^2)" office:value-type="float" office:value="0">
            <text:p>0</text:p>
          </table:table-cell>
          <table:table-cell table:formula="of:=[.A23]*[.A23]*[.M$85]*[.N$85]+[.B23]*[.B23]-[.Q$85]" office:value-type="float" office:value="0">
            <text:p>0</text:p>
          </table:table-cell>
          <table:table-cell/>
          <table:table-cell table:formula="of:=[.A23]^2*87+[.B23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0421">
            <text:p>90421</text:p>
          </table:table-cell>
          <table:table-cell office:value-type="float" office:value="1772627">
            <text:p>1772627</text:p>
          </table:table-cell>
          <table:table-cell office:value-type="float" office:value="89">
            <text:p>89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table:formula="of:=[.C24]*[.D24]*[.E24]" office:value-type="float" office:value="33464">
            <text:p>33464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1982">
            <text:p>1982</text:p>
          </table:table-cell>
          <table:table-cell office:value-type="float" office:value="641">
            <text:p>641</text:p>
          </table:table-cell>
          <table:table-cell table:style-name="ce1" table:formula="of:=[.Q$85]/[.G24]" office:value-type="float" office:value="115154039">
            <text:p>115154039</text:p>
          </table:table-cell>
          <table:table-cell table:style-name="ce2" table:formula="of:=IF([.F24]=1;([.H24]*[.H24]*[.N$85]*[.M$85]+[.I24]*[.I24])-[.G24];([.H24]*[.H24]*[.M$85]+[.I24]*[.I24]*[.N$85])-[.G24])" office:value-type="float" office:value="0">
            <text:p>0</text:p>
          </table:table-cell>
          <table:table-cell table:style-name="ce2" table:formula="of:=IF([.F24]=1;[.J24]*[.J24]*[.M$85]*[.N$85]+[.K24]*[.K24]-[.L24];[.J24]*[.J24]*[.M$85]+[.K24]*[.K24]*[.N$85]-[.L24])" office:value-type="float" office:value="0">
            <text:p>0</text:p>
          </table:table-cell>
          <table:table-cell table:formula="of:=(ABS([.J24]*[.I24]-[.K24]*[.H24])-MIN([.A24];[.O$85]))^2+([.J24]*[.I24]+[.K24]*[.H24]-MAX([.A24];[.O$85]))" office:value-type="float" office:value="0">
            <text:p>0</text:p>
          </table:table-cell>
          <table:table-cell table:formula="of:=IF([.F24]=1;(ABS([.J24]*[.H24]*[.N$85]*[.M$85]-[.K24]*[.I24])-MIN([.B24];[.P$85]))^2+([.J24]*[.H24]*[.N$85]*[.M$85]+[.K24]*[.I24]-MAX([.B24];[.P$85]))^2;(ABS([.J24]*[.H24]*[.M$85]-[.K24]*[.I24]*[.N$85])-MIN([.B24];[.P$85]))^2+([.J24]*[.H24]*[.M$85]+[.K24]*[.I24]*[.N$85]-MAX([.B24];[.P$85]))^2)" office:value-type="float" office:value="0">
            <text:p>0</text:p>
          </table:table-cell>
          <table:table-cell table:formula="of:=[.A24]*[.A24]*[.M$85]*[.N$85]+[.B24]*[.B24]-[.Q$85]" office:value-type="float" office:value="0">
            <text:p>0</text:p>
          </table:table-cell>
          <table:table-cell office:value-type="string">
            <text:p>37168 ne colle pas à 29 ni à 55…</text:p>
          </table:table-cell>
          <table:table-cell table:formula="of:=[.A24]^2*87+[.B24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2611">
            <text:p>92611</text:p>
          </table:table-cell>
          <table:table-cell office:value-type="float" office:value="1762763">
            <text:p>1762763</text:p>
          </table:table-cell>
          <table:table-cell office:value-type="float" office:value="67">
            <text:p>6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" table:formula="of:=[.C25]*[.D25]*[.E25]" office:value-type="float" office:value="9112">
            <text:p>9112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1159">
            <text:p>1159</text:p>
          </table:table-cell>
          <table:table-cell office:value-type="float" office:value="17494">
            <text:p>17494</text:p>
          </table:table-cell>
          <table:table-cell table:style-name="ce1" table:formula="of:=[.Q$85]/[.G25]" office:value-type="float" office:value="422905483">
            <text:p>422905483</text:p>
          </table:table-cell>
          <table:table-cell table:style-name="ce2" table:formula="of:=IF([.F25]=1;([.H25]*[.H25]*[.N$85]*[.M$85]+[.I25]*[.I25])-[.G25];([.H25]*[.H25]*[.M$85]+[.I25]*[.I25]*[.N$85])-[.G25])" office:value-type="float" office:value="0">
            <text:p>0</text:p>
          </table:table-cell>
          <table:table-cell table:style-name="ce2" table:formula="of:=IF([.F25]=1;[.J25]*[.J25]*[.M$85]*[.N$85]+[.K25]*[.K25]-[.L25];[.J25]*[.J25]*[.M$85]+[.K25]*[.K25]*[.N$85]-[.L25])" office:value-type="float" office:value="0">
            <text:p>0</text:p>
          </table:table-cell>
          <table:table-cell table:formula="of:=(ABS([.J25]*[.I25]-[.K25]*[.H25])-MIN([.A25];[.O$85]))^2+([.J25]*[.I25]+[.K25]*[.H25]-MAX([.A25];[.O$85]))" office:value-type="float" office:value="0">
            <text:p>0</text:p>
          </table:table-cell>
          <table:table-cell table:formula="of:=IF([.F25]=1;(ABS([.J25]*[.H25]*[.N$85]*[.M$85]-[.K25]*[.I25])-MIN([.B25];[.P$85]))^2+([.J25]*[.H25]*[.N$85]*[.M$85]+[.K25]*[.I25]-MAX([.B25];[.P$85]))^2;(ABS([.J25]*[.H25]*[.M$85]-[.K25]*[.I25]*[.N$85])-MIN([.B25];[.P$85]))^2+([.J25]*[.H25]*[.M$85]+[.K25]*[.I25]*[.N$85]-MAX([.B25];[.P$85]))^2)" office:value-type="float" office:value="0">
            <text:p>0</text:p>
          </table:table-cell>
          <table:table-cell table:formula="of:=[.A25]*[.A25]*[.M$85]*[.N$85]+[.B25]*[.B25]-[.Q$85]" office:value-type="float" office:value="0">
            <text:p>0</text:p>
          </table:table-cell>
          <table:table-cell/>
          <table:table-cell table:formula="of:=[.A25]^2*87+[.B25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5839">
            <text:p>95839</text:p>
          </table:table-cell>
          <table:table-cell office:value-type="float" office:value="1747687">
            <text:p>1747687</text:p>
          </table:table-cell>
          <table:table-cell office:value-type="float" office:value="101">
            <text:p>10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" table:formula="of:=[.C26]*[.D26]*[.E26]" office:value-type="float" office:value="7777">
            <text:p>7777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2377">
            <text:p>2377</text:p>
          </table:table-cell>
          <table:table-cell office:value-type="float" office:value="1985">
            <text:p>1985</text:p>
          </table:table-cell>
          <table:table-cell table:style-name="ce1" table:formula="of:=[.Q$85]/[.G26]" office:value-type="float" office:value="495501448">
            <text:p>495501448</text:p>
          </table:table-cell>
          <table:table-cell table:style-name="ce2" table:formula="of:=IF([.F26]=1;([.H26]*[.H26]*[.N$85]*[.M$85]+[.I26]*[.I26])-[.G26];([.H26]*[.H26]*[.M$85]+[.I26]*[.I26]*[.N$85])-[.G26])" office:value-type="float" office:value="0">
            <text:p>0</text:p>
          </table:table-cell>
          <table:table-cell table:style-name="ce2" table:formula="of:=IF([.F26]=1;[.J26]*[.J26]*[.M$85]*[.N$85]+[.K26]*[.K26]-[.L26];[.J26]*[.J26]*[.M$85]+[.K26]*[.K26]*[.N$85]-[.L26])" office:value-type="float" office:value="0">
            <text:p>0</text:p>
          </table:table-cell>
          <table:table-cell table:formula="of:=(ABS([.J26]*[.I26]-[.K26]*[.H26])-MIN([.A26];[.O$85]))^2+([.J26]*[.I26]+[.K26]*[.H26]-MAX([.A26];[.O$85]))" office:value-type="float" office:value="0">
            <text:p>0</text:p>
          </table:table-cell>
          <table:table-cell table:formula="of:=IF([.F26]=1;(ABS([.J26]*[.H26]*[.N$85]*[.M$85]-[.K26]*[.I26])-MIN([.B26];[.P$85]))^2+([.J26]*[.H26]*[.N$85]*[.M$85]+[.K26]*[.I26]-MAX([.B26];[.P$85]))^2;(ABS([.J26]*[.H26]*[.M$85]-[.K26]*[.I26]*[.N$85])-MIN([.B26];[.P$85]))^2+([.J26]*[.H26]*[.M$85]+[.K26]*[.I26]*[.N$85]-MAX([.B26];[.P$85]))^2)" office:value-type="float" office:value="0">
            <text:p>0</text:p>
          </table:table-cell>
          <table:table-cell table:formula="of:=[.A26]*[.A26]*[.M$85]*[.N$85]+[.B26]*[.B26]-[.Q$85]" office:value-type="float" office:value="0">
            <text:p>0</text:p>
          </table:table-cell>
          <table:table-cell/>
          <table:table-cell table:formula="of:=[.A26]^2*87+[.B26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7879">
            <text:p>97879</text:p>
          </table:table-cell>
          <table:table-cell office:value-type="float" office:value="1737823">
            <text:p>1737823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table:formula="of:=[.C27]*[.D27]*[.E27]" office:value-type="float" office:value="4136">
            <text:p>413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047">
            <text:p>3047</text:p>
          </table:table-cell>
          <table:table-cell office:value-type="float" office:value="14860">
            <text:p>14860</text:p>
          </table:table-cell>
          <table:table-cell table:style-name="ce1" table:formula="of:=[.Q$85]/[.G27]" office:value-type="float" office:value="931700861">
            <text:p>931700861</text:p>
          </table:table-cell>
          <table:table-cell table:style-name="ce2" table:formula="of:=IF([.F27]=1;([.H27]*[.H27]*[.N$85]*[.M$85]+[.I27]*[.I27])-[.G27];([.H27]*[.H27]*[.M$85]+[.I27]*[.I27]*[.N$85])-[.G27])" office:value-type="float" office:value="0">
            <text:p>0</text:p>
          </table:table-cell>
          <table:table-cell table:style-name="ce2" table:formula="of:=IF([.F27]=1;[.J27]*[.J27]*[.M$85]*[.N$85]+[.K27]*[.K27]-[.L27];[.J27]*[.J27]*[.M$85]+[.K27]*[.K27]*[.N$85]-[.L27])" office:value-type="float" office:value="0">
            <text:p>0</text:p>
          </table:table-cell>
          <table:table-cell table:formula="of:=(ABS([.J27]*[.I27]-[.K27]*[.H27])-MIN([.A27];[.O$85]))^2+([.J27]*[.I27]+[.K27]*[.H27]-MAX([.A27];[.O$85]))" office:value-type="float" office:value="0">
            <text:p>0</text:p>
          </table:table-cell>
          <table:table-cell table:formula="of:=IF([.F27]=1;(ABS([.J27]*[.H27]*[.N$85]*[.M$85]-[.K27]*[.I27])-MIN([.B27];[.P$85]))^2+([.J27]*[.H27]*[.N$85]*[.M$85]+[.K27]*[.I27]-MAX([.B27];[.P$85]))^2;(ABS([.J27]*[.H27]*[.M$85]-[.K27]*[.I27]*[.N$85])-MIN([.B27];[.P$85]))^2+([.J27]*[.H27]*[.M$85]+[.K27]*[.I27]*[.N$85]-MAX([.B27];[.P$85]))^2)" office:value-type="float" office:value="0">
            <text:p>0</text:p>
          </table:table-cell>
          <table:table-cell table:formula="of:=[.A27]*[.A27]*[.M$85]*[.N$85]+[.B27]*[.B27]-[.Q$85]" office:value-type="float" office:value="0">
            <text:p>0</text:p>
          </table:table-cell>
          <table:table-cell/>
          <table:table-cell table:formula="of:=[.A27]^2*87+[.B27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02329">
            <text:p>102329</text:p>
          </table:table-cell>
          <table:table-cell office:value-type="float" office:value="1715377">
            <text:p>1715377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" table:formula="of:=[.C28]*[.D28]*[.E28]" office:value-type="float" office:value="1547">
            <text:p>1547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665">
            <text:p>665</text:p>
          </table:table-cell>
          <table:table-cell office:value-type="float" office:value="28741">
            <text:p>28741</text:p>
          </table:table-cell>
          <table:table-cell table:style-name="ce1" table:formula="of:=[.Q$85]/[.G28]" office:value-type="float" office:value="2490959768">
            <text:p>2490959768</text:p>
          </table:table-cell>
          <table:table-cell table:style-name="ce2" table:formula="of:=IF([.F28]=1;([.H28]*[.H28]*[.N$85]*[.M$85]+[.I28]*[.I28])-[.G28];([.H28]*[.H28]*[.M$85]+[.I28]*[.I28]*[.N$85])-[.G28])" office:value-type="float" office:value="0">
            <text:p>0</text:p>
          </table:table-cell>
          <table:table-cell table:style-name="ce2" table:formula="of:=IF([.F28]=1;[.J28]*[.J28]*[.M$85]*[.N$85]+[.K28]*[.K28]-[.L28];[.J28]*[.J28]*[.M$85]+[.K28]*[.K28]*[.N$85]-[.L28])" office:value-type="float" office:value="0">
            <text:p>0</text:p>
          </table:table-cell>
          <table:table-cell table:formula="of:=(ABS([.J28]*[.I28]-[.K28]*[.H28])-MIN([.A28];[.O$85]))^2+([.J28]*[.I28]+[.K28]*[.H28]-MAX([.A28];[.O$85]))" office:value-type="float" office:value="0">
            <text:p>0</text:p>
          </table:table-cell>
          <table:table-cell table:formula="of:=IF([.F28]=1;(ABS([.J28]*[.H28]*[.N$85]*[.M$85]-[.K28]*[.I28])-MIN([.B28];[.P$85]))^2+([.J28]*[.H28]*[.N$85]*[.M$85]+[.K28]*[.I28]-MAX([.B28];[.P$85]))^2;(ABS([.J28]*[.H28]*[.M$85]-[.K28]*[.I28]*[.N$85])-MIN([.B28];[.P$85]))^2+([.J28]*[.H28]*[.M$85]+[.K28]*[.I28]*[.N$85]-MAX([.B28];[.P$85]))^2)" office:value-type="float" office:value="0">
            <text:p>0</text:p>
          </table:table-cell>
          <table:table-cell table:formula="of:=[.A28]*[.A28]*[.M$85]*[.N$85]+[.B28]*[.B28]-[.Q$85]" office:value-type="float" office:value="0">
            <text:p>0</text:p>
          </table:table-cell>
          <table:table-cell/>
          <table:table-cell table:formula="of:=[.A28]^2*87+[.B28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03559">
            <text:p>103559</text:p>
          </table:table-cell>
          <table:table-cell office:value-type="float" office:value="1708943">
            <text:p>1708943</text:p>
          </table:table-cell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" table:formula="of:=[.C29]*[.D29]*[.E29]" office:value-type="float" office:value="16643">
            <text:p>1664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2819">
            <text:p>2819</text:p>
          </table:table-cell>
          <table:table-cell office:value-type="float" office:value="601">
            <text:p>601</text:p>
          </table:table-cell>
          <table:table-cell table:style-name="ce1" table:formula="of:=[.Q$85]/[.G29]" office:value-type="float" office:value="231539672">
            <text:p>231539672</text:p>
          </table:table-cell>
          <table:table-cell table:style-name="ce2" table:formula="of:=IF([.F29]=1;([.H29]*[.H29]*[.N$85]*[.M$85]+[.I29]*[.I29])-[.G29];([.H29]*[.H29]*[.M$85]+[.I29]*[.I29]*[.N$85])-[.G29])" office:value-type="float" office:value="0">
            <text:p>0</text:p>
          </table:table-cell>
          <table:table-cell table:style-name="ce2" table:formula="of:=IF([.F29]=1;[.J29]*[.J29]*[.M$85]*[.N$85]+[.K29]*[.K29]-[.L29];[.J29]*[.J29]*[.M$85]+[.K29]*[.K29]*[.N$85]-[.L29])" office:value-type="float" office:value="0">
            <text:p>0</text:p>
          </table:table-cell>
          <table:table-cell table:formula="of:=(ABS([.J29]*[.I29]-[.K29]*[.H29])-MIN([.A29];[.O$85]))^2+([.J29]*[.I29]+[.K29]*[.H29]-MAX([.A29];[.O$85]))" office:value-type="float" office:value="0">
            <text:p>0</text:p>
          </table:table-cell>
          <table:table-cell table:formula="of:=IF([.F29]=1;(ABS([.J29]*[.H29]*[.N$85]*[.M$85]-[.K29]*[.I29])-MIN([.B29];[.P$85]))^2+([.J29]*[.H29]*[.N$85]*[.M$85]+[.K29]*[.I29]-MAX([.B29];[.P$85]))^2;(ABS([.J29]*[.H29]*[.M$85]-[.K29]*[.I29]*[.N$85])-MIN([.B29];[.P$85]))^2+([.J29]*[.H29]*[.M$85]+[.K29]*[.I29]*[.N$85]-MAX([.B29];[.P$85]))^2)" office:value-type="float" office:value="0">
            <text:p>0</text:p>
          </table:table-cell>
          <table:table-cell table:formula="of:=[.A29]*[.A29]*[.M$85]*[.N$85]+[.B29]*[.B29]-[.Q$85]" office:value-type="float" office:value="0">
            <text:p>0</text:p>
          </table:table-cell>
          <table:table-cell/>
          <table:table-cell table:formula="of:=[.A29]^2*87+[.B29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04129">
            <text:p>104129</text:p>
          </table:table-cell>
          <table:table-cell office:value-type="float" office:value="1705927">
            <text:p>1705927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" table:formula="of:=[.C30]*[.D30]*[.E30]" office:value-type="float" office:value="5593">
            <text:p>559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347">
            <text:p>2347</text:p>
          </table:table-cell>
          <table:table-cell office:value-type="float" office:value="14483">
            <text:p>14483</text:p>
          </table:table-cell>
          <table:table-cell table:style-name="ce1" table:formula="of:=[.Q$85]/[.G30]" office:value-type="float" office:value="688988872">
            <text:p>688988872</text:p>
          </table:table-cell>
          <table:table-cell table:style-name="ce2" table:formula="of:=IF([.F30]=1;([.H30]*[.H30]*[.N$85]*[.M$85]+[.I30]*[.I30])-[.G30];([.H30]*[.H30]*[.M$85]+[.I30]*[.I30]*[.N$85])-[.G30])" office:value-type="float" office:value="0">
            <text:p>0</text:p>
          </table:table-cell>
          <table:table-cell table:style-name="ce2" table:formula="of:=IF([.F30]=1;[.J30]*[.J30]*[.M$85]*[.N$85]+[.K30]*[.K30]-[.L30];[.J30]*[.J30]*[.M$85]+[.K30]*[.K30]*[.N$85]-[.L30])" office:value-type="float" office:value="0">
            <text:p>0</text:p>
          </table:table-cell>
          <table:table-cell table:formula="of:=(ABS([.J30]*[.I30]-[.K30]*[.H30])-MIN([.A30];[.O$85]))^2+([.J30]*[.I30]+[.K30]*[.H30]-MAX([.A30];[.O$85]))" office:value-type="float" office:value="0">
            <text:p>0</text:p>
          </table:table-cell>
          <table:table-cell table:formula="of:=IF([.F30]=1;(ABS([.J30]*[.H30]*[.N$85]*[.M$85]-[.K30]*[.I30])-MIN([.B30];[.P$85]))^2+([.J30]*[.H30]*[.N$85]*[.M$85]+[.K30]*[.I30]-MAX([.B30];[.P$85]))^2;(ABS([.J30]*[.H30]*[.M$85]-[.K30]*[.I30]*[.N$85])-MIN([.B30];[.P$85]))^2+([.J30]*[.H30]*[.M$85]+[.K30]*[.I30]*[.N$85]-MAX([.B30];[.P$85]))^2)" office:value-type="float" office:value="0">
            <text:p>0</text:p>
          </table:table-cell>
          <table:table-cell table:formula="of:=[.A30]*[.A30]*[.M$85]*[.N$85]+[.B30]*[.B30]-[.Q$85]" office:value-type="float" office:value="0">
            <text:p>0</text:p>
          </table:table-cell>
          <table:table-cell/>
          <table:table-cell table:formula="of:=[.A30]^2*87+[.B30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08495">
            <text:p>108495</text:p>
          </table:table-cell>
          <table:table-cell office:value-type="float" office:value="1682089">
            <text:p>168208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" table:formula="of:=[.C31]*[.D31]*[.E31]" office:value-type="float" office:value="1144">
            <text:p>114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6213">
            <text:p>6213</text:p>
          </table:table-cell>
          <table:table-cell office:value-type="float" office:value="3184">
            <text:p>3184</text:p>
          </table:table-cell>
          <table:table-cell table:style-name="ce1" table:formula="of:=[.Q$85]/[.G31]" office:value-type="float" office:value="3368456959">
            <text:p>3368456959</text:p>
          </table:table-cell>
          <table:table-cell table:style-name="ce2" table:formula="of:=IF([.F31]=1;([.H31]*[.H31]*[.N$85]*[.M$85]+[.I31]*[.I31])-[.G31];([.H31]*[.H31]*[.M$85]+[.I31]*[.I31]*[.N$85])-[.G31])" office:value-type="float" office:value="0">
            <text:p>0</text:p>
          </table:table-cell>
          <table:table-cell table:style-name="ce2" table:formula="of:=IF([.F31]=1;[.J31]*[.J31]*[.M$85]*[.N$85]+[.K31]*[.K31]-[.L31];[.J31]*[.J31]*[.M$85]+[.K31]*[.K31]*[.N$85]-[.L31])" office:value-type="float" office:value="0">
            <text:p>0</text:p>
          </table:table-cell>
          <table:table-cell table:formula="of:=(ABS([.J31]*[.I31]-[.K31]*[.H31])-MIN([.A31];[.O$85]))^2+([.J31]*[.I31]+[.K31]*[.H31]-MAX([.A31];[.O$85]))" office:value-type="float" office:value="0">
            <text:p>0</text:p>
          </table:table-cell>
          <table:table-cell table:formula="of:=IF([.F31]=1;(ABS([.J31]*[.H31]*[.N$85]*[.M$85]-[.K31]*[.I31])-MIN([.B31];[.P$85]))^2+([.J31]*[.H31]*[.N$85]*[.M$85]+[.K31]*[.I31]-MAX([.B31];[.P$85]))^2;(ABS([.J31]*[.H31]*[.M$85]-[.K31]*[.I31]*[.N$85])-MIN([.B31];[.P$85]))^2+([.J31]*[.H31]*[.M$85]+[.K31]*[.I31]*[.N$85]-MAX([.B31];[.P$85]))^2)" office:value-type="float" office:value="0">
            <text:p>0</text:p>
          </table:table-cell>
          <table:table-cell table:formula="of:=[.A31]*[.A31]*[.M$85]*[.N$85]+[.B31]*[.B31]-[.Q$85]" office:value-type="float" office:value="0">
            <text:p>0</text:p>
          </table:table-cell>
          <table:table-cell/>
          <table:table-cell table:formula="of:=[.A31]^2*87+[.B31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09645">
            <text:p>109645</text:p>
          </table:table-cell>
          <table:table-cell office:value-type="float" office:value="1675589">
            <text:p>1675589</text:p>
          </table:table-cell>
          <table:table-cell office:value-type="float" office:value="67">
            <text:p>67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" table:formula="of:=[.C32]*[.D32]*[.E32]" office:value-type="float" office:value="53533">
            <text:p>53533</text:p>
          </table:table-cell>
          <table:table-cell office:value-type="float" office:value="14">
            <text:p>14</text:p>
          </table:table-cell>
          <table:table-cell office:value-type="float" office:value="191">
            <text:p>191</text:p>
          </table:table-cell>
          <table:table-cell office:value-type="float" office:value="47">
            <text:p>47</text:p>
          </table:table-cell>
          <table:table-cell office:value-type="float" office:value="8473">
            <text:p>8473</text:p>
          </table:table-cell>
          <table:table-cell table:style-name="ce1" table:formula="of:=[.Q$85]/[.G32]" office:value-type="float" office:value="71983912">
            <text:p>71983912</text:p>
          </table:table-cell>
          <table:table-cell table:style-name="ce2" table:formula="of:=IF([.F32]=1;([.H32]*[.H32]*[.N$85]*[.M$85]+[.I32]*[.I32])-[.G32];([.H32]*[.H32]*[.M$85]+[.I32]*[.I32]*[.N$85])-[.G32])" office:value-type="float" office:value="0">
            <text:p>0</text:p>
          </table:table-cell>
          <table:table-cell table:style-name="ce2" table:formula="of:=IF([.F32]=1;[.J32]*[.J32]*[.M$85]*[.N$85]+[.K32]*[.K32]-[.L32];[.J32]*[.J32]*[.M$85]+[.K32]*[.K32]*[.N$85]-[.L32])" office:value-type="float" office:value="0">
            <text:p>0</text:p>
          </table:table-cell>
          <table:table-cell table:formula="of:=(ABS([.J32]*[.I32]-[.K32]*[.H32])-MIN([.A32];[.O$85]))^2+([.J32]*[.I32]+[.K32]*[.H32]-MAX([.A32];[.O$85]))" office:value-type="float" office:value="0">
            <text:p>0</text:p>
          </table:table-cell>
          <table:table-cell table:formula="of:=IF([.F32]=1;(ABS([.J32]*[.H32]*[.N$85]*[.M$85]-[.K32]*[.I32])-MIN([.B32];[.P$85]))^2+([.J32]*[.H32]*[.N$85]*[.M$85]+[.K32]*[.I32]-MAX([.B32];[.P$85]))^2;(ABS([.J32]*[.H32]*[.M$85]-[.K32]*[.I32]*[.N$85])-MIN([.B32];[.P$85]))^2+([.J32]*[.H32]*[.M$85]+[.K32]*[.I32]*[.N$85]-MAX([.B32];[.P$85]))^2)" office:value-type="float" office:value="0">
            <text:p>0</text:p>
          </table:table-cell>
          <table:table-cell table:formula="of:=[.A32]*[.A32]*[.M$85]*[.N$85]+[.B32]*[.B32]-[.Q$85]" office:value-type="float" office:value="0">
            <text:p>0</text:p>
          </table:table-cell>
          <table:table-cell/>
          <table:table-cell table:formula="of:=[.A32]^2*87+[.B32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4889">
            <text:p>114889</text:p>
          </table:table-cell>
          <table:table-cell office:value-type="float" office:value="1644737">
            <text:p>1644737</text:p>
          </table:table-cell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" table:formula="of:=[.C33]*[.D33]*[.E33]" office:value-type="float" office:value="41741">
            <text:p>41741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1783">
            <text:p>1783</text:p>
          </table:table-cell>
          <table:table-cell office:value-type="float" office:value="205">
            <text:p>205</text:p>
          </table:table-cell>
          <table:table-cell table:style-name="ce1" table:formula="of:=[.Q$85]/[.G33]" office:value-type="float" office:value="92319656">
            <text:p>92319656</text:p>
          </table:table-cell>
          <table:table-cell table:style-name="ce2" table:formula="of:=IF([.F33]=1;([.H33]*[.H33]*[.N$85]*[.M$85]+[.I33]*[.I33])-[.G33];([.H33]*[.H33]*[.M$85]+[.I33]*[.I33]*[.N$85])-[.G33])" office:value-type="float" office:value="0">
            <text:p>0</text:p>
          </table:table-cell>
          <table:table-cell table:style-name="ce2" table:formula="of:=IF([.F33]=1;[.J33]*[.J33]*[.M$85]*[.N$85]+[.K33]*[.K33]-[.L33];[.J33]*[.J33]*[.M$85]+[.K33]*[.K33]*[.N$85]-[.L33])" office:value-type="float" office:value="0">
            <text:p>0</text:p>
          </table:table-cell>
          <table:table-cell table:formula="of:=(ABS([.J33]*[.I33]-[.K33]*[.H33])-MIN([.A33];[.O$85]))^2+([.J33]*[.I33]+[.K33]*[.H33]-MAX([.A33];[.O$85]))" office:value-type="float" office:value="0">
            <text:p>0</text:p>
          </table:table-cell>
          <table:table-cell table:formula="of:=IF([.F33]=1;(ABS([.J33]*[.H33]*[.N$85]*[.M$85]-[.K33]*[.I33])-MIN([.B33];[.P$85]))^2+([.J33]*[.H33]*[.N$85]*[.M$85]+[.K33]*[.I33]-MAX([.B33];[.P$85]))^2;(ABS([.J33]*[.H33]*[.M$85]-[.K33]*[.I33]*[.N$85])-MIN([.B33];[.P$85]))^2+([.J33]*[.H33]*[.M$85]+[.K33]*[.I33]*[.N$85]-MAX([.B33];[.P$85]))^2)" office:value-type="float" office:value="0">
            <text:p>0</text:p>
          </table:table-cell>
          <table:table-cell table:formula="of:=[.A33]*[.A33]*[.M$85]*[.N$85]+[.B33]*[.B33]-[.Q$85]" office:value-type="float" office:value="0">
            <text:p>0</text:p>
          </table:table-cell>
          <table:table-cell/>
          <table:table-cell table:formula="of:=[.A33]^2*87+[.B33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25575">
            <text:p>125575</text:p>
          </table:table-cell>
          <table:table-cell office:value-type="float" office:value="1575311">
            <text:p>1575311</text:p>
          </table:table-cell>
          <table:table-cell office:value-type="float" office:value="101">
            <text:p>101</text:p>
          </table:table-cell>
          <table:table-cell office:value-type="float" office:value="67">
            <text:p>6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1" table:formula="of:=[.C34]*[.D34]*[.E34]" office:value-type="float" office:value="87971">
            <text:p>87971</text:p>
          </table:table-cell>
          <table:table-cell office:value-type="float" office:value="44">
            <text:p>44</text:p>
          </table:table-cell>
          <table:table-cell office:value-type="float" office:value="103">
            <text:p>103</text:p>
          </table:table-cell>
          <table:table-cell office:value-type="float" office:value="1229">
            <text:p>1229</text:p>
          </table:table-cell>
          <table:table-cell office:value-type="float" office:value="23">
            <text:p>23</text:p>
          </table:table-cell>
          <table:table-cell table:style-name="ce1" table:formula="of:=[.Q$85]/[.G34]" office:value-type="float" office:value="43804376">
            <text:p>43804376</text:p>
          </table:table-cell>
          <table:table-cell table:style-name="ce2" table:formula="of:=IF([.F34]=1;([.H34]*[.H34]*[.N$85]*[.M$85]+[.I34]*[.I34])-[.G34];([.H34]*[.H34]*[.M$85]+[.I34]*[.I34]*[.N$85])-[.G34])" office:value-type="float" office:value="0">
            <text:p>0</text:p>
          </table:table-cell>
          <table:table-cell table:style-name="ce2" table:formula="of:=IF([.F34]=1;[.J34]*[.J34]*[.M$85]*[.N$85]+[.K34]*[.K34]-[.L34];[.J34]*[.J34]*[.M$85]+[.K34]*[.K34]*[.N$85]-[.L34])" office:value-type="float" office:value="0">
            <text:p>0</text:p>
          </table:table-cell>
          <table:table-cell table:formula="of:=(ABS([.J34]*[.I34]-[.K34]*[.H34])-MIN([.A34];[.O$85]))^2+([.J34]*[.I34]+[.K34]*[.H34]-MAX([.A34];[.O$85]))" office:value-type="float" office:value="0">
            <text:p>0</text:p>
          </table:table-cell>
          <table:table-cell table:formula="of:=IF([.F34]=1;(ABS([.J34]*[.H34]*[.N$85]*[.M$85]-[.K34]*[.I34])-MIN([.B34];[.P$85]))^2+([.J34]*[.H34]*[.N$85]*[.M$85]+[.K34]*[.I34]-MAX([.B34];[.P$85]))^2;(ABS([.J34]*[.H34]*[.M$85]-[.K34]*[.I34]*[.N$85])-MIN([.B34];[.P$85]))^2+([.J34]*[.H34]*[.M$85]+[.K34]*[.I34]*[.N$85]-MAX([.B34];[.P$85]))^2)" office:value-type="float" office:value="0">
            <text:p>0</text:p>
          </table:table-cell>
          <table:table-cell table:formula="of:=[.A34]*[.A34]*[.M$85]*[.N$85]+[.B34]*[.B34]-[.Q$85]" office:value-type="float" office:value="0">
            <text:p>0</text:p>
          </table:table-cell>
          <table:table-cell/>
          <table:table-cell table:formula="of:=[.A34]^2*87+[.B34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30451">
            <text:p>130451</text:p>
          </table:table-cell>
          <table:table-cell office:value-type="float" office:value="1540453">
            <text:p>1540453</text:p>
          </table:table-cell>
          <table:table-cell office:value-type="float" office:value="89">
            <text:p>89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1" table:formula="of:=[.C35]*[.D35]*[.E35]" office:value-type="float" office:value="54379">
            <text:p>54379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13">
            <text:p>713</text:p>
          </table:table-cell>
          <table:table-cell office:value-type="float" office:value="5161">
            <text:p>5161</text:p>
          </table:table-cell>
          <table:table-cell table:style-name="ce1" table:formula="of:=[.Q$85]/[.G35]" office:value-type="float" office:value="70864024">
            <text:p>70864024</text:p>
          </table:table-cell>
          <table:table-cell table:style-name="ce2" table:formula="of:=IF([.F35]=1;([.H35]*[.H35]*[.N$85]*[.M$85]+[.I35]*[.I35])-[.G35];([.H35]*[.H35]*[.M$85]+[.I35]*[.I35]*[.N$85])-[.G35])" office:value-type="float" office:value="0">
            <text:p>0</text:p>
          </table:table-cell>
          <table:table-cell table:style-name="ce2" table:formula="of:=IF([.F35]=1;[.J35]*[.J35]*[.M$85]*[.N$85]+[.K35]*[.K35]-[.L35];[.J35]*[.J35]*[.M$85]+[.K35]*[.K35]*[.N$85]-[.L35])" office:value-type="float" office:value="0">
            <text:p>0</text:p>
          </table:table-cell>
          <table:table-cell table:formula="of:=(ABS([.J35]*[.I35]-[.K35]*[.H35])-MIN([.A35];[.O$85]))^2+([.J35]*[.I35]+[.K35]*[.H35]-MAX([.A35];[.O$85]))" office:value-type="float" office:value="0">
            <text:p>0</text:p>
          </table:table-cell>
          <table:table-cell table:formula="of:=IF([.F35]=1;(ABS([.J35]*[.H35]*[.N$85]*[.M$85]-[.K35]*[.I35])-MIN([.B35];[.P$85]))^2+([.J35]*[.H35]*[.N$85]*[.M$85]+[.K35]*[.I35]-MAX([.B35];[.P$85]))^2;(ABS([.J35]*[.H35]*[.M$85]-[.K35]*[.I35]*[.N$85])-MIN([.B35];[.P$85]))^2+([.J35]*[.H35]*[.M$85]+[.K35]*[.I35]*[.N$85]-MAX([.B35];[.P$85]))^2)" office:value-type="float" office:value="0">
            <text:p>0</text:p>
          </table:table-cell>
          <table:table-cell table:formula="of:=[.A35]*[.A35]*[.M$85]*[.N$85]+[.B35]*[.B35]-[.Q$85]" office:value-type="float" office:value="0">
            <text:p>0</text:p>
          </table:table-cell>
          <table:table-cell/>
          <table:table-cell table:formula="of:=[.A36]^2*87+[.B36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30569">
            <text:p>130569</text:p>
          </table:table-cell>
          <table:table-cell office:value-type="float" office:value="1539583">
            <text:p>1539583</text:p>
          </table:table-cell>
          <table:table-cell office:value-type="float" office:value="67">
            <text:p>67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1" table:formula="of:=[.C36]*[.D36]*[.E36]" office:value-type="float" office:value="12529">
            <text:p>1252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85">
            <text:p>1485</text:p>
          </table:table-cell>
          <table:table-cell office:value-type="float" office:value="10757">
            <text:p>10757</text:p>
          </table:table-cell>
          <table:table-cell table:style-name="ce1" table:formula="of:=[.Q$85]/[.G36]" office:value-type="float" office:value="307567624">
            <text:p>307567624</text:p>
          </table:table-cell>
          <table:table-cell table:style-name="ce2" table:formula="of:=IF([.F36]=1;([.H36]*[.H36]*[.N$85]*[.M$85]+[.I36]*[.I36])-[.G36];([.H36]*[.H36]*[.M$85]+[.I36]*[.I36]*[.N$85])-[.G36])" office:value-type="float" office:value="0">
            <text:p>0</text:p>
          </table:table-cell>
          <table:table-cell table:style-name="ce2" table:formula="of:=IF([.F36]=1;[.J36]*[.J36]*[.M$85]*[.N$85]+[.K36]*[.K36]-[.L36];[.J36]*[.J36]*[.M$85]+[.K36]*[.K36]*[.N$85]-[.L36])" office:value-type="float" office:value="0">
            <text:p>0</text:p>
          </table:table-cell>
          <table:table-cell table:formula="of:=(ABS([.J36]*[.I36]-[.K36]*[.H36])-MIN([.A36];[.O$85]))^2+([.J36]*[.I36]+[.K36]*[.H36]-MAX([.A36];[.O$85]))" office:value-type="float" office:value="0">
            <text:p>0</text:p>
          </table:table-cell>
          <table:table-cell table:formula="of:=IF([.F36]=1;(ABS([.J36]*[.H36]*[.N$85]*[.M$85]-[.K36]*[.I36])-MIN([.B36];[.P$85]))^2+([.J36]*[.H36]*[.N$85]*[.M$85]+[.K36]*[.I36]-MAX([.B36];[.P$85]))^2;(ABS([.J36]*[.H36]*[.M$85]-[.K36]*[.I36]*[.N$85])-MIN([.B36];[.P$85]))^2+([.J36]*[.H36]*[.M$85]+[.K36]*[.I36]*[.N$85]-MAX([.B36];[.P$85]))^2)" office:value-type="float" office:value="0">
            <text:p>0</text:p>
          </table:table-cell>
          <table:table-cell table:formula="of:=[.A36]*[.A36]*[.M$85]*[.N$85]+[.B36]*[.B36]-[.Q$85]" office:value-type="float" office:value="0">
            <text:p>0</text:p>
          </table:table-cell>
          <table:table-cell/>
          <table:table-cell table:formula="of:=[.A35]^2*87+[.B35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31585">
            <text:p>131585</text:p>
          </table:table-cell>
          <table:table-cell office:value-type="float" office:value="1532039">
            <text:p>1532039</text:p>
          </table:table-cell>
          <table:table-cell office:value-type="float" office:value="101">
            <text:p>101</text:p>
          </table:table-cell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1" table:formula="of:=[.C37]*[.D37]*[.E37]" office:value-type="float" office:value="602263">
            <text:p>602263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office:value-type="float" office:value="167">
            <text:p>167</text:p>
          </table:table-cell>
          <table:table-cell office:value-type="float" office:value="1993">
            <text:p>1993</text:p>
          </table:table-cell>
          <table:table-cell table:style-name="ce1" table:formula="of:=[.Q$85]/[.G37]" office:value-type="float" office:value="6398392">
            <text:p>6398392</text:p>
          </table:table-cell>
          <table:table-cell table:style-name="ce2" table:formula="of:=IF([.F37]=1;([.H37]*[.H37]*[.N$85]*[.M$85]+[.I37]*[.I37])-[.G37];([.H37]*[.H37]*[.M$85]+[.I37]*[.I37]*[.N$85])-[.G37])" office:value-type="float" office:value="0">
            <text:p>0</text:p>
          </table:table-cell>
          <table:table-cell table:style-name="ce2" table:formula="of:=IF([.F37]=1;[.J37]*[.J37]*[.M$85]*[.N$85]+[.K37]*[.K37]-[.L37];[.J37]*[.J37]*[.M$85]+[.K37]*[.K37]*[.N$85]-[.L37])" office:value-type="float" office:value="0">
            <text:p>0</text:p>
          </table:table-cell>
          <table:table-cell table:formula="of:=(ABS([.J37]*[.I37]-[.K37]*[.H37])-MIN([.A37];[.O$85]))^2+([.J37]*[.I37]+[.K37]*[.H37]-MAX([.A37];[.O$85]))" office:value-type="float" office:value="0">
            <text:p>0</text:p>
          </table:table-cell>
          <table:table-cell table:formula="of:=IF([.F37]=1;(ABS([.J37]*[.H37]*[.N$85]*[.M$85]-[.K37]*[.I37])-MIN([.B37];[.P$85]))^2+([.J37]*[.H37]*[.N$85]*[.M$85]+[.K37]*[.I37]-MAX([.B37];[.P$85]))^2;(ABS([.J37]*[.H37]*[.M$85]-[.K37]*[.I37]*[.N$85])-MIN([.B37];[.P$85]))^2+([.J37]*[.H37]*[.M$85]+[.K37]*[.I37]*[.N$85]-MAX([.B37];[.P$85]))^2)" office:value-type="float" office:value="0">
            <text:p>0</text:p>
          </table:table-cell>
          <table:table-cell table:formula="of:=[.A37]*[.A37]*[.M$85]*[.N$85]+[.B37]*[.B37]-[.Q$85]" office:value-type="float" office:value="0">
            <text:p>0</text:p>
          </table:table-cell>
          <table:table-cell/>
          <table:table-cell table:formula="of:=[.A37]^2*87+[.B37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33381">
            <text:p>133381</text:p>
          </table:table-cell>
          <table:table-cell office:value-type="float" office:value="1518467">
            <text:p>1518467</text:p>
          </table:table-cell>
          <table:table-cell office:value-type="float" office:value="101">
            <text:p>10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" table:formula="of:=[.C38]*[.D38]*[.E38]" office:value-type="float" office:value="5656">
            <text:p>5656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 office:value-type="float" office:value="26098">
            <text:p>26098</text:p>
          </table:table-cell>
          <table:table-cell table:style-name="ce1" table:formula="of:=[.Q$85]/[.G38]" office:value-type="float" office:value="681314491">
            <text:p>681314491</text:p>
          </table:table-cell>
          <table:table-cell table:style-name="ce2" table:formula="of:=IF([.F38]=1;([.H38]*[.H38]*[.N$85]*[.M$85]+[.I38]*[.I38])-[.G38];([.H38]*[.H38]*[.M$85]+[.I38]*[.I38]*[.N$85])-[.G38])" office:value-type="float" office:value="0">
            <text:p>0</text:p>
          </table:table-cell>
          <table:table-cell table:style-name="ce2" table:formula="of:=IF([.F38]=1;[.J38]*[.J38]*[.M$85]*[.N$85]+[.K38]*[.K38]-[.L38];[.J38]*[.J38]*[.M$85]+[.K38]*[.K38]*[.N$85]-[.L38])" office:value-type="float" office:value="0">
            <text:p>0</text:p>
          </table:table-cell>
          <table:table-cell table:formula="of:=(ABS([.J38]*[.I38]-[.K38]*[.H38])-MIN([.A38];[.O$85]))^2+([.J38]*[.I38]+[.K38]*[.H38]-MAX([.A38];[.O$85]))" office:value-type="float" office:value="0">
            <text:p>0</text:p>
          </table:table-cell>
          <table:table-cell table:formula="of:=IF([.F38]=1;(ABS([.J38]*[.H38]*[.N$85]*[.M$85]-[.K38]*[.I38])-MIN([.B38];[.P$85]))^2+([.J38]*[.H38]*[.N$85]*[.M$85]+[.K38]*[.I38]-MAX([.B38];[.P$85]))^2;(ABS([.J38]*[.H38]*[.M$85]-[.K38]*[.I38]*[.N$85])-MIN([.B38];[.P$85]))^2+([.J38]*[.H38]*[.M$85]+[.K38]*[.I38]*[.N$85]-MAX([.B38];[.P$85]))^2)" office:value-type="float" office:value="0">
            <text:p>0</text:p>
          </table:table-cell>
          <table:table-cell table:formula="of:=[.A38]*[.A38]*[.M$85]*[.N$85]+[.B38]*[.B38]-[.Q$85]" office:value-type="float" office:value="0">
            <text:p>0</text:p>
          </table:table-cell>
          <table:table-cell/>
          <table:table-cell table:formula="of:=[.A38]^2*87+[.B38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40045">
            <text:p>140045</text:p>
          </table:table-cell>
          <table:table-cell office:value-type="float" office:value="1465339">
            <text:p>1465339</text:p>
          </table:table-cell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table:formula="of:=[.C39]*[.D39]*[.E39]" office:value-type="float" office:value="12104">
            <text:p>12104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float" office:value="127">
            <text:p>127</text:p>
          </table:table-cell>
          <table:table-cell office:value-type="float" office:value="10294">
            <text:p>10294</text:p>
          </table:table-cell>
          <table:table-cell table:style-name="ce1" table:formula="of:=[.Q$85]/[.G39]" office:value-type="float" office:value="318367049">
            <text:p>318367049</text:p>
          </table:table-cell>
          <table:table-cell table:style-name="ce2" table:formula="of:=IF([.F39]=1;([.H39]*[.H39]*[.N$85]*[.M$85]+[.I39]*[.I39])-[.G39];([.H39]*[.H39]*[.M$85]+[.I39]*[.I39]*[.N$85])-[.G39])" office:value-type="float" office:value="0">
            <text:p>0</text:p>
          </table:table-cell>
          <table:table-cell table:style-name="ce2" table:formula="of:=IF([.F39]=1;[.J39]*[.J39]*[.M$85]*[.N$85]+[.K39]*[.K39]-[.L39];[.J39]*[.J39]*[.M$85]+[.K39]*[.K39]*[.N$85]-[.L39])" office:value-type="float" office:value="0">
            <text:p>0</text:p>
          </table:table-cell>
          <table:table-cell table:formula="of:=(ABS([.J39]*[.I39]-[.K39]*[.H39])-MIN([.A39];[.O$85]))^2+([.J39]*[.I39]+[.K39]*[.H39]-MAX([.A39];[.O$85]))" office:value-type="float" office:value="0">
            <text:p>0</text:p>
          </table:table-cell>
          <table:table-cell table:formula="of:=IF([.F39]=1;(ABS([.J39]*[.H39]*[.N$85]*[.M$85]-[.K39]*[.I39])-MIN([.B39];[.P$85]))^2+([.J39]*[.H39]*[.N$85]*[.M$85]+[.K39]*[.I39]-MAX([.B39];[.P$85]))^2;(ABS([.J39]*[.H39]*[.M$85]-[.K39]*[.I39]*[.N$85])-MIN([.B39];[.P$85]))^2+([.J39]*[.H39]*[.M$85]+[.K39]*[.I39]*[.N$85]-MAX([.B39];[.P$85]))^2)" office:value-type="float" office:value="0">
            <text:p>0</text:p>
          </table:table-cell>
          <table:table-cell table:formula="of:=[.A39]*[.A39]*[.M$85]*[.N$85]+[.B39]*[.B39]-[.Q$85]" office:value-type="float" office:value="0">
            <text:p>0</text:p>
          </table:table-cell>
          <table:table-cell/>
          <table:table-cell table:formula="of:=[.A39]^2*87+[.B39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41851">
            <text:p>141851</text:p>
          </table:table-cell>
          <table:table-cell office:value-type="float" office:value="1450147">
            <text:p>1450147</text:p>
          </table:table-cell>
          <table:table-cell office:value-type="float" office:value="67">
            <text:p>67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" table:formula="of:=[.C40]*[.D40]*[.E40]" office:value-type="float" office:value="25192">
            <text:p>2519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018">
            <text:p>1018</text:p>
          </table:table-cell>
          <table:table-cell office:value-type="float" office:value="7925">
            <text:p>7925</text:p>
          </table:table-cell>
          <table:table-cell table:style-name="ce1" table:formula="of:=[.Q$85]/[.G40]" office:value-type="float" office:value="152965813">
            <text:p>152965813</text:p>
          </table:table-cell>
          <table:table-cell table:style-name="ce2" table:formula="of:=IF([.F40]=1;([.H40]*[.H40]*[.N$85]*[.M$85]+[.I40]*[.I40])-[.G40];([.H40]*[.H40]*[.M$85]+[.I40]*[.I40]*[.N$85])-[.G40])" office:value-type="float" office:value="0">
            <text:p>0</text:p>
          </table:table-cell>
          <table:table-cell table:style-name="ce2" table:formula="of:=IF([.F40]=1;[.J40]*[.J40]*[.M$85]*[.N$85]+[.K40]*[.K40]-[.L40];[.J40]*[.J40]*[.M$85]+[.K40]*[.K40]*[.N$85]-[.L40])" office:value-type="float" office:value="0">
            <text:p>0</text:p>
          </table:table-cell>
          <table:table-cell table:formula="of:=(ABS([.J40]*[.I40]-[.K40]*[.H40])-MIN([.A40];[.O$85]))^2+([.J40]*[.I40]+[.K40]*[.H40]-MAX([.A40];[.O$85]))" office:value-type="float" office:value="0">
            <text:p>0</text:p>
          </table:table-cell>
          <table:table-cell table:formula="of:=IF([.F40]=1;(ABS([.J40]*[.H40]*[.N$85]*[.M$85]-[.K40]*[.I40])-MIN([.B40];[.P$85]))^2+([.J40]*[.H40]*[.N$85]*[.M$85]+[.K40]*[.I40]-MAX([.B40];[.P$85]))^2;(ABS([.J40]*[.H40]*[.M$85]-[.K40]*[.I40]*[.N$85])-MIN([.B40];[.P$85]))^2+([.J40]*[.H40]*[.M$85]+[.K40]*[.I40]*[.N$85]-MAX([.B40];[.P$85]))^2)" office:value-type="float" office:value="0">
            <text:p>0</text:p>
          </table:table-cell>
          <table:table-cell table:formula="of:=[.A40]*[.A40]*[.M$85]*[.N$85]+[.B40]*[.B40]-[.Q$85]" office:value-type="float" office:value="0">
            <text:p>0</text:p>
          </table:table-cell>
          <table:table-cell/>
          <table:table-cell table:formula="of:=[.A40]^2*87+[.B40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42705">
            <text:p>142705</text:p>
          </table:table-cell>
          <table:table-cell office:value-type="float" office:value="1442839">
            <text:p>1442839</text:p>
          </table:table-cell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1" table:formula="of:=[.C41]*[.D41]*[.E41]" office:value-type="float" office:value="22321">
            <text:p>2232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079">
            <text:p>1079</text:p>
          </table:table-cell>
          <table:table-cell office:value-type="float" office:value="8447">
            <text:p>8447</text:p>
          </table:table-cell>
          <table:table-cell table:style-name="ce1" table:formula="of:=[.Q$85]/[.G41]" office:value-type="float" office:value="172640776">
            <text:p>172640776</text:p>
          </table:table-cell>
          <table:table-cell table:style-name="ce2" table:formula="of:=IF([.F41]=1;([.H41]*[.H41]*[.N$85]*[.M$85]+[.I41]*[.I41])-[.G41];([.H41]*[.H41]*[.M$85]+[.I41]*[.I41]*[.N$85])-[.G41])" office:value-type="float" office:value="0">
            <text:p>0</text:p>
          </table:table-cell>
          <table:table-cell table:style-name="ce2" table:formula="of:=IF([.F41]=1;[.J41]*[.J41]*[.M$85]*[.N$85]+[.K41]*[.K41]-[.L41];[.J41]*[.J41]*[.M$85]+[.K41]*[.K41]*[.N$85]-[.L41])" office:value-type="float" office:value="0">
            <text:p>0</text:p>
          </table:table-cell>
          <table:table-cell table:formula="of:=(ABS([.J41]*[.I41]-[.K41]*[.H41])-MIN([.A41];[.O$85]))^2+([.J41]*[.I41]+[.K41]*[.H41]-MAX([.A41];[.O$85]))" office:value-type="float" office:value="0">
            <text:p>0</text:p>
          </table:table-cell>
          <table:table-cell table:formula="of:=IF([.F41]=1;(ABS([.J41]*[.H41]*[.N$85]*[.M$85]-[.K41]*[.I41])-MIN([.B41];[.P$85]))^2+([.J41]*[.H41]*[.N$85]*[.M$85]+[.K41]*[.I41]-MAX([.B41];[.P$85]))^2;(ABS([.J41]*[.H41]*[.M$85]-[.K41]*[.I41]*[.N$85])-MIN([.B41];[.P$85]))^2+([.J41]*[.H41]*[.M$85]+[.K41]*[.I41]*[.N$85]-MAX([.B41];[.P$85]))^2)" office:value-type="float" office:value="0">
            <text:p>0</text:p>
          </table:table-cell>
          <table:table-cell table:formula="of:=[.A41]*[.A41]*[.M$85]*[.N$85]+[.B41]*[.B41]-[.Q$85]" office:value-type="float" office:value="0">
            <text:p>0</text:p>
          </table:table-cell>
          <table:table-cell/>
          <table:table-cell table:formula="of:=[.A41]^2*87+[.B41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46985">
            <text:p>146985</text:p>
          </table:table-cell>
          <table:table-cell office:value-type="float" office:value="1404961">
            <text:p>1404961</text:p>
          </table:table-cell>
          <table:table-cell office:value-type="float" office:value="89">
            <text:p>8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table:formula="of:=[.C42]*[.D42]*[.E42]" office:value-type="float" office:value="7832">
            <text:p>7832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692">
            <text:p>2692</text:p>
          </table:table-cell>
          <table:table-cell office:value-type="float" office:value="9693">
            <text:p>9693</text:p>
          </table:table-cell>
          <table:table-cell table:style-name="ce1" table:formula="of:=[.Q$85]/[.G42]" office:value-type="float" office:value="492021803">
            <text:p>492021803</text:p>
          </table:table-cell>
          <table:table-cell table:style-name="ce2" table:formula="of:=IF([.F42]=1;([.H42]*[.H42]*[.N$85]*[.M$85]+[.I42]*[.I42])-[.G42];([.H42]*[.H42]*[.M$85]+[.I42]*[.I42]*[.N$85])-[.G42])" office:value-type="float" office:value="0">
            <text:p>0</text:p>
          </table:table-cell>
          <table:table-cell table:style-name="ce2" table:formula="of:=IF([.F42]=1;[.J42]*[.J42]*[.M$85]*[.N$85]+[.K42]*[.K42]-[.L42];[.J42]*[.J42]*[.M$85]+[.K42]*[.K42]*[.N$85]-[.L42])" office:value-type="float" office:value="0">
            <text:p>0</text:p>
          </table:table-cell>
          <table:table-cell table:formula="of:=(ABS([.J42]*[.I42]-[.K42]*[.H42])-MIN([.A42];[.O$85]))^2+([.J42]*[.I42]+[.K42]*[.H42]-MAX([.A42];[.O$85]))" office:value-type="float" office:value="0">
            <text:p>0</text:p>
          </table:table-cell>
          <table:table-cell table:formula="of:=IF([.F42]=1;(ABS([.J42]*[.H42]*[.N$85]*[.M$85]-[.K42]*[.I42])-MIN([.B42];[.P$85]))^2+([.J42]*[.H42]*[.N$85]*[.M$85]+[.K42]*[.I42]-MAX([.B42];[.P$85]))^2;(ABS([.J42]*[.H42]*[.M$85]-[.K42]*[.I42]*[.N$85])-MIN([.B42];[.P$85]))^2+([.J42]*[.H42]*[.M$85]+[.K42]*[.I42]*[.N$85]-MAX([.B42];[.P$85]))^2)" office:value-type="float" office:value="0">
            <text:p>0</text:p>
          </table:table-cell>
          <table:table-cell table:formula="of:=[.A42]*[.A42]*[.M$85]*[.N$85]+[.B42]*[.B42]-[.Q$85]" office:value-type="float" office:value="0">
            <text:p>0</text:p>
          </table:table-cell>
          <table:table-cell/>
          <table:table-cell table:formula="of:=[.A42]^2*87+[.B42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47991">
            <text:p>147991</text:p>
          </table:table-cell>
          <table:table-cell office:value-type="float" office:value="1395743">
            <text:p>139574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" table:formula="of:=[.C43]*[.D43]*[.E43]" office:value-type="float" office:value="728">
            <text:p>7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196">
            <text:p>10196</text:p>
          </table:table-cell>
          <table:table-cell office:value-type="float" office:value="27559">
            <text:p>27559</text:p>
          </table:table-cell>
          <table:table-cell table:style-name="ce1" table:formula="of:=[.Q$85]/[.G43]" office:value-type="float" office:value="5293289507">
            <text:p>5293289507</text:p>
          </table:table-cell>
          <table:table-cell table:style-name="ce2" table:formula="of:=IF([.F43]=1;([.H43]*[.H43]*[.N$85]*[.M$85]+[.I43]*[.I43])-[.G43];([.H43]*[.H43]*[.M$85]+[.I43]*[.I43]*[.N$85])-[.G43])" office:value-type="float" office:value="0">
            <text:p>0</text:p>
          </table:table-cell>
          <table:table-cell table:style-name="ce2" table:formula="of:=IF([.F43]=1;[.J43]*[.J43]*[.M$85]*[.N$85]+[.K43]*[.K43]-[.L43];[.J43]*[.J43]*[.M$85]+[.K43]*[.K43]*[.N$85]-[.L43])" office:value-type="float" office:value="0">
            <text:p>0</text:p>
          </table:table-cell>
          <table:table-cell table:formula="of:=(ABS([.J43]*[.I43]-[.K43]*[.H43])-MIN([.A43];[.O$85]))^2+([.J43]*[.I43]+[.K43]*[.H43]-MAX([.A43];[.O$85]))" office:value-type="float" office:value="0">
            <text:p>0</text:p>
          </table:table-cell>
          <table:table-cell table:formula="of:=IF([.F43]=1;(ABS([.J43]*[.H43]*[.N$85]*[.M$85]-[.K43]*[.I43])-MIN([.B43];[.P$85]))^2+([.J43]*[.H43]*[.N$85]*[.M$85]+[.K43]*[.I43]-MAX([.B43];[.P$85]))^2;(ABS([.J43]*[.H43]*[.M$85]-[.K43]*[.I43]*[.N$85])-MIN([.B43];[.P$85]))^2+([.J43]*[.H43]*[.M$85]+[.K43]*[.I43]*[.N$85]-MAX([.B43];[.P$85]))^2)" office:value-type="float" office:value="0">
            <text:p>0</text:p>
          </table:table-cell>
          <table:table-cell table:formula="of:=[.A43]*[.A43]*[.M$85]*[.N$85]+[.B43]*[.B43]-[.Q$85]" office:value-type="float" office:value="0">
            <text:p>0</text:p>
          </table:table-cell>
          <table:table-cell/>
          <table:table-cell table:formula="of:=[.A43]^2*87+[.B43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0641">
            <text:p>150641</text:p>
          </table:table-cell>
          <table:table-cell office:value-type="float" office:value="1370857">
            <text:p>1370857</text:p>
          </table:table-cell>
          <table:table-cell office:value-type="float" office:value="101">
            <text:p>101</text:p>
          </table:table-cell>
          <table:table-cell office:value-type="float" office:value="89">
            <text:p>89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table:style-name="ce1" table:formula="of:=[.C44]*[.D44]*[.E44]" office:value-type="float" office:value="422483">
            <text:p>422483</text:p>
          </table:table-cell>
          <table:table-cell office:value-type="float" office:value="80">
            <text:p>80</text:p>
          </table:table-cell>
          <table:table-cell office:value-type="float" office:value="281">
            <text:p>281</text:p>
          </table:table-cell>
          <table:table-cell office:value-type="float" office:value="41">
            <text:p>41</text:p>
          </table:table-cell>
          <table:table-cell office:value-type="float" office:value="1739">
            <text:p>1739</text:p>
          </table:table-cell>
          <table:table-cell table:style-name="ce1" table:formula="of:=[.Q$85]/[.G44]" office:value-type="float" office:value="9121112">
            <text:p>9121112</text:p>
          </table:table-cell>
          <table:table-cell table:style-name="ce2" table:formula="of:=IF([.F44]=1;([.H44]*[.H44]*[.N$85]*[.M$85]+[.I44]*[.I44])-[.G44];([.H44]*[.H44]*[.M$85]+[.I44]*[.I44]*[.N$85])-[.G44])" office:value-type="float" office:value="0">
            <text:p>0</text:p>
          </table:table-cell>
          <table:table-cell table:style-name="ce2" table:formula="of:=IF([.F44]=1;[.J44]*[.J44]*[.M$85]*[.N$85]+[.K44]*[.K44]-[.L44];[.J44]*[.J44]*[.M$85]+[.K44]*[.K44]*[.N$85]-[.L44])" office:value-type="float" office:value="0">
            <text:p>0</text:p>
          </table:table-cell>
          <table:table-cell table:formula="of:=(ABS([.J44]*[.I44]-[.K44]*[.H44])-MIN([.A44];[.O$85]))^2+([.J44]*[.I44]+[.K44]*[.H44]-MAX([.A44];[.O$85]))" office:value-type="float" office:value="0">
            <text:p>0</text:p>
          </table:table-cell>
          <table:table-cell table:formula="of:=IF([.F44]=1;(ABS([.J44]*[.H44]*[.N$85]*[.M$85]-[.K44]*[.I44])-MIN([.B44];[.P$85]))^2+([.J44]*[.H44]*[.N$85]*[.M$85]+[.K44]*[.I44]-MAX([.B44];[.P$85]))^2;(ABS([.J44]*[.H44]*[.M$85]-[.K44]*[.I44]*[.N$85])-MIN([.B44];[.P$85]))^2+([.J44]*[.H44]*[.M$85]+[.K44]*[.I44]*[.N$85]-MAX([.B44];[.P$85]))^2)" office:value-type="float" office:value="0">
            <text:p>0</text:p>
          </table:table-cell>
          <table:table-cell table:formula="of:=[.A44]*[.A44]*[.M$85]*[.N$85]+[.B44]*[.B44]-[.Q$85]" office:value-type="float" office:value="0">
            <text:p>0</text:p>
          </table:table-cell>
          <table:table-cell office:value-type="string">
            <text:p>x</text:p>
          </table:table-cell>
          <table:table-cell table:formula="of:=[.A44]^2*87+[.B44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1545">
            <text:p>151545</text:p>
          </table:table-cell>
          <table:table-cell office:value-type="float" office:value="1362161">
            <text:p>1362161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" table:formula="of:=[.C45]*[.D45]*[.E45]" office:value-type="float" office:value="8789">
            <text:p>8789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3877">
            <text:p>3877</text:p>
          </table:table-cell>
          <table:table-cell office:value-type="float" office:value="921">
            <text:p>921</text:p>
          </table:table-cell>
          <table:table-cell table:style-name="ce1" table:formula="of:=[.Q$85]/[.G45]" office:value-type="float" office:value="438447464">
            <text:p>438447464</text:p>
          </table:table-cell>
          <table:table-cell table:style-name="ce2" table:formula="of:=IF([.F45]=1;([.H45]*[.H45]*[.N$85]*[.M$85]+[.I45]*[.I45])-[.G45];([.H45]*[.H45]*[.M$85]+[.I45]*[.I45]*[.N$85])-[.G45])" office:value-type="float" office:value="0">
            <text:p>0</text:p>
          </table:table-cell>
          <table:table-cell table:style-name="ce2" table:formula="of:=IF([.F45]=1;[.J45]*[.J45]*[.M$85]*[.N$85]+[.K45]*[.K45]-[.L45];[.J45]*[.J45]*[.M$85]+[.K45]*[.K45]*[.N$85]-[.L45])" office:value-type="float" office:value="0">
            <text:p>0</text:p>
          </table:table-cell>
          <table:table-cell table:formula="of:=(ABS([.J45]*[.I45]-[.K45]*[.H45])-MIN([.A45];[.O$85]))^2+([.J45]*[.I45]+[.K45]*[.H45]-MAX([.A45];[.O$85]))" office:value-type="float" office:value="0">
            <text:p>0</text:p>
          </table:table-cell>
          <table:table-cell table:formula="of:=IF([.F45]=1;(ABS([.J45]*[.H45]*[.N$85]*[.M$85]-[.K45]*[.I45])-MIN([.B45];[.P$85]))^2+([.J45]*[.H45]*[.N$85]*[.M$85]+[.K45]*[.I45]-MAX([.B45];[.P$85]))^2;(ABS([.J45]*[.H45]*[.M$85]-[.K45]*[.I45]*[.N$85])-MIN([.B45];[.P$85]))^2+([.J45]*[.H45]*[.M$85]+[.K45]*[.I45]*[.N$85]-MAX([.B45];[.P$85]))^2)" office:value-type="float" office:value="0">
            <text:p>0</text:p>
          </table:table-cell>
          <table:table-cell table:formula="of:=[.A45]*[.A45]*[.M$85]*[.N$85]+[.B45]*[.B45]-[.Q$85]" office:value-type="float" office:value="0">
            <text:p>0</text:p>
          </table:table-cell>
          <table:table-cell/>
          <table:table-cell table:formula="of:=[.A45]^2*87+[.B45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1999">
            <text:p>151999</text:p>
          </table:table-cell>
          <table:table-cell office:value-type="float" office:value="1357753">
            <text:p>1357753</text:p>
          </table:table-cell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" table:formula="of:=[.C46]*[.D46]*[.E46]" office:value-type="float" office:value="10591">
            <text:p>1059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525">
            <text:p>1525</text:p>
          </table:table-cell>
          <table:table-cell office:value-type="float" office:value="12709">
            <text:p>12709</text:p>
          </table:table-cell>
          <table:table-cell table:style-name="ce1" table:formula="of:=[.Q$85]/[.G46]" office:value-type="float" office:value="363848056">
            <text:p>363848056</text:p>
          </table:table-cell>
          <table:table-cell table:style-name="ce2" table:formula="of:=IF([.F46]=1;([.H46]*[.H46]*[.N$85]*[.M$85]+[.I46]*[.I46])-[.G46];([.H46]*[.H46]*[.M$85]+[.I46]*[.I46]*[.N$85])-[.G46])" office:value-type="float" office:value="0">
            <text:p>0</text:p>
          </table:table-cell>
          <table:table-cell table:style-name="ce2" table:formula="of:=IF([.F46]=1;[.J46]*[.J46]*[.M$85]*[.N$85]+[.K46]*[.K46]-[.L46];[.J46]*[.J46]*[.M$85]+[.K46]*[.K46]*[.N$85]-[.L46])" office:value-type="float" office:value="0">
            <text:p>0</text:p>
          </table:table-cell>
          <table:table-cell table:formula="of:=(ABS([.J46]*[.I46]-[.K46]*[.H46])-MIN([.A46];[.O$85]))^2+([.J46]*[.I46]+[.K46]*[.H46]-MAX([.A46];[.O$85]))" office:value-type="float" office:value="0">
            <text:p>0</text:p>
          </table:table-cell>
          <table:table-cell table:formula="of:=IF([.F46]=1;(ABS([.J46]*[.H46]*[.N$85]*[.M$85]-[.K46]*[.I46])-MIN([.B46];[.P$85]))^2+([.J46]*[.H46]*[.N$85]*[.M$85]+[.K46]*[.I46]-MAX([.B46];[.P$85]))^2;(ABS([.J46]*[.H46]*[.M$85]-[.K46]*[.I46]*[.N$85])-MIN([.B46];[.P$85]))^2+([.J46]*[.H46]*[.M$85]+[.K46]*[.I46]*[.N$85]-MAX([.B46];[.P$85]))^2)" office:value-type="float" office:value="0">
            <text:p>0</text:p>
          </table:table-cell>
          <table:table-cell table:formula="of:=[.A46]*[.A46]*[.M$85]*[.N$85]+[.B46]*[.B46]-[.Q$85]" office:value-type="float" office:value="0">
            <text:p>0</text:p>
          </table:table-cell>
          <table:table-cell/>
          <table:table-cell table:formula="of:=[.A46]^2*87+[.B46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5781">
            <text:p>155781</text:p>
          </table:table-cell>
          <table:table-cell office:value-type="float" office:value="1319933">
            <text:p>1319933</text:p>
          </table:table-cell>
          <table:table-cell office:value-type="float" office:value="89">
            <text:p>89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" table:formula="of:=[.C47]*[.D47]*[.E47]" office:value-type="float" office:value="6853">
            <text:p>6853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office:value-type="float" office:value="231">
            <text:p>231</text:p>
          </table:table-cell>
          <table:table-cell office:value-type="float" office:value="23615">
            <text:p>23615</text:p>
          </table:table-cell>
          <table:table-cell table:style-name="ce1" table:formula="of:=[.Q$85]/[.G47]" office:value-type="float" office:value="562310632">
            <text:p>562310632</text:p>
          </table:table-cell>
          <table:table-cell table:style-name="ce2" table:formula="of:=IF([.F47]=1;([.H47]*[.H47]*[.N$85]*[.M$85]+[.I47]*[.I47])-[.G47];([.H47]*[.H47]*[.M$85]+[.I47]*[.I47]*[.N$85])-[.G47])" office:value-type="float" office:value="0">
            <text:p>0</text:p>
          </table:table-cell>
          <table:table-cell table:style-name="ce2" table:formula="of:=IF([.F47]=1;[.J47]*[.J47]*[.M$85]*[.N$85]+[.K47]*[.K47]-[.L47];[.J47]*[.J47]*[.M$85]+[.K47]*[.K47]*[.N$85]-[.L47])" office:value-type="float" office:value="0">
            <text:p>0</text:p>
          </table:table-cell>
          <table:table-cell table:formula="of:=(ABS([.J47]*[.I47]-[.K47]*[.H47])-MIN([.A47];[.O$85]))^2+([.J47]*[.I47]+[.K47]*[.H47]-MAX([.A47];[.O$85]))" office:value-type="float" office:value="0">
            <text:p>0</text:p>
          </table:table-cell>
          <table:table-cell table:formula="of:=IF([.F47]=1;(ABS([.J47]*[.H47]*[.N$85]*[.M$85]-[.K47]*[.I47])-MIN([.B47];[.P$85]))^2+([.J47]*[.H47]*[.N$85]*[.M$85]+[.K47]*[.I47]-MAX([.B47];[.P$85]))^2;(ABS([.J47]*[.H47]*[.M$85]-[.K47]*[.I47]*[.N$85])-MIN([.B47];[.P$85]))^2+([.J47]*[.H47]*[.M$85]+[.K47]*[.I47]*[.N$85]-MAX([.B47];[.P$85]))^2)" office:value-type="float" office:value="0">
            <text:p>0</text:p>
          </table:table-cell>
          <table:table-cell table:formula="of:=[.A47]*[.A47]*[.M$85]*[.N$85]+[.B47]*[.B47]-[.Q$85]" office:value-type="float" office:value="0">
            <text:p>0</text:p>
          </table:table-cell>
          <table:table-cell office:value-type="string">
            <text:p>x</text:p>
          </table:table-cell>
          <table:table-cell table:formula="of:=[.A47]^2*87+[.B47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60439">
            <text:p>160439</text:p>
          </table:table-cell>
          <table:table-cell office:value-type="float" office:value="1270463">
            <text:p>1270463</text:p>
          </table:table-cell>
          <table:table-cell office:value-type="float" office:value="67">
            <text:p>67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" table:formula="of:=[.C48]*[.D48]*[.E48]" office:value-type="float" office:value="22043">
            <text:p>22043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2441">
            <text:p>2441</text:p>
          </table:table-cell>
          <table:table-cell office:value-type="float" office:value="821">
            <text:p>821</text:p>
          </table:table-cell>
          <table:table-cell table:style-name="ce1" table:formula="of:=[.Q$85]/[.G48]" office:value-type="float" office:value="174818072">
            <text:p>174818072</text:p>
          </table:table-cell>
          <table:table-cell table:style-name="ce2" table:formula="of:=IF([.F48]=1;([.H48]*[.H48]*[.N$85]*[.M$85]+[.I48]*[.I48])-[.G48];([.H48]*[.H48]*[.M$85]+[.I48]*[.I48]*[.N$85])-[.G48])" office:value-type="float" office:value="0">
            <text:p>0</text:p>
          </table:table-cell>
          <table:table-cell table:style-name="ce2" table:formula="of:=IF([.F48]=1;[.J48]*[.J48]*[.M$85]*[.N$85]+[.K48]*[.K48]-[.L48];[.J48]*[.J48]*[.M$85]+[.K48]*[.K48]*[.N$85]-[.L48])" office:value-type="float" office:value="0">
            <text:p>0</text:p>
          </table:table-cell>
          <table:table-cell table:formula="of:=(ABS([.J48]*[.I48]-[.K48]*[.H48])-MIN([.A48];[.O$85]))^2+([.J48]*[.I48]+[.K48]*[.H48]-MAX([.A48];[.O$85]))" office:value-type="float" office:value="0">
            <text:p>0</text:p>
          </table:table-cell>
          <table:table-cell table:formula="of:=IF([.F48]=1;(ABS([.J48]*[.H48]*[.N$85]*[.M$85]-[.K48]*[.I48])-MIN([.B48];[.P$85]))^2+([.J48]*[.H48]*[.N$85]*[.M$85]+[.K48]*[.I48]-MAX([.B48];[.P$85]))^2;(ABS([.J48]*[.H48]*[.M$85]-[.K48]*[.I48]*[.N$85])-MIN([.B48];[.P$85]))^2+([.J48]*[.H48]*[.M$85]+[.K48]*[.I48]*[.N$85]-MAX([.B48];[.P$85]))^2)" office:value-type="float" office:value="0">
            <text:p>0</text:p>
          </table:table-cell>
          <table:table-cell table:formula="of:=[.A48]*[.A48]*[.M$85]*[.N$85]+[.B48]*[.B48]-[.Q$85]" office:value-type="float" office:value="0">
            <text:p>0</text:p>
          </table:table-cell>
          <table:table-cell/>
          <table:table-cell table:formula="of:=[.A48]^2*87+[.B48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64235">
            <text:p>164235</text:p>
          </table:table-cell>
          <table:table-cell office:value-type="float" office:value="1227539">
            <text:p>1227539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1" table:formula="of:=[.C49]*[.D49]*[.E49]" office:value-type="float" office:value="14443">
            <text:p>14443</text:p>
          </table:table-cell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office:value-type="float" office:value="213">
            <text:p>213</text:p>
          </table:table-cell>
          <table:table-cell office:value-type="float" office:value="16213">
            <text:p>16213</text:p>
          </table:table-cell>
          <table:table-cell table:style-name="ce1" table:formula="of:=[.Q$85]/[.G49]" office:value-type="float" office:value="266808472">
            <text:p>266808472</text:p>
          </table:table-cell>
          <table:table-cell table:style-name="ce2" table:formula="of:=IF([.F49]=1;([.H49]*[.H49]*[.N$85]*[.M$85]+[.I49]*[.I49])-[.G49];([.H49]*[.H49]*[.M$85]+[.I49]*[.I49]*[.N$85])-[.G49])" office:value-type="float" office:value="0">
            <text:p>0</text:p>
          </table:table-cell>
          <table:table-cell table:style-name="ce2" table:formula="of:=IF([.F49]=1;[.J49]*[.J49]*[.M$85]*[.N$85]+[.K49]*[.K49]-[.L49];[.J49]*[.J49]*[.M$85]+[.K49]*[.K49]*[.N$85]-[.L49])" office:value-type="float" office:value="0">
            <text:p>0</text:p>
          </table:table-cell>
          <table:table-cell table:formula="of:=(ABS([.J49]*[.I49]-[.K49]*[.H49])-MIN([.A49];[.O$85]))^2+([.J49]*[.I49]+[.K49]*[.H49]-MAX([.A49];[.O$85]))" office:value-type="float" office:value="0">
            <text:p>0</text:p>
          </table:table-cell>
          <table:table-cell table:formula="of:=IF([.F49]=1;(ABS([.J49]*[.H49]*[.N$85]*[.M$85]-[.K49]*[.I49])-MIN([.B49];[.P$85]))^2+([.J49]*[.H49]*[.N$85]*[.M$85]+[.K49]*[.I49]-MAX([.B49];[.P$85]))^2;(ABS([.J49]*[.H49]*[.M$85]-[.K49]*[.I49]*[.N$85])-MIN([.B49];[.P$85]))^2+([.J49]*[.H49]*[.M$85]+[.K49]*[.I49]*[.N$85]-MAX([.B49];[.P$85]))^2)" office:value-type="float" office:value="0">
            <text:p>0</text:p>
          </table:table-cell>
          <table:table-cell table:formula="of:=[.A49]*[.A49]*[.M$85]*[.N$85]+[.B49]*[.B49]-[.Q$85]" office:value-type="float" office:value="0">
            <text:p>0</text:p>
          </table:table-cell>
          <table:table-cell office:value-type="string">
            <text:p>36636...</text:p>
          </table:table-cell>
          <table:table-cell table:formula="of:=[.A49]^2*87+[.B49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71585">
            <text:p>171585</text:p>
          </table:table-cell>
          <table:table-cell office:value-type="float" office:value="1136711">
            <text:p>1136711</text:p>
          </table:table-cell>
          <table:table-cell office:value-type="float" office:value="67">
            <text:p>67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1" table:formula="of:=[.C50]*[.D50]*[.E50]" office:value-type="float" office:value="34639">
            <text:p>34639</text:p>
          </table:table-cell>
          <table:table-cell office:value-type="float" office:value="3">
            <text:p>3</text:p>
          </table:table-cell>
          <table:table-cell office:value-type="float" office:value="184">
            <text:p>184</text:p>
          </table:table-cell>
          <table:table-cell office:value-type="float" office:value="813">
            <text:p>813</text:p>
          </table:table-cell>
          <table:table-cell office:value-type="float" office:value="7331">
            <text:p>7331</text:p>
          </table:table-cell>
          <table:table-cell table:style-name="ce1" table:formula="of:=[.Q$85]/[.G50]" office:value-type="float" office:value="111247864">
            <text:p>111247864</text:p>
          </table:table-cell>
          <table:table-cell table:style-name="ce2" table:formula="of:=IF([.F50]=1;([.H50]*[.H50]*[.N$85]*[.M$85]+[.I50]*[.I50])-[.G50];([.H50]*[.H50]*[.M$85]+[.I50]*[.I50]*[.N$85])-[.G50])" office:value-type="float" office:value="0">
            <text:p>0</text:p>
          </table:table-cell>
          <table:table-cell table:style-name="ce2" table:formula="of:=IF([.F50]=1;[.J50]*[.J50]*[.M$85]*[.N$85]+[.K50]*[.K50]-[.L50];[.J50]*[.J50]*[.M$85]+[.K50]*[.K50]*[.N$85]-[.L50])" office:value-type="float" office:value="0">
            <text:p>0</text:p>
          </table:table-cell>
          <table:table-cell table:formula="of:=(ABS([.J50]*[.I50]-[.K50]*[.H50])-MIN([.A50];[.O$85]))^2+([.J50]*[.I50]+[.K50]*[.H50]-MAX([.A50];[.O$85]))" office:value-type="float" office:value="0">
            <text:p>0</text:p>
          </table:table-cell>
          <table:table-cell table:formula="of:=IF([.F50]=1;(ABS([.J50]*[.H50]*[.N$85]*[.M$85]-[.K50]*[.I50])-MIN([.B50];[.P$85]))^2+([.J50]*[.H50]*[.N$85]*[.M$85]+[.K50]*[.I50]-MAX([.B50];[.P$85]))^2;(ABS([.J50]*[.H50]*[.M$85]-[.K50]*[.I50]*[.N$85])-MIN([.B50];[.P$85]))^2+([.J50]*[.H50]*[.M$85]+[.K50]*[.I50]*[.N$85]-MAX([.B50];[.P$85]))^2)" office:value-type="float" office:value="0">
            <text:p>0</text:p>
          </table:table-cell>
          <table:table-cell table:formula="of:=[.A50]*[.A50]*[.M$85]*[.N$85]+[.B50]*[.B50]-[.Q$85]" office:value-type="float" office:value="0">
            <text:p>0</text:p>
          </table:table-cell>
          <table:table-cell/>
          <table:table-cell table:formula="of:=[.A50]^2*87+[.B50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76349">
            <text:p>176349</text:p>
          </table:table-cell>
          <table:table-cell office:value-type="float" office:value="1071403">
            <text:p>107140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" table:formula="of:=[.C51]*[.D51]*[.E51]" office:value-type="float" office:value="1001">
            <text:p>100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443">
            <text:p>8443</text:p>
          </table:table-cell>
          <table:table-cell office:value-type="float" office:value="24375">
            <text:p>24375</text:p>
          </table:table-cell>
          <table:table-cell table:style-name="ce1" table:formula="of:=[.Q$85]/[.G51]" office:value-type="float" office:value="3849665096">
            <text:p>3849665096</text:p>
          </table:table-cell>
          <table:table-cell table:style-name="ce2" table:formula="of:=IF([.F51]=1;([.H51]*[.H51]*[.N$85]*[.M$85]+[.I51]*[.I51])-[.G51];([.H51]*[.H51]*[.M$85]+[.I51]*[.I51]*[.N$85])-[.G51])" office:value-type="float" office:value="0">
            <text:p>0</text:p>
          </table:table-cell>
          <table:table-cell table:style-name="ce2" table:formula="of:=IF([.F51]=1;[.J51]*[.J51]*[.M$85]*[.N$85]+[.K51]*[.K51]-[.L51];[.J51]*[.J51]*[.M$85]+[.K51]*[.K51]*[.N$85]-[.L51])" office:value-type="float" office:value="0">
            <text:p>0</text:p>
          </table:table-cell>
          <table:table-cell table:formula="of:=(ABS([.J51]*[.I51]-[.K51]*[.H51])-MIN([.A51];[.O$85]))^2+([.J51]*[.I51]+[.K51]*[.H51]-MAX([.A51];[.O$85]))" office:value-type="float" office:value="0">
            <text:p>0</text:p>
          </table:table-cell>
          <table:table-cell table:formula="of:=IF([.F51]=1;(ABS([.J51]*[.H51]*[.N$85]*[.M$85]-[.K51]*[.I51])-MIN([.B51];[.P$85]))^2+([.J51]*[.H51]*[.N$85]*[.M$85]+[.K51]*[.I51]-MAX([.B51];[.P$85]))^2;(ABS([.J51]*[.H51]*[.M$85]-[.K51]*[.I51]*[.N$85])-MIN([.B51];[.P$85]))^2+([.J51]*[.H51]*[.M$85]+[.K51]*[.I51]*[.N$85]-MAX([.B51];[.P$85]))^2)" office:value-type="float" office:value="0">
            <text:p>0</text:p>
          </table:table-cell>
          <table:table-cell table:formula="of:=[.A51]*[.A51]*[.M$85]*[.N$85]+[.B51]*[.B51]-[.Q$85]" office:value-type="float" office:value="0">
            <text:p>0</text:p>
          </table:table-cell>
          <table:table-cell/>
          <table:table-cell table:formula="of:=[.A51]^2*87+[.B51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77085">
            <text:p>177085</text:p>
          </table:table-cell>
          <table:table-cell office:value-type="float" office:value="1060789">
            <text:p>1060789</text:p>
          </table:table-cell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1" table:formula="of:=[.C52]*[.D52]*[.E52]" office:value-type="float" office:value="77519">
            <text:p>77519</text:p>
          </table:table-cell>
          <table:table-cell office:value-type="float" office:value="38">
            <text:p>38</text:p>
          </table:table-cell>
          <table:table-cell office:value-type="float" office:value="109">
            <text:p>109</text:p>
          </table:table-cell>
          <table:table-cell office:value-type="float" office:value="227">
            <text:p>227</text:p>
          </table:table-cell>
          <table:table-cell office:value-type="float" office:value="4009">
            <text:p>4009</text:p>
          </table:table-cell>
          <table:table-cell table:style-name="ce1" table:formula="of:=[.Q$85]/[.G52]" office:value-type="float" office:value="49710584">
            <text:p>49710584</text:p>
          </table:table-cell>
          <table:table-cell table:style-name="ce2" table:formula="of:=IF([.F52]=1;([.H52]*[.H52]*[.N$85]*[.M$85]+[.I52]*[.I52])-[.G52];([.H52]*[.H52]*[.M$85]+[.I52]*[.I52]*[.N$85])-[.G52])" office:value-type="float" office:value="0">
            <text:p>0</text:p>
          </table:table-cell>
          <table:table-cell table:style-name="ce2" table:formula="of:=IF([.F52]=1;[.J52]*[.J52]*[.M$85]*[.N$85]+[.K52]*[.K52]-[.L52];[.J52]*[.J52]*[.M$85]+[.K52]*[.K52]*[.N$85]-[.L52])" office:value-type="float" office:value="0">
            <text:p>0</text:p>
          </table:table-cell>
          <table:table-cell table:formula="of:=(ABS([.J52]*[.I52]-[.K52]*[.H52])-MIN([.A52];[.O$85]))^2+([.J52]*[.I52]+[.K52]*[.H52]-MAX([.A52];[.O$85]))" office:value-type="float" office:value="0">
            <text:p>0</text:p>
          </table:table-cell>
          <table:table-cell table:formula="of:=IF([.F52]=1;(ABS([.J52]*[.H52]*[.N$85]*[.M$85]-[.K52]*[.I52])-MIN([.B52];[.P$85]))^2+([.J52]*[.H52]*[.N$85]*[.M$85]+[.K52]*[.I52]-MAX([.B52];[.P$85]))^2;(ABS([.J52]*[.H52]*[.M$85]-[.K52]*[.I52]*[.N$85])-MIN([.B52];[.P$85]))^2+([.J52]*[.H52]*[.M$85]+[.K52]*[.I52]*[.N$85]-MAX([.B52];[.P$85]))^2)" office:value-type="float" office:value="0">
            <text:p>0</text:p>
          </table:table-cell>
          <table:table-cell table:formula="of:=[.A52]*[.A52]*[.M$85]*[.N$85]+[.B52]*[.B52]-[.Q$85]" office:value-type="float" office:value="0">
            <text:p>0</text:p>
          </table:table-cell>
          <table:table-cell/>
          <table:table-cell table:formula="of:=[.A52]^2*87+[.B52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79059">
            <text:p>179059</text:p>
          </table:table-cell>
          <table:table-cell office:value-type="float" office:value="1031557">
            <text:p>1031557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table:formula="of:=[.C53]*[.D53]*[.E53]" office:value-type="float" office:value="6392">
            <text:p>6392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830">
            <text:p>830</text:p>
          </table:table-cell>
          <table:table-cell office:value-type="float" office:value="13939">
            <text:p>13939</text:p>
          </table:table-cell>
          <table:table-cell table:style-name="ce1" table:formula="of:=[.Q$85]/[.G53]" office:value-type="float" office:value="602865263">
            <text:p>602865263</text:p>
          </table:table-cell>
          <table:table-cell table:style-name="ce2" table:formula="of:=IF([.F53]=1;([.H53]*[.H53]*[.N$85]*[.M$85]+[.I53]*[.I53])-[.G53];([.H53]*[.H53]*[.M$85]+[.I53]*[.I53]*[.N$85])-[.G53])" office:value-type="float" office:value="0">
            <text:p>0</text:p>
          </table:table-cell>
          <table:table-cell table:style-name="ce2" table:formula="of:=IF([.F53]=1;[.J53]*[.J53]*[.M$85]*[.N$85]+[.K53]*[.K53]-[.L53];[.J53]*[.J53]*[.M$85]+[.K53]*[.K53]*[.N$85]-[.L53])" office:value-type="float" office:value="0">
            <text:p>0</text:p>
          </table:table-cell>
          <table:table-cell table:formula="of:=(ABS([.J53]*[.I53]-[.K53]*[.H53])-MIN([.A53];[.O$85]))^2+([.J53]*[.I53]+[.K53]*[.H53]-MAX([.A53];[.O$85]))" office:value-type="float" office:value="0">
            <text:p>0</text:p>
          </table:table-cell>
          <table:table-cell table:formula="of:=IF([.F53]=1;(ABS([.J53]*[.H53]*[.N$85]*[.M$85]-[.K53]*[.I53])-MIN([.B53];[.P$85]))^2+([.J53]*[.H53]*[.N$85]*[.M$85]+[.K53]*[.I53]-MAX([.B53];[.P$85]))^2;(ABS([.J53]*[.H53]*[.M$85]-[.K53]*[.I53]*[.N$85])-MIN([.B53];[.P$85]))^2+([.J53]*[.H53]*[.M$85]+[.K53]*[.I53]*[.N$85]-MAX([.B53];[.P$85]))^2)" office:value-type="float" office:value="0">
            <text:p>0</text:p>
          </table:table-cell>
          <table:table-cell table:formula="of:=[.A53]*[.A53]*[.M$85]*[.N$85]+[.B53]*[.B53]-[.Q$85]" office:value-type="float" office:value="0">
            <text:p>0</text:p>
          </table:table-cell>
          <table:table-cell/>
          <table:table-cell table:formula="of:=[.A53]^2*87+[.B53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0325">
            <text:p>180325</text:p>
          </table:table-cell>
          <table:table-cell office:value-type="float" office:value="1012189">
            <text:p>1012189</text:p>
          </table:table-cell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" table:formula="of:=[.C54]*[.D54]*[.E54]" office:value-type="float" office:value="47704">
            <text:p>47704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643">
            <text:p>643</text:p>
          </table:table-cell>
          <table:table-cell office:value-type="float" office:value="6694">
            <text:p>6694</text:p>
          </table:table-cell>
          <table:table-cell table:style-name="ce1" table:formula="of:=[.Q$85]/[.G54]" office:value-type="float" office:value="80779699">
            <text:p>80779699</text:p>
          </table:table-cell>
          <table:table-cell table:style-name="ce2" table:formula="of:=IF([.F54]=1;([.H54]*[.H54]*[.N$85]*[.M$85]+[.I54]*[.I54])-[.G54];([.H54]*[.H54]*[.M$85]+[.I54]*[.I54]*[.N$85])-[.G54])" office:value-type="float" office:value="0">
            <text:p>0</text:p>
          </table:table-cell>
          <table:table-cell table:style-name="ce2" table:formula="of:=IF([.F54]=1;[.J54]*[.J54]*[.M$85]*[.N$85]+[.K54]*[.K54]-[.L54];[.J54]*[.J54]*[.M$85]+[.K54]*[.K54]*[.N$85]-[.L54])" office:value-type="float" office:value="0">
            <text:p>0</text:p>
          </table:table-cell>
          <table:table-cell table:formula="of:=(ABS([.J54]*[.I54]-[.K54]*[.H54])-MIN([.A54];[.O$85]))^2+([.J54]*[.I54]+[.K54]*[.H54]-MAX([.A54];[.O$85]))" office:value-type="float" office:value="0">
            <text:p>0</text:p>
          </table:table-cell>
          <table:table-cell table:formula="of:=IF([.F54]=1;(ABS([.J54]*[.H54]*[.N$85]*[.M$85]-[.K54]*[.I54])-MIN([.B54];[.P$85]))^2+([.J54]*[.H54]*[.N$85]*[.M$85]+[.K54]*[.I54]-MAX([.B54];[.P$85]))^2;(ABS([.J54]*[.H54]*[.M$85]-[.K54]*[.I54]*[.N$85])-MIN([.B54];[.P$85]))^2+([.J54]*[.H54]*[.M$85]+[.K54]*[.I54]*[.N$85]-MAX([.B54];[.P$85]))^2)" office:value-type="float" office:value="0">
            <text:p>0</text:p>
          </table:table-cell>
          <table:table-cell table:formula="of:=[.A54]*[.A54]*[.M$85]*[.N$85]+[.B54]*[.B54]-[.Q$85]" office:value-type="float" office:value="0">
            <text:p>0</text:p>
          </table:table-cell>
          <table:table-cell/>
          <table:table-cell table:formula="of:=[.A54]^2*87+[.B54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0329">
            <text:p>180329</text:p>
          </table:table-cell>
          <table:table-cell office:value-type="float" office:value="1012127">
            <text:p>1012127</text:p>
          </table:table-cell>
          <table:table-cell office:value-type="float" office:value="101">
            <text:p>101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1" table:formula="of:=[.C55]*[.D55]*[.E55]" office:value-type="float" office:value="61711">
            <text:p>61711</text:p>
          </table:table-cell>
          <table:table-cell office:value-type="float" office:value="5">
            <text:p>5</text:p>
          </table:table-cell>
          <table:table-cell office:value-type="float" office:value="244">
            <text:p>244</text:p>
          </table:table-cell>
          <table:table-cell office:value-type="float" office:value="631">
            <text:p>631</text:p>
          </table:table-cell>
          <table:table-cell office:value-type="float" office:value="5273">
            <text:p>5273</text:p>
          </table:table-cell>
          <table:table-cell table:style-name="ce1" table:formula="of:=[.Q$85]/[.G55]" office:value-type="float" office:value="62444536">
            <text:p>62444536</text:p>
          </table:table-cell>
          <table:table-cell table:style-name="ce2" table:formula="of:=IF([.F55]=1;([.H55]*[.H55]*[.N$85]*[.M$85]+[.I55]*[.I55])-[.G55];([.H55]*[.H55]*[.M$85]+[.I55]*[.I55]*[.N$85])-[.G55])" office:value-type="float" office:value="0">
            <text:p>0</text:p>
          </table:table-cell>
          <table:table-cell table:style-name="ce2" table:formula="of:=IF([.F55]=1;[.J55]*[.J55]*[.M$85]*[.N$85]+[.K55]*[.K55]-[.L55];[.J55]*[.J55]*[.M$85]+[.K55]*[.K55]*[.N$85]-[.L55])" office:value-type="float" office:value="0">
            <text:p>0</text:p>
          </table:table-cell>
          <table:table-cell table:formula="of:=(ABS([.J55]*[.I55]-[.K55]*[.H55])-MIN([.A55];[.O$85]))^2+([.J55]*[.I55]+[.K55]*[.H55]-MAX([.A55];[.O$85]))" office:value-type="float" office:value="0">
            <text:p>0</text:p>
          </table:table-cell>
          <table:table-cell table:formula="of:=IF([.F55]=1;(ABS([.J55]*[.H55]*[.N$85]*[.M$85]-[.K55]*[.I55])-MIN([.B55];[.P$85]))^2+([.J55]*[.H55]*[.N$85]*[.M$85]+[.K55]*[.I55]-MAX([.B55];[.P$85]))^2;(ABS([.J55]*[.H55]*[.M$85]-[.K55]*[.I55]*[.N$85])-MIN([.B55];[.P$85]))^2+([.J55]*[.H55]*[.M$85]+[.K55]*[.I55]*[.N$85]-MAX([.B55];[.P$85]))^2)" office:value-type="float" office:value="0">
            <text:p>0</text:p>
          </table:table-cell>
          <table:table-cell table:formula="of:=[.A55]*[.A55]*[.M$85]*[.N$85]+[.B55]*[.B55]-[.Q$85]" office:value-type="float" office:value="0">
            <text:p>0</text:p>
          </table:table-cell>
          <table:table-cell/>
          <table:table-cell table:formula="of:=[.A55]^2*87+[.B55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2239">
            <text:p>182239</text:p>
          </table:table-cell>
          <table:table-cell office:value-type="float" office:value="981913">
            <text:p>981913</text:p>
          </table:table-cell>
          <table:table-cell office:value-type="float" office:value="89">
            <text:p>8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" table:formula="of:=[.C56]*[.D56]*[.E56]" office:value-type="float" office:value="4984">
            <text:p>4984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2923">
            <text:p>2923</text:p>
          </table:table-cell>
          <table:table-cell office:value-type="float" office:value="5464">
            <text:p>5464</text:p>
          </table:table-cell>
          <table:table-cell table:style-name="ce1" table:formula="of:=[.Q$85]/[.G56]" office:value-type="float" office:value="773177119">
            <text:p>773177119</text:p>
          </table:table-cell>
          <table:table-cell table:style-name="ce2" table:formula="of:=IF([.F56]=1;([.H56]*[.H56]*[.N$85]*[.M$85]+[.I56]*[.I56])-[.G56];([.H56]*[.H56]*[.M$85]+[.I56]*[.I56]*[.N$85])-[.G56])" office:value-type="float" office:value="0">
            <text:p>0</text:p>
          </table:table-cell>
          <table:table-cell table:style-name="ce2" table:formula="of:=IF([.F56]=1;[.J56]*[.J56]*[.M$85]*[.N$85]+[.K56]*[.K56]-[.L56];[.J56]*[.J56]*[.M$85]+[.K56]*[.K56]*[.N$85]-[.L56])" office:value-type="float" office:value="0">
            <text:p>0</text:p>
          </table:table-cell>
          <table:table-cell table:formula="of:=(ABS([.J56]*[.I56]-[.K56]*[.H56])-MIN([.A56];[.O$85]))^2+([.J56]*[.I56]+[.K56]*[.H56]-MAX([.A56];[.O$85]))" office:value-type="float" office:value="0">
            <text:p>0</text:p>
          </table:table-cell>
          <table:table-cell table:formula="of:=IF([.F56]=1;(ABS([.J56]*[.H56]*[.N$85]*[.M$85]-[.K56]*[.I56])-MIN([.B56];[.P$85]))^2+([.J56]*[.H56]*[.N$85]*[.M$85]+[.K56]*[.I56]-MAX([.B56];[.P$85]))^2;(ABS([.J56]*[.H56]*[.M$85]-[.K56]*[.I56]*[.N$85])-MIN([.B56];[.P$85]))^2+([.J56]*[.H56]*[.M$85]+[.K56]*[.I56]*[.N$85]-MAX([.B56];[.P$85]))^2)" office:value-type="float" office:value="0">
            <text:p>0</text:p>
          </table:table-cell>
          <table:table-cell table:formula="of:=[.A56]*[.A56]*[.M$85]*[.N$85]+[.B56]*[.B56]-[.Q$85]" office:value-type="float" office:value="0">
            <text:p>0</text:p>
          </table:table-cell>
          <table:table-cell/>
          <table:table-cell table:formula="of:=[.A56]^2*87+[.B56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6695">
            <text:p>186695</text:p>
          </table:table-cell>
          <table:table-cell office:value-type="float" office:value="906161">
            <text:p>906161</text:p>
          </table:table-cell>
          <table:table-cell office:value-type="float" office:value="89">
            <text:p>89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" table:formula="of:=[.C57]*[.D57]*[.E57]" office:value-type="float" office:value="29281">
            <text:p>29281</text:p>
          </table:table-cell>
          <table:table-cell office:value-type="float" office:value="4">
            <text:p>4</text:p>
          </table:table-cell>
          <table:table-cell office:value-type="float" office:value="167">
            <text:p>167</text:p>
          </table:table-cell>
          <table:table-cell office:value-type="float" office:value="941">
            <text:p>941</text:p>
          </table:table-cell>
          <table:table-cell office:value-type="float" office:value="7387">
            <text:p>7387</text:p>
          </table:table-cell>
          <table:table-cell table:style-name="ce1" table:formula="of:=[.Q$85]/[.G57]" office:value-type="float" office:value="131604616">
            <text:p>131604616</text:p>
          </table:table-cell>
          <table:table-cell table:style-name="ce2" table:formula="of:=IF([.F57]=1;([.H57]*[.H57]*[.N$85]*[.M$85]+[.I57]*[.I57])-[.G57];([.H57]*[.H57]*[.M$85]+[.I57]*[.I57]*[.N$85])-[.G57])" office:value-type="float" office:value="0">
            <text:p>0</text:p>
          </table:table-cell>
          <table:table-cell table:style-name="ce2" table:formula="of:=IF([.F57]=1;[.J57]*[.J57]*[.M$85]*[.N$85]+[.K57]*[.K57]-[.L57];[.J57]*[.J57]*[.M$85]+[.K57]*[.K57]*[.N$85]-[.L57])" office:value-type="float" office:value="0">
            <text:p>0</text:p>
          </table:table-cell>
          <table:table-cell table:formula="of:=(ABS([.J57]*[.I57]-[.K57]*[.H57])-MIN([.A57];[.O$85]))^2+([.J57]*[.I57]+[.K57]*[.H57]-MAX([.A57];[.O$85]))" office:value-type="float" office:value="0">
            <text:p>0</text:p>
          </table:table-cell>
          <table:table-cell table:formula="of:=IF([.F57]=1;(ABS([.J57]*[.H57]*[.N$85]*[.M$85]-[.K57]*[.I57])-MIN([.B57];[.P$85]))^2+([.J57]*[.H57]*[.N$85]*[.M$85]+[.K57]*[.I57]-MAX([.B57];[.P$85]))^2;(ABS([.J57]*[.H57]*[.M$85]-[.K57]*[.I57]*[.N$85])-MIN([.B57];[.P$85]))^2+([.J57]*[.H57]*[.M$85]+[.K57]*[.I57]*[.N$85]-MAX([.B57];[.P$85]))^2)" office:value-type="float" office:value="0">
            <text:p>0</text:p>
          </table:table-cell>
          <table:table-cell table:formula="of:=[.A57]*[.A57]*[.M$85]*[.N$85]+[.B57]*[.B57]-[.Q$85]" office:value-type="float" office:value="0">
            <text:p>0</text:p>
          </table:table-cell>
          <table:table-cell/>
          <table:table-cell table:formula="of:=[.A57]^2*87+[.B57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7445">
            <text:p>187445</text:p>
          </table:table-cell>
          <table:table-cell office:value-type="float" office:value="892589">
            <text:p>89258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" table:formula="of:=[.C58]*[.D58]*[.E58]" office:value-type="float" office:value="1768">
            <text:p>1768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3842">
            <text:p>3842</text:p>
          </table:table-cell>
          <table:table-cell office:value-type="float" office:value="29923">
            <text:p>29923</text:p>
          </table:table-cell>
          <table:table-cell table:style-name="ce1" table:formula="of:=[.Q$85]/[.G58]" office:value-type="float" office:value="2179589797">
            <text:p>2179589797</text:p>
          </table:table-cell>
          <table:table-cell table:style-name="ce2" table:formula="of:=IF([.F58]=1;([.H58]*[.H58]*[.N$85]*[.M$85]+[.I58]*[.I58])-[.G58];([.H58]*[.H58]*[.M$85]+[.I58]*[.I58]*[.N$85])-[.G58])" office:value-type="float" office:value="0">
            <text:p>0</text:p>
          </table:table-cell>
          <table:table-cell table:style-name="ce2" table:formula="of:=IF([.F58]=1;[.J58]*[.J58]*[.M$85]*[.N$85]+[.K58]*[.K58]-[.L58];[.J58]*[.J58]*[.M$85]+[.K58]*[.K58]*[.N$85]-[.L58])" office:value-type="float" office:value="0">
            <text:p>0</text:p>
          </table:table-cell>
          <table:table-cell table:formula="of:=(ABS([.J58]*[.I58]-[.K58]*[.H58])-MIN([.A58];[.O$85]))^2+([.J58]*[.I58]+[.K58]*[.H58]-MAX([.A58];[.O$85]))" office:value-type="float" office:value="0">
            <text:p>0</text:p>
          </table:table-cell>
          <table:table-cell table:formula="of:=IF([.F58]=1;(ABS([.J58]*[.H58]*[.N$85]*[.M$85]-[.K58]*[.I58])-MIN([.B58];[.P$85]))^2+([.J58]*[.H58]*[.N$85]*[.M$85]+[.K58]*[.I58]-MAX([.B58];[.P$85]))^2;(ABS([.J58]*[.H58]*[.M$85]-[.K58]*[.I58]*[.N$85])-MIN([.B58];[.P$85]))^2+([.J58]*[.H58]*[.M$85]+[.K58]*[.I58]*[.N$85]-MAX([.B58];[.P$85]))^2)" office:value-type="float" office:value="0">
            <text:p>0</text:p>
          </table:table-cell>
          <table:table-cell table:formula="of:=[.A58]*[.A58]*[.M$85]*[.N$85]+[.B58]*[.B58]-[.Q$85]" office:value-type="float" office:value="0">
            <text:p>0</text:p>
          </table:table-cell>
          <table:table-cell/>
          <table:table-cell table:formula="of:=[.A58]^2*87+[.B58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8401">
            <text:p>188401</text:p>
          </table:table-cell>
          <table:table-cell office:value-type="float" office:value="874903">
            <text:p>874903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" table:formula="of:=[.C59]*[.D59]*[.E59]" office:value-type="float" office:value="10504">
            <text:p>10504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2000">
            <text:p>2000</text:p>
          </table:table-cell>
          <table:table-cell office:value-type="float" office:value="4343">
            <text:p>4343</text:p>
          </table:table-cell>
          <table:table-cell table:style-name="ce1" table:formula="of:=[.Q$85]/[.G59]" office:value-type="float" office:value="366861649">
            <text:p>366861649</text:p>
          </table:table-cell>
          <table:table-cell table:style-name="ce2" table:formula="of:=IF([.F59]=1;([.H59]*[.H59]*[.N$85]*[.M$85]+[.I59]*[.I59])-[.G59];([.H59]*[.H59]*[.M$85]+[.I59]*[.I59]*[.N$85])-[.G59])" office:value-type="float" office:value="0">
            <text:p>0</text:p>
          </table:table-cell>
          <table:table-cell table:style-name="ce2" table:formula="of:=IF([.F59]=1;[.J59]*[.J59]*[.M$85]*[.N$85]+[.K59]*[.K59]-[.L59];[.J59]*[.J59]*[.M$85]+[.K59]*[.K59]*[.N$85]-[.L59])" office:value-type="float" office:value="0">
            <text:p>0</text:p>
          </table:table-cell>
          <table:table-cell table:formula="of:=(ABS([.J59]*[.I59]-[.K59]*[.H59])-MIN([.A59];[.O$85]))^2+([.J59]*[.I59]+[.K59]*[.H59]-MAX([.A59];[.O$85]))" office:value-type="float" office:value="0">
            <text:p>0</text:p>
          </table:table-cell>
          <table:table-cell table:formula="of:=IF([.F59]=1;(ABS([.J59]*[.H59]*[.N$85]*[.M$85]-[.K59]*[.I59])-MIN([.B59];[.P$85]))^2+([.J59]*[.H59]*[.N$85]*[.M$85]+[.K59]*[.I59]-MAX([.B59];[.P$85]))^2;(ABS([.J59]*[.H59]*[.M$85]-[.K59]*[.I59]*[.N$85])-MIN([.B59];[.P$85]))^2+([.J59]*[.H59]*[.M$85]+[.K59]*[.I59]*[.N$85]-MAX([.B59];[.P$85]))^2)" office:value-type="float" office:value="0">
            <text:p>0</text:p>
          </table:table-cell>
          <table:table-cell table:formula="of:=[.A59]*[.A59]*[.M$85]*[.N$85]+[.B59]*[.B59]-[.Q$85]" office:value-type="float" office:value="0">
            <text:p>0</text:p>
          </table:table-cell>
          <table:table-cell/>
          <table:table-cell table:formula="of:=[.A59]^2*87+[.B59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9691">
            <text:p>189691</text:p>
          </table:table-cell>
          <table:table-cell office:value-type="float" office:value="850307">
            <text:p>850307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" table:formula="of:=[.C60]*[.D60]*[.E60]" office:value-type="float" office:value="3619">
            <text:p>3619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817">
            <text:p>817</text:p>
          </table:table-cell>
          <table:table-cell office:value-type="float" office:value="31729">
            <text:p>31729</text:p>
          </table:table-cell>
          <table:table-cell table:style-name="ce1" table:formula="of:=[.Q$85]/[.G60]" office:value-type="float" office:value="1064800984">
            <text:p>1064800984</text:p>
          </table:table-cell>
          <table:table-cell table:style-name="ce2" table:formula="of:=IF([.F60]=1;([.H60]*[.H60]*[.N$85]*[.M$85]+[.I60]*[.I60])-[.G60];([.H60]*[.H60]*[.M$85]+[.I60]*[.I60]*[.N$85])-[.G60])" office:value-type="float" office:value="0">
            <text:p>0</text:p>
          </table:table-cell>
          <table:table-cell table:style-name="ce2" table:formula="of:=IF([.F60]=1;[.J60]*[.J60]*[.M$85]*[.N$85]+[.K60]*[.K60]-[.L60];[.J60]*[.J60]*[.M$85]+[.K60]*[.K60]*[.N$85]-[.L60])" office:value-type="float" office:value="0">
            <text:p>0</text:p>
          </table:table-cell>
          <table:table-cell table:formula="of:=(ABS([.J60]*[.I60]-[.K60]*[.H60])-MIN([.A60];[.O$85]))^2+([.J60]*[.I60]+[.K60]*[.H60]-MAX([.A60];[.O$85]))" office:value-type="float" office:value="0">
            <text:p>0</text:p>
          </table:table-cell>
          <table:table-cell table:formula="of:=IF([.F60]=1;(ABS([.J60]*[.H60]*[.N$85]*[.M$85]-[.K60]*[.I60])-MIN([.B60];[.P$85]))^2+([.J60]*[.H60]*[.N$85]*[.M$85]+[.K60]*[.I60]-MAX([.B60];[.P$85]))^2;(ABS([.J60]*[.H60]*[.M$85]-[.K60]*[.I60]*[.N$85])-MIN([.B60];[.P$85]))^2+([.J60]*[.H60]*[.M$85]+[.K60]*[.I60]*[.N$85]-MAX([.B60];[.P$85]))^2)" office:value-type="float" office:value="0">
            <text:p>0</text:p>
          </table:table-cell>
          <table:table-cell table:formula="of:=[.A60]*[.A60]*[.M$85]*[.N$85]+[.B60]*[.B60]-[.Q$85]" office:value-type="float" office:value="0">
            <text:p>0</text:p>
          </table:table-cell>
          <table:table-cell office:value-type="string">
            <text:p>62092...</text:p>
          </table:table-cell>
          <table:table-cell table:formula="of:=[.A60]^2*87+[.B60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5785">
            <text:p>185785</text:p>
          </table:table-cell>
          <table:table-cell office:value-type="float" office:value="922289">
            <text:p>922289</text:p>
          </table:table-cell>
          <table:table-cell office:value-type="float" office:value="101">
            <text:p>101</text:p>
          </table:table-cell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" table:formula="of:=[.C61]*[.D61]*[.E61]" office:value-type="float" office:value="152813">
            <text:p>152813</text:p>
          </table:table-cell>
          <table:table-cell office:value-type="float" office:value="47">
            <text:p>47</text:p>
          </table:table-cell>
          <table:table-cell office:value-type="float" office:value="172">
            <text:p>172</text:p>
          </table:table-cell>
          <table:table-cell office:value-type="float" office:value="911">
            <text:p>911</text:p>
          </table:table-cell>
          <table:table-cell office:value-type="float" office:value="619">
            <text:p>619</text:p>
          </table:table-cell>
          <table:table-cell table:style-name="ce1" table:formula="of:=[.Q$85]/[.G61]" office:value-type="float" office:value="25217192">
            <text:p>25217192</text:p>
          </table:table-cell>
          <table:table-cell table:style-name="ce2" table:formula="of:=IF([.F61]=1;([.H61]*[.H61]*[.N$85]*[.M$85]+[.I61]*[.I61])-[.G61];([.H61]*[.H61]*[.M$85]+[.I61]*[.I61]*[.N$85])-[.G61])" office:value-type="float" office:value="0">
            <text:p>0</text:p>
          </table:table-cell>
          <table:table-cell table:style-name="ce2" table:formula="of:=IF([.F61]=1;[.J61]*[.J61]*[.M$85]*[.N$85]+[.K61]*[.K61]-[.L61];[.J61]*[.J61]*[.M$85]+[.K61]*[.K61]*[.N$85]-[.L61])" office:value-type="float" office:value="0">
            <text:p>0</text:p>
          </table:table-cell>
          <table:table-cell table:formula="of:=(ABS([.J61]*[.I61]-[.K61]*[.H61])-MIN([.A61];[.O$85]))^2+([.J61]*[.I61]+[.K61]*[.H61]-MAX([.A61];[.O$85]))" office:value-type="float" office:value="0">
            <text:p>0</text:p>
          </table:table-cell>
          <table:table-cell table:formula="of:=IF([.F61]=1;(ABS([.J61]*[.H61]*[.N$85]*[.M$85]-[.K61]*[.I61])-MIN([.B61];[.P$85]))^2+([.J61]*[.H61]*[.N$85]*[.M$85]+[.K61]*[.I61]-MAX([.B61];[.P$85]))^2;(ABS([.J61]*[.H61]*[.M$85]-[.K61]*[.I61]*[.N$85])-MIN([.B61];[.P$85]))^2+([.J61]*[.H61]*[.M$85]+[.K61]*[.I61]*[.N$85]-MAX([.B61];[.P$85]))^2)" office:value-type="float" office:value="0">
            <text:p>0</text:p>
          </table:table-cell>
          <table:table-cell table:formula="of:=[.A61]*[.A61]*[.M$85]*[.N$85]+[.B61]*[.B61]-[.Q$85]" office:value-type="float" office:value="0">
            <text:p>0</text:p>
          </table:table-cell>
          <table:table-cell/>
          <table:table-cell table:formula="of:=[.A61]^2*87+[.B61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90675">
            <text:p>190675</text:p>
          </table:table-cell>
          <table:table-cell office:value-type="float" office:value="830939">
            <text:p>830939</text:p>
          </table:table-cell>
          <table:table-cell office:value-type="float" office:value="101">
            <text:p>10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table:formula="of:=[.C62]*[.D62]*[.E62]" office:value-type="float" office:value="8888">
            <text:p>8888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2426">
            <text:p>2426</text:p>
          </table:table-cell>
          <table:table-cell office:value-type="float" office:value="9361">
            <text:p>9361</text:p>
          </table:table-cell>
          <table:table-cell table:style-name="ce1" table:formula="of:=[.Q$85]/[.G62]" office:value-type="float" office:value="433563767">
            <text:p>433563767</text:p>
          </table:table-cell>
          <table:table-cell table:style-name="ce2" table:formula="of:=IF([.F62]=1;([.H62]*[.H62]*[.N$85]*[.M$85]+[.I62]*[.I62])-[.G62];([.H62]*[.H62]*[.M$85]+[.I62]*[.I62]*[.N$85])-[.G62])" office:value-type="float" office:value="0">
            <text:p>0</text:p>
          </table:table-cell>
          <table:table-cell table:style-name="ce2" table:formula="of:=IF([.F62]=1;[.J62]*[.J62]*[.M$85]*[.N$85]+[.K62]*[.K62]-[.L62];[.J62]*[.J62]*[.M$85]+[.K62]*[.K62]*[.N$85]-[.L62])" office:value-type="float" office:value="0">
            <text:p>0</text:p>
          </table:table-cell>
          <table:table-cell table:formula="of:=(ABS([.J62]*[.I62]-[.K62]*[.H62])-MIN([.A62];[.O$85]))^2+([.J62]*[.I62]+[.K62]*[.H62]-MAX([.A62];[.O$85]))" office:value-type="float" office:value="0">
            <text:p>0</text:p>
          </table:table-cell>
          <table:table-cell table:formula="of:=IF([.F62]=1;(ABS([.J62]*[.H62]*[.N$85]*[.M$85]-[.K62]*[.I62])-MIN([.B62];[.P$85]))^2+([.J62]*[.H62]*[.N$85]*[.M$85]+[.K62]*[.I62]-MAX([.B62];[.P$85]))^2;(ABS([.J62]*[.H62]*[.M$85]-[.K62]*[.I62]*[.N$85])-MIN([.B62];[.P$85]))^2+([.J62]*[.H62]*[.M$85]+[.K62]*[.I62]*[.N$85]-MAX([.B62];[.P$85]))^2)" office:value-type="float" office:value="0">
            <text:p>0</text:p>
          </table:table-cell>
          <table:table-cell table:formula="of:=[.A62]*[.A62]*[.M$85]*[.N$85]+[.B62]*[.B62]-[.Q$85]" office:value-type="float" office:value="0">
            <text:p>0</text:p>
          </table:table-cell>
          <table:table-cell/>
          <table:table-cell table:formula="of:=[.A62]^2*87+[.B62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92175">
            <text:p>192175</text:p>
          </table:table-cell>
          <table:table-cell office:value-type="float" office:value="800311">
            <text:p>800311</text:p>
          </table:table-cell>
          <table:table-cell office:value-type="float" office:value="67">
            <text:p>6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" table:formula="of:=[.C63]*[.D63]*[.E63]" office:value-type="float" office:value="7973">
            <text:p>7973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1009">
            <text:p>1009</text:p>
          </table:table-cell>
          <table:table-cell office:value-type="float" office:value="12299">
            <text:p>12299</text:p>
          </table:table-cell>
          <table:table-cell table:style-name="ce1" table:formula="of:=[.Q$85]/[.G63]" office:value-type="float" office:value="483320552">
            <text:p>483320552</text:p>
          </table:table-cell>
          <table:table-cell table:style-name="ce2" table:formula="of:=IF([.F63]=1;([.H63]*[.H63]*[.N$85]*[.M$85]+[.I63]*[.I63])-[.G63];([.H63]*[.H63]*[.M$85]+[.I63]*[.I63]*[.N$85])-[.G63])" office:value-type="float" office:value="0">
            <text:p>0</text:p>
          </table:table-cell>
          <table:table-cell table:style-name="ce2" table:formula="of:=IF([.F63]=1;[.J63]*[.J63]*[.M$85]*[.N$85]+[.K63]*[.K63]-[.L63];[.J63]*[.J63]*[.M$85]+[.K63]*[.K63]*[.N$85]-[.L63])" office:value-type="float" office:value="0">
            <text:p>0</text:p>
          </table:table-cell>
          <table:table-cell table:formula="of:=(ABS([.J63]*[.I63]-[.K63]*[.H63])-MIN([.A63];[.O$85]))^2+([.J63]*[.I63]+[.K63]*[.H63]-MAX([.A63];[.O$85]))" office:value-type="float" office:value="0">
            <text:p>0</text:p>
          </table:table-cell>
          <table:table-cell table:formula="of:=IF([.F63]=1;(ABS([.J63]*[.H63]*[.N$85]*[.M$85]-[.K63]*[.I63])-MIN([.B63];[.P$85]))^2+([.J63]*[.H63]*[.N$85]*[.M$85]+[.K63]*[.I63]-MAX([.B63];[.P$85]))^2;(ABS([.J63]*[.H63]*[.M$85]-[.K63]*[.I63]*[.N$85])-MIN([.B63];[.P$85]))^2+([.J63]*[.H63]*[.M$85]+[.K63]*[.I63]*[.N$85]-MAX([.B63];[.P$85]))^2)" office:value-type="float" office:value="0">
            <text:p>0</text:p>
          </table:table-cell>
          <table:table-cell table:formula="of:=[.A63]*[.A63]*[.M$85]*[.N$85]+[.B63]*[.B63]-[.Q$85]" office:value-type="float" office:value="0">
            <text:p>0</text:p>
          </table:table-cell>
          <table:table-cell/>
          <table:table-cell table:formula="of:=[.A63]^2*87+[.B63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93581">
            <text:p>193581</text:p>
          </table:table-cell>
          <table:table-cell office:value-type="float" office:value="770267">
            <text:p>770267</text:p>
          </table:table-cell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" table:formula="of:=[.C64]*[.D64]*[.E64]" office:value-type="float" office:value="12019">
            <text:p>12019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1515">
            <text:p>1515</text:p>
          </table:table-cell>
          <table:table-cell office:value-type="float" office:value="10997">
            <text:p>10997</text:p>
          </table:table-cell>
          <table:table-cell table:style-name="ce1" table:formula="of:=[.Q$85]/[.G64]" office:value-type="float" office:value="320618584">
            <text:p>320618584</text:p>
          </table:table-cell>
          <table:table-cell table:style-name="ce2" table:formula="of:=IF([.F64]=1;([.H64]*[.H64]*[.N$85]*[.M$85]+[.I64]*[.I64])-[.G64];([.H64]*[.H64]*[.M$85]+[.I64]*[.I64]*[.N$85])-[.G64])" office:value-type="float" office:value="0">
            <text:p>0</text:p>
          </table:table-cell>
          <table:table-cell table:style-name="ce2" table:formula="of:=IF([.F64]=1;[.J64]*[.J64]*[.M$85]*[.N$85]+[.K64]*[.K64]-[.L64];[.J64]*[.J64]*[.M$85]+[.K64]*[.K64]*[.N$85]-[.L64])" office:value-type="float" office:value="0">
            <text:p>0</text:p>
          </table:table-cell>
          <table:table-cell table:formula="of:=(ABS([.J64]*[.I64]-[.K64]*[.H64])-MIN([.A64];[.O$85]))^2+([.J64]*[.I64]+[.K64]*[.H64]-MAX([.A64];[.O$85]))" office:value-type="float" office:value="0">
            <text:p>0</text:p>
          </table:table-cell>
          <table:table-cell table:formula="of:=IF([.F64]=1;(ABS([.J64]*[.H64]*[.N$85]*[.M$85]-[.K64]*[.I64])-MIN([.B64];[.P$85]))^2+([.J64]*[.H64]*[.N$85]*[.M$85]+[.K64]*[.I64]-MAX([.B64];[.P$85]))^2;(ABS([.J64]*[.H64]*[.M$85]-[.K64]*[.I64]*[.N$85])-MIN([.B64];[.P$85]))^2+([.J64]*[.H64]*[.M$85]+[.K64]*[.I64]*[.N$85]-MAX([.B64];[.P$85]))^2)" office:value-type="float" office:value="0">
            <text:p>0</text:p>
          </table:table-cell>
          <table:table-cell table:formula="of:=[.A64]*[.A64]*[.M$85]*[.N$85]+[.B64]*[.B64]-[.Q$85]" office:value-type="float" office:value="0">
            <text:p>0</text:p>
          </table:table-cell>
          <table:table-cell/>
          <table:table-cell table:formula="of:=[.A64]^2*87+[.B64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94969">
            <text:p>194969</text:p>
          </table:table-cell>
          <table:table-cell office:value-type="float" office:value="739183">
            <text:p>739183</text:p>
          </table:table-cell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" table:formula="of:=[.C65]*[.D65]*[.E65]" office:value-type="float" office:value="5896">
            <text:p>5896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2644">
            <text:p>2644</text:p>
          </table:table-cell>
          <table:table-cell office:value-type="float" office:value="6737">
            <text:p>6737</text:p>
          </table:table-cell>
          <table:table-cell table:style-name="ce1" table:formula="of:=[.Q$85]/[.G65]" office:value-type="float" office:value="653581201">
            <text:p>653581201</text:p>
          </table:table-cell>
          <table:table-cell table:style-name="ce2" table:formula="of:=IF([.F65]=1;([.H65]*[.H65]*[.N$85]*[.M$85]+[.I65]*[.I65])-[.G65];([.H65]*[.H65]*[.M$85]+[.I65]*[.I65]*[.N$85])-[.G65])" office:value-type="float" office:value="0">
            <text:p>0</text:p>
          </table:table-cell>
          <table:table-cell table:style-name="ce2" table:formula="of:=IF([.F65]=1;[.J65]*[.J65]*[.M$85]*[.N$85]+[.K65]*[.K65]-[.L65];[.J65]*[.J65]*[.M$85]+[.K65]*[.K65]*[.N$85]-[.L65])" office:value-type="float" office:value="0">
            <text:p>0</text:p>
          </table:table-cell>
          <table:table-cell table:formula="of:=(ABS([.J65]*[.I65]-[.K65]*[.H65])-MIN([.A65];[.O$85]))^2+([.J65]*[.I65]+[.K65]*[.H65]-MAX([.A65];[.O$85]))" office:value-type="float" office:value="0">
            <text:p>0</text:p>
          </table:table-cell>
          <table:table-cell table:formula="of:=IF([.F65]=1;(ABS([.J65]*[.H65]*[.N$85]*[.M$85]-[.K65]*[.I65])-MIN([.B65];[.P$85]))^2+([.J65]*[.H65]*[.N$85]*[.M$85]+[.K65]*[.I65]-MAX([.B65];[.P$85]))^2;(ABS([.J65]*[.H65]*[.M$85]-[.K65]*[.I65]*[.N$85])-MIN([.B65];[.P$85]))^2+([.J65]*[.H65]*[.M$85]+[.K65]*[.I65]*[.N$85]-MAX([.B65];[.P$85]))^2)" office:value-type="float" office:value="0">
            <text:p>0</text:p>
          </table:table-cell>
          <table:table-cell table:formula="of:=[.A65]*[.A65]*[.M$85]*[.N$85]+[.B65]*[.B65]-[.Q$85]" office:value-type="float" office:value="0">
            <text:p>0</text:p>
          </table:table-cell>
          <table:table-cell/>
          <table:table-cell table:formula="of:=[.A65]^2*87+[.B65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99231">
            <text:p>199231</text:p>
          </table:table-cell>
          <table:table-cell office:value-type="float" office:value="632633">
            <text:p>632633</text:p>
          </table:table-cell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1" table:formula="of:=[.C66]*[.D66]*[.E66]" office:value-type="float" office:value="65593">
            <text:p>65593</text:p>
          </table:table-cell>
          <table:table-cell office:value-type="float" office:value="8">
            <text:p>8</text:p>
          </table:table-cell>
          <table:table-cell office:value-type="float" office:value="245">
            <text:p>245</text:p>
          </table:table-cell>
          <table:table-cell office:value-type="float" office:value="667">
            <text:p>667</text:p>
          </table:table-cell>
          <table:table-cell office:value-type="float" office:value="4477">
            <text:p>4477</text:p>
          </table:table-cell>
          <table:table-cell table:style-name="ce1" table:formula="of:=[.Q$85]/[.G66]" office:value-type="float" office:value="58748872">
            <text:p>58748872</text:p>
          </table:table-cell>
          <table:table-cell table:style-name="ce2" table:formula="of:=IF([.F66]=1;([.H66]*[.H66]*[.N$85]*[.M$85]+[.I66]*[.I66])-[.G66];([.H66]*[.H66]*[.M$85]+[.I66]*[.I66]*[.N$85])-[.G66])" office:value-type="float" office:value="0">
            <text:p>0</text:p>
          </table:table-cell>
          <table:table-cell table:style-name="ce2" table:formula="of:=IF([.F66]=1;[.J66]*[.J66]*[.M$85]*[.N$85]+[.K66]*[.K66]-[.L66];[.J66]*[.J66]*[.M$85]+[.K66]*[.K66]*[.N$85]-[.L66])" office:value-type="float" office:value="0">
            <text:p>0</text:p>
          </table:table-cell>
          <table:table-cell table:formula="of:=(ABS([.J66]*[.I66]-[.K66]*[.H66])-MIN([.A66];[.O$85]))^2+([.J66]*[.I66]+[.K66]*[.H66]-MAX([.A66];[.O$85]))" office:value-type="float" office:value="0">
            <text:p>0</text:p>
          </table:table-cell>
          <table:table-cell table:formula="of:=IF([.F66]=1;(ABS([.J66]*[.H66]*[.N$85]*[.M$85]-[.K66]*[.I66])-MIN([.B66];[.P$85]))^2+([.J66]*[.H66]*[.N$85]*[.M$85]+[.K66]*[.I66]-MAX([.B66];[.P$85]))^2;(ABS([.J66]*[.H66]*[.M$85]-[.K66]*[.I66]*[.N$85])-MIN([.B66];[.P$85]))^2+([.J66]*[.H66]*[.M$85]+[.K66]*[.I66]*[.N$85]-MAX([.B66];[.P$85]))^2)" office:value-type="float" office:value="0">
            <text:p>0</text:p>
          </table:table-cell>
          <table:table-cell table:formula="of:=[.A66]*[.A66]*[.M$85]*[.N$85]+[.B66]*[.B66]-[.Q$85]" office:value-type="float" office:value="0">
            <text:p>0</text:p>
          </table:table-cell>
          <table:table-cell office:value-type="string">
            <text:p>x</text:p>
          </table:table-cell>
          <table:table-cell table:formula="of:=[.A66]^2*87+[.B66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99681">
            <text:p>199681</text:p>
          </table:table-cell>
          <table:table-cell office:value-type="float" office:value="620167">
            <text:p>620167</text:p>
          </table:table-cell>
          <table:table-cell office:value-type="float" office:value="67">
            <text:p>6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" table:formula="of:=[.C67]*[.D67]*[.E67]" office:value-type="float" office:value="6097">
            <text:p>6097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1567">
            <text:p>1567</text:p>
          </table:table-cell>
          <table:table-cell office:value-type="float" office:value="20455">
            <text:p>20455</text:p>
          </table:table-cell>
          <table:table-cell table:style-name="ce1" table:formula="of:=[.Q$85]/[.G67]" office:value-type="float" office:value="632034568">
            <text:p>632034568</text:p>
          </table:table-cell>
          <table:table-cell table:style-name="ce2" table:formula="of:=IF([.F67]=1;([.H67]*[.H67]*[.N$85]*[.M$85]+[.I67]*[.I67])-[.G67];([.H67]*[.H67]*[.M$85]+[.I67]*[.I67]*[.N$85])-[.G67])" office:value-type="float" office:value="0">
            <text:p>0</text:p>
          </table:table-cell>
          <table:table-cell table:style-name="ce2" table:formula="of:=IF([.F67]=1;[.J67]*[.J67]*[.M$85]*[.N$85]+[.K67]*[.K67]-[.L67];[.J67]*[.J67]*[.M$85]+[.K67]*[.K67]*[.N$85]-[.L67])" office:value-type="float" office:value="0">
            <text:p>0</text:p>
          </table:table-cell>
          <table:table-cell table:formula="of:=(ABS([.J67]*[.I67]-[.K67]*[.H67])-MIN([.A67];[.O$85]))^2+([.J67]*[.I67]+[.K67]*[.H67]-MAX([.A67];[.O$85]))" office:value-type="float" office:value="0">
            <text:p>0</text:p>
          </table:table-cell>
          <table:table-cell table:formula="of:=IF([.F67]=1;(ABS([.J67]*[.H67]*[.N$85]*[.M$85]-[.K67]*[.I67])-MIN([.B67];[.P$85]))^2+([.J67]*[.H67]*[.N$85]*[.M$85]+[.K67]*[.I67]-MAX([.B67];[.P$85]))^2;(ABS([.J67]*[.H67]*[.M$85]-[.K67]*[.I67]*[.N$85])-MIN([.B67];[.P$85]))^2+([.J67]*[.H67]*[.M$85]+[.K67]*[.I67]*[.N$85]-MAX([.B67];[.P$85]))^2)" office:value-type="float" office:value="0">
            <text:p>0</text:p>
          </table:table-cell>
          <table:table-cell table:formula="of:=[.A67]*[.A67]*[.M$85]*[.N$85]+[.B67]*[.B67]-[.Q$85]" office:value-type="float" office:value="0">
            <text:p>0</text:p>
          </table:table-cell>
          <table:table-cell/>
          <table:table-cell table:formula="of:=[.A67]^2*87+[.B67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00105">
            <text:p>200105</text:p>
          </table:table-cell>
          <table:table-cell office:value-type="float" office:value="608161">
            <text:p>608161</text:p>
          </table:table-cell>
          <table:table-cell office:value-type="float" office:value="89">
            <text:p>8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1" table:formula="of:=[.C68]*[.D68]*[.E68]" office:value-type="float" office:value="12727">
            <text:p>12727</text:p>
          </table:table-cell>
          <table:table-cell office:value-type="float" office:value="7">
            <text:p>7</text:p>
          </table:table-cell>
          <table:table-cell office:value-type="float" office:value="92">
            <text:p>92</text:p>
          </table:table-cell>
          <table:table-cell office:value-type="float" office:value="1781">
            <text:p>1781</text:p>
          </table:table-cell>
          <table:table-cell office:value-type="float" office:value="5179">
            <text:p>5179</text:p>
          </table:table-cell>
          <table:table-cell table:style-name="ce1" table:formula="of:=[.Q$85]/[.G68]" office:value-type="float" office:value="302782648">
            <text:p>302782648</text:p>
          </table:table-cell>
          <table:table-cell table:style-name="ce2" table:formula="of:=IF([.F68]=1;([.H68]*[.H68]*[.N$85]*[.M$85]+[.I68]*[.I68])-[.G68];([.H68]*[.H68]*[.M$85]+[.I68]*[.I68]*[.N$85])-[.G68])" office:value-type="float" office:value="0">
            <text:p>0</text:p>
          </table:table-cell>
          <table:table-cell table:style-name="ce2" table:formula="of:=IF([.F68]=1;[.J68]*[.J68]*[.M$85]*[.N$85]+[.K68]*[.K68]-[.L68];[.J68]*[.J68]*[.M$85]+[.K68]*[.K68]*[.N$85]-[.L68])" office:value-type="float" office:value="0">
            <text:p>0</text:p>
          </table:table-cell>
          <table:table-cell table:formula="of:=(ABS([.J68]*[.I68]-[.K68]*[.H68])-MIN([.A68];[.O$85]))^2+([.J68]*[.I68]+[.K68]*[.H68]-MAX([.A68];[.O$85]))" office:value-type="float" office:value="0">
            <text:p>0</text:p>
          </table:table-cell>
          <table:table-cell table:formula="of:=IF([.F68]=1;(ABS([.J68]*[.H68]*[.N$85]*[.M$85]-[.K68]*[.I68])-MIN([.B68];[.P$85]))^2+([.J68]*[.H68]*[.N$85]*[.M$85]+[.K68]*[.I68]-MAX([.B68];[.P$85]))^2;(ABS([.J68]*[.H68]*[.M$85]-[.K68]*[.I68]*[.N$85])-MIN([.B68];[.P$85]))^2+([.J68]*[.H68]*[.M$85]+[.K68]*[.I68]*[.N$85]-MAX([.B68];[.P$85]))^2)" office:value-type="float" office:value="0">
            <text:p>0</text:p>
          </table:table-cell>
          <table:table-cell table:formula="of:=[.A68]*[.A68]*[.M$85]*[.N$85]+[.B68]*[.B68]-[.Q$85]" office:value-type="float" office:value="0">
            <text:p>0</text:p>
          </table:table-cell>
          <table:table-cell office:value-type="string">
            <text:p>x</text:p>
          </table:table-cell>
          <table:table-cell table:formula="of:=[.A68]^2*87+[.B68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02179">
            <text:p>202179</text:p>
          </table:table-cell>
          <table:table-cell office:value-type="float" office:value="545227">
            <text:p>545227</text:p>
          </table:table-cell>
          <table:table-cell office:value-type="float" office:value="67">
            <text:p>67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1" table:formula="of:=[.C69]*[.D69]*[.E69]" office:value-type="float" office:value="40937">
            <text:p>40937</text:p>
          </table:table-cell>
          <table:table-cell office:value-type="float" office:value="31">
            <text:p>31</text:p>
          </table:table-cell>
          <table:table-cell office:value-type="float" office:value="66">
            <text:p>66</text:p>
          </table:table-cell>
          <table:table-cell office:value-type="float" office:value="565">
            <text:p>565</text:p>
          </table:table-cell>
          <table:table-cell office:value-type="float" office:value="5319">
            <text:p>5319</text:p>
          </table:table-cell>
          <table:table-cell table:style-name="ce1" table:formula="of:=[.Q$85]/[.G69]" office:value-type="float" office:value="94132808">
            <text:p>94132808</text:p>
          </table:table-cell>
          <table:table-cell table:style-name="ce2" table:formula="of:=IF([.F69]=1;([.H69]*[.H69]*[.N$85]*[.M$85]+[.I69]*[.I69])-[.G69];([.H69]*[.H69]*[.M$85]+[.I69]*[.I69]*[.N$85])-[.G69])" office:value-type="float" office:value="0">
            <text:p>0</text:p>
          </table:table-cell>
          <table:table-cell table:style-name="ce2" table:formula="of:=IF([.F69]=1;[.J69]*[.J69]*[.M$85]*[.N$85]+[.K69]*[.K69]-[.L69];[.J69]*[.J69]*[.M$85]+[.K69]*[.K69]*[.N$85]-[.L69])" office:value-type="float" office:value="0">
            <text:p>0</text:p>
          </table:table-cell>
          <table:table-cell table:formula="of:=(ABS([.J69]*[.I69]-[.K69]*[.H69])-MIN([.A69];[.O$85]))^2+([.J69]*[.I69]+[.K69]*[.H69]-MAX([.A69];[.O$85]))" office:value-type="float" office:value="0">
            <text:p>0</text:p>
          </table:table-cell>
          <table:table-cell table:formula="of:=IF([.F69]=1;(ABS([.J69]*[.H69]*[.N$85]*[.M$85]-[.K69]*[.I69])-MIN([.B69];[.P$85]))^2+([.J69]*[.H69]*[.N$85]*[.M$85]+[.K69]*[.I69]-MAX([.B69];[.P$85]))^2;(ABS([.J69]*[.H69]*[.M$85]-[.K69]*[.I69]*[.N$85])-MIN([.B69];[.P$85]))^2+([.J69]*[.H69]*[.M$85]+[.K69]*[.I69]*[.N$85]-MAX([.B69];[.P$85]))^2)" office:value-type="float" office:value="0">
            <text:p>0</text:p>
          </table:table-cell>
          <table:table-cell table:formula="of:=[.A69]*[.A69]*[.M$85]*[.N$85]+[.B69]*[.B69]-[.Q$85]" office:value-type="float" office:value="0">
            <text:p>0</text:p>
          </table:table-cell>
          <table:table-cell/>
          <table:table-cell table:formula="of:=[.A69]^2*87+[.B69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03471">
            <text:p>203471</text:p>
          </table:table-cell>
          <table:table-cell office:value-type="float" office:value="501673">
            <text:p>501673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1" table:formula="of:=[.C70]*[.D70]*[.E70]" office:value-type="float" office:value="2431">
            <text:p>243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371">
            <text:p>2371</text:p>
          </table:table-cell>
          <table:table-cell office:value-type="float" office:value="33107">
            <text:p>33107</text:p>
          </table:table-cell>
          <table:table-cell table:style-name="ce1" table:formula="of:=[.Q$85]/[.G70]" office:value-type="float" office:value="1585156216">
            <text:p>1585156216</text:p>
          </table:table-cell>
          <table:table-cell table:style-name="ce2" table:formula="of:=IF([.F70]=1;([.H70]*[.H70]*[.N$85]*[.M$85]+[.I70]*[.I70])-[.G70];([.H70]*[.H70]*[.M$85]+[.I70]*[.I70]*[.N$85])-[.G70])" office:value-type="float" office:value="0">
            <text:p>0</text:p>
          </table:table-cell>
          <table:table-cell table:style-name="ce2" table:formula="of:=IF([.F70]=1;[.J70]*[.J70]*[.M$85]*[.N$85]+[.K70]*[.K70]-[.L70];[.J70]*[.J70]*[.M$85]+[.K70]*[.K70]*[.N$85]-[.L70])" office:value-type="float" office:value="0">
            <text:p>0</text:p>
          </table:table-cell>
          <table:table-cell table:formula="of:=(ABS([.J70]*[.I70]-[.K70]*[.H70])-MIN([.A70];[.O$85]))^2+([.J70]*[.I70]+[.K70]*[.H70]-MAX([.A70];[.O$85]))" office:value-type="float" office:value="0">
            <text:p>0</text:p>
          </table:table-cell>
          <table:table-cell table:formula="of:=IF([.F70]=1;(ABS([.J70]*[.H70]*[.N$85]*[.M$85]-[.K70]*[.I70])-MIN([.B70];[.P$85]))^2+([.J70]*[.H70]*[.N$85]*[.M$85]+[.K70]*[.I70]-MAX([.B70];[.P$85]))^2;(ABS([.J70]*[.H70]*[.M$85]-[.K70]*[.I70]*[.N$85])-MIN([.B70];[.P$85]))^2+([.J70]*[.H70]*[.M$85]+[.K70]*[.I70]*[.N$85]-MAX([.B70];[.P$85]))^2)" office:value-type="float" office:value="0">
            <text:p>0</text:p>
          </table:table-cell>
          <table:table-cell table:formula="of:=[.A70]*[.A70]*[.M$85]*[.N$85]+[.B70]*[.B70]-[.Q$85]" office:value-type="float" office:value="0">
            <text:p>0</text:p>
          </table:table-cell>
          <table:table-cell office:value-type="string">
            <text:p>75872 colle pas</text:p>
          </table:table-cell>
          <table:table-cell table:formula="of:=[.A70]^2*87+[.B70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03799">
            <text:p>203799</text:p>
          </table:table-cell>
          <table:table-cell office:value-type="float" office:value="489953">
            <text:p>489953</text:p>
          </table:table-cell>
          <table:table-cell office:value-type="float" office:value="101">
            <text:p>101</text:p>
          </table:table-cell>
          <table:table-cell office:value-type="float" office:value="89">
            <text:p>8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1" table:formula="of:=[.C71]*[.D71]*[.E71]" office:value-type="float" office:value="116857">
            <text:p>116857</text:p>
          </table:table-cell>
          <table:table-cell office:value-type="float" office:value="12">
            <text:p>12</text:p>
          </table:table-cell>
          <table:table-cell office:value-type="float" office:value="323">
            <text:p>323</text:p>
          </table:table-cell>
          <table:table-cell office:value-type="float" office:value="513">
            <text:p>513</text:p>
          </table:table-cell>
          <table:table-cell office:value-type="float" office:value="3175">
            <text:p>3175</text:p>
          </table:table-cell>
          <table:table-cell table:style-name="ce1" table:formula="of:=[.Q$85]/[.G71]" office:value-type="float" office:value="32976328">
            <text:p>32976328</text:p>
          </table:table-cell>
          <table:table-cell table:style-name="ce2" table:formula="of:=IF([.F71]=1;([.H71]*[.H71]*[.N$85]*[.M$85]+[.I71]*[.I71])-[.G71];([.H71]*[.H71]*[.M$85]+[.I71]*[.I71]*[.N$85])-[.G71])" office:value-type="float" office:value="0">
            <text:p>0</text:p>
          </table:table-cell>
          <table:table-cell table:style-name="ce2" table:formula="of:=IF([.F71]=1;[.J71]*[.J71]*[.M$85]*[.N$85]+[.K71]*[.K71]-[.L71];[.J71]*[.J71]*[.M$85]+[.K71]*[.K71]*[.N$85]-[.L71])" office:value-type="float" office:value="0">
            <text:p>0</text:p>
          </table:table-cell>
          <table:table-cell table:formula="of:=(ABS([.J71]*[.I71]-[.K71]*[.H71])-MIN([.A71];[.O$85]))^2+([.J71]*[.I71]+[.K71]*[.H71]-MAX([.A71];[.O$85]))" office:value-type="float" office:value="0">
            <text:p>0</text:p>
          </table:table-cell>
          <table:table-cell table:formula="of:=IF([.F71]=1;(ABS([.J71]*[.H71]*[.N$85]*[.M$85]-[.K71]*[.I71])-MIN([.B71];[.P$85]))^2+([.J71]*[.H71]*[.N$85]*[.M$85]+[.K71]*[.I71]-MAX([.B71];[.P$85]))^2;(ABS([.J71]*[.H71]*[.M$85]-[.K71]*[.I71]*[.N$85])-MIN([.B71];[.P$85]))^2+([.J71]*[.H71]*[.M$85]+[.K71]*[.I71]*[.N$85]-MAX([.B71];[.P$85]))^2)" office:value-type="float" office:value="0">
            <text:p>0</text:p>
          </table:table-cell>
          <table:table-cell table:formula="of:=[.A71]*[.A71]*[.M$85]*[.N$85]+[.B71]*[.B71]-[.Q$85]" office:value-type="float" office:value="0">
            <text:p>0</text:p>
          </table:table-cell>
          <table:table-cell/>
          <table:table-cell table:formula="of:=[.A71]^2*87+[.B71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04705">
            <text:p>204705</text:p>
          </table:table-cell>
          <table:table-cell office:value-type="float" office:value="455911">
            <text:p>455911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" table:formula="of:=[.C72]*[.D72]*[.E72]" office:value-type="float" office:value="2632">
            <text:p>2632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3864">
            <text:p>3864</text:p>
          </table:table-cell>
          <table:table-cell office:value-type="float" office:value="12851">
            <text:p>12851</text:p>
          </table:table-cell>
          <table:table-cell table:style-name="ce1" table:formula="of:=[.Q$85]/[.G72]" office:value-type="float" office:value="1464101353">
            <text:p>1464101353</text:p>
          </table:table-cell>
          <table:table-cell table:style-name="ce2" table:formula="of:=IF([.F72]=1;([.H72]*[.H72]*[.N$85]*[.M$85]+[.I72]*[.I72])-[.G72];([.H72]*[.H72]*[.M$85]+[.I72]*[.I72]*[.N$85])-[.G72])" office:value-type="float" office:value="0">
            <text:p>0</text:p>
          </table:table-cell>
          <table:table-cell table:style-name="ce2" table:formula="of:=IF([.F72]=1;[.J72]*[.J72]*[.M$85]*[.N$85]+[.K72]*[.K72]-[.L72];[.J72]*[.J72]*[.M$85]+[.K72]*[.K72]*[.N$85]-[.L72])" office:value-type="float" office:value="0">
            <text:p>0</text:p>
          </table:table-cell>
          <table:table-cell table:formula="of:=(ABS([.J72]*[.I72]-[.K72]*[.H72])-MIN([.A72];[.O$85]))^2+([.J72]*[.I72]+[.K72]*[.H72]-MAX([.A72];[.O$85]))" office:value-type="float" office:value="0">
            <text:p>0</text:p>
          </table:table-cell>
          <table:table-cell table:formula="of:=IF([.F72]=1;(ABS([.J72]*[.H72]*[.N$85]*[.M$85]-[.K72]*[.I72])-MIN([.B72];[.P$85]))^2+([.J72]*[.H72]*[.N$85]*[.M$85]+[.K72]*[.I72]-MAX([.B72];[.P$85]))^2;(ABS([.J72]*[.H72]*[.M$85]-[.K72]*[.I72]*[.N$85])-MIN([.B72];[.P$85]))^2+([.J72]*[.H72]*[.M$85]+[.K72]*[.I72]*[.N$85]-MAX([.B72];[.P$85]))^2)" office:value-type="float" office:value="0">
            <text:p>0</text:p>
          </table:table-cell>
          <table:table-cell table:formula="of:=[.A72]*[.A72]*[.M$85]*[.N$85]+[.B72]*[.B72]-[.Q$85]" office:value-type="float" office:value="0">
            <text:p>0</text:p>
          </table:table-cell>
          <table:table-cell/>
          <table:table-cell table:formula="of:=[.A72]^2*87+[.B72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06279">
            <text:p>206279</text:p>
          </table:table-cell>
          <table:table-cell office:value-type="float" office:value="389327">
            <text:p>389327</text:p>
          </table:table-cell>
          <table:table-cell office:value-type="float" office:value="101">
            <text:p>101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" table:formula="of:=[.C73]*[.D73]*[.E73]" office:value-type="float" office:value="80699">
            <text:p>80699</text:p>
          </table:table-cell>
          <table:table-cell office:value-type="float" office:value="28">
            <text:p>28</text:p>
          </table:table-cell>
          <table:table-cell office:value-type="float" office:value="139">
            <text:p>139</text:p>
          </table:table-cell>
          <table:table-cell office:value-type="float" office:value="1201">
            <text:p>1201</text:p>
          </table:table-cell>
          <table:table-cell office:value-type="float" office:value="1405">
            <text:p>1405</text:p>
          </table:table-cell>
          <table:table-cell table:style-name="ce1" table:formula="of:=[.Q$85]/[.G73]" office:value-type="float" office:value="47751704">
            <text:p>47751704</text:p>
          </table:table-cell>
          <table:table-cell table:style-name="ce2" table:formula="of:=IF([.F73]=1;([.H73]*[.H73]*[.N$85]*[.M$85]+[.I73]*[.I73])-[.G73];([.H73]*[.H73]*[.M$85]+[.I73]*[.I73]*[.N$85])-[.G73])" office:value-type="float" office:value="0">
            <text:p>0</text:p>
          </table:table-cell>
          <table:table-cell table:style-name="ce2" table:formula="of:=IF([.F73]=1;[.J73]*[.J73]*[.M$85]*[.N$85]+[.K73]*[.K73]-[.L73];[.J73]*[.J73]*[.M$85]+[.K73]*[.K73]*[.N$85]-[.L73])" office:value-type="float" office:value="0">
            <text:p>0</text:p>
          </table:table-cell>
          <table:table-cell table:formula="of:=(ABS([.J73]*[.I73]-[.K73]*[.H73])-MIN([.A73];[.O$85]))^2+([.J73]*[.I73]+[.K73]*[.H73]-MAX([.A73];[.O$85]))" office:value-type="float" office:value="0">
            <text:p>0</text:p>
          </table:table-cell>
          <table:table-cell table:formula="of:=IF([.F73]=1;(ABS([.J73]*[.H73]*[.N$85]*[.M$85]-[.K73]*[.I73])-MIN([.B73];[.P$85]))^2+([.J73]*[.H73]*[.N$85]*[.M$85]+[.K73]*[.I73]-MAX([.B73];[.P$85]))^2;(ABS([.J73]*[.H73]*[.M$85]-[.K73]*[.I73]*[.N$85])-MIN([.B73];[.P$85]))^2+([.J73]*[.H73]*[.M$85]+[.K73]*[.I73]*[.N$85]-MAX([.B73];[.P$85]))^2)" office:value-type="float" office:value="0">
            <text:p>0</text:p>
          </table:table-cell>
          <table:table-cell table:formula="of:=[.A73]*[.A73]*[.M$85]*[.N$85]+[.B73]*[.B73]-[.Q$85]" office:value-type="float" office:value="0">
            <text:p>0</text:p>
          </table:table-cell>
          <table:table-cell/>
          <table:table-cell table:formula="of:=[.A73]^2*87+[.B73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06749">
            <text:p>206749</text:p>
          </table:table-cell>
          <table:table-cell office:value-type="float" office:value="366997">
            <text:p>366997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" table:formula="of:=[.C74]*[.D74]*[.E74]" office:value-type="float" office:value="4888">
            <text:p>488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583">
            <text:p>1583</text:p>
          </table:table-cell>
          <table:table-cell office:value-type="float" office:value="23882">
            <text:p>23882</text:p>
          </table:table-cell>
          <table:table-cell table:style-name="ce1" table:formula="of:=[.Q$85]/[.G74]" office:value-type="float" office:value="788362267">
            <text:p>788362267</text:p>
          </table:table-cell>
          <table:table-cell table:style-name="ce2" table:formula="of:=IF([.F74]=1;([.H74]*[.H74]*[.N$85]*[.M$85]+[.I74]*[.I74])-[.G74];([.H74]*[.H74]*[.M$85]+[.I74]*[.I74]*[.N$85])-[.G74])" office:value-type="float" office:value="0">
            <text:p>0</text:p>
          </table:table-cell>
          <table:table-cell table:style-name="ce2" table:formula="of:=IF([.F74]=1;[.J74]*[.J74]*[.M$85]*[.N$85]+[.K74]*[.K74]-[.L74];[.J74]*[.J74]*[.M$85]+[.K74]*[.K74]*[.N$85]-[.L74])" office:value-type="float" office:value="0">
            <text:p>0</text:p>
          </table:table-cell>
          <table:table-cell table:formula="of:=(ABS([.J74]*[.I74]-[.K74]*[.H74])-MIN([.A74];[.O$85]))^2+([.J74]*[.I74]+[.K74]*[.H74]-MAX([.A74];[.O$85]))" office:value-type="float" office:value="0">
            <text:p>0</text:p>
          </table:table-cell>
          <table:table-cell table:formula="of:=IF([.F74]=1;(ABS([.J74]*[.H74]*[.N$85]*[.M$85]-[.K74]*[.I74])-MIN([.B74];[.P$85]))^2+([.J74]*[.H74]*[.N$85]*[.M$85]+[.K74]*[.I74]-MAX([.B74];[.P$85]))^2;(ABS([.J74]*[.H74]*[.M$85]-[.K74]*[.I74]*[.N$85])-MIN([.B74];[.P$85]))^2+([.J74]*[.H74]*[.M$85]+[.K74]*[.I74]*[.N$85]-MAX([.B74];[.P$85]))^2)" office:value-type="float" office:value="0">
            <text:p>0</text:p>
          </table:table-cell>
          <table:table-cell table:formula="of:=[.A74]*[.A74]*[.M$85]*[.N$85]+[.B74]*[.B74]-[.Q$85]" office:value-type="float" office:value="0">
            <text:p>0</text:p>
          </table:table-cell>
          <table:table-cell/>
          <table:table-cell table:formula="of:=[.A74]^2*87+[.B74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07015">
            <text:p>207015</text:p>
          </table:table-cell>
          <table:table-cell office:value-type="float" office:value="353711">
            <text:p>353711</text:p>
          </table:table-cell>
          <table:table-cell office:value-type="float" office:value="101">
            <text:p>101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" table:formula="of:=[.C75]*[.D75]*[.E75]" office:value-type="float" office:value="54136">
            <text:p>54136</text:p>
          </table:table-cell>
          <table:table-cell office:value-type="float" office:value="9">
            <text:p>9</text:p>
          </table:table-cell>
          <table:table-cell office:value-type="float" office:value="217">
            <text:p>217</text:p>
          </table:table-cell>
          <table:table-cell office:value-type="float" office:value="771">
            <text:p>771</text:p>
          </table:table-cell>
          <table:table-cell office:value-type="float" office:value="4412">
            <text:p>4412</text:p>
          </table:table-cell>
          <table:table-cell table:style-name="ce1" table:formula="of:=[.Q$85]/[.G75]" office:value-type="float" office:value="71182111">
            <text:p>71182111</text:p>
          </table:table-cell>
          <table:table-cell table:style-name="ce2" table:formula="of:=IF([.F75]=1;([.H75]*[.H75]*[.N$85]*[.M$85]+[.I75]*[.I75])-[.G75];([.H75]*[.H75]*[.M$85]+[.I75]*[.I75]*[.N$85])-[.G75])" office:value-type="float" office:value="0">
            <text:p>0</text:p>
          </table:table-cell>
          <table:table-cell table:style-name="ce2" table:formula="of:=IF([.F75]=1;[.J75]*[.J75]*[.M$85]*[.N$85]+[.K75]*[.K75]-[.L75];[.J75]*[.J75]*[.M$85]+[.K75]*[.K75]*[.N$85]-[.L75])" office:value-type="float" office:value="0">
            <text:p>0</text:p>
          </table:table-cell>
          <table:table-cell table:formula="of:=(ABS([.J75]*[.I75]-[.K75]*[.H75])-MIN([.A75];[.O$85]))^2+([.J75]*[.I75]+[.K75]*[.H75]-MAX([.A75];[.O$85]))" office:value-type="float" office:value="0">
            <text:p>0</text:p>
          </table:table-cell>
          <table:table-cell table:formula="of:=IF([.F75]=1;(ABS([.J75]*[.H75]*[.N$85]*[.M$85]-[.K75]*[.I75])-MIN([.B75];[.P$85]))^2+([.J75]*[.H75]*[.N$85]*[.M$85]+[.K75]*[.I75]-MAX([.B75];[.P$85]))^2;(ABS([.J75]*[.H75]*[.M$85]-[.K75]*[.I75]*[.N$85])-MIN([.B75];[.P$85]))^2+([.J75]*[.H75]*[.M$85]+[.K75]*[.I75]*[.N$85]-MAX([.B75];[.P$85]))^2)" office:value-type="float" office:value="0">
            <text:p>0</text:p>
          </table:table-cell>
          <table:table-cell table:formula="of:=[.A75]*[.A75]*[.M$85]*[.N$85]+[.B75]*[.B75]-[.Q$85]" office:value-type="float" office:value="0">
            <text:p>0</text:p>
          </table:table-cell>
          <table:table-cell/>
          <table:table-cell table:formula="of:=[.A75]^2*87+[.B75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07419">
            <text:p>207419</text:p>
          </table:table-cell>
          <table:table-cell office:value-type="float" office:value="332483">
            <text:p>332483</text:p>
          </table:table-cell>
          <table:table-cell office:value-type="float" office:value="101">
            <text:p>101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" table:formula="of:=[.C76]*[.D76]*[.E76]" office:value-type="float" office:value="62923">
            <text:p>62923</text:p>
          </table:table-cell>
          <table:table-cell office:value-type="float" office:value="23">
            <text:p>23</text:p>
          </table:table-cell>
          <table:table-cell office:value-type="float" office:value="130">
            <text:p>130</text:p>
          </table:table-cell>
          <table:table-cell office:value-type="float" office:value="307">
            <text:p>307</text:p>
          </table:table-cell>
          <table:table-cell office:value-type="float" office:value="7283">
            <text:p>7283</text:p>
          </table:table-cell>
          <table:table-cell table:style-name="ce1" table:formula="of:=[.Q$85]/[.G76]" office:value-type="float" office:value="61241752">
            <text:p>61241752</text:p>
          </table:table-cell>
          <table:table-cell table:style-name="ce2" table:formula="of:=IF([.F76]=1;([.H76]*[.H76]*[.N$85]*[.M$85]+[.I76]*[.I76])-[.G76];([.H76]*[.H76]*[.M$85]+[.I76]*[.I76]*[.N$85])-[.G76])" office:value-type="float" office:value="0">
            <text:p>0</text:p>
          </table:table-cell>
          <table:table-cell table:style-name="ce2" table:formula="of:=IF([.F76]=1;[.J76]*[.J76]*[.M$85]*[.N$85]+[.K76]*[.K76]-[.L76];[.J76]*[.J76]*[.M$85]+[.K76]*[.K76]*[.N$85]-[.L76])" office:value-type="float" office:value="0">
            <text:p>0</text:p>
          </table:table-cell>
          <table:table-cell table:formula="of:=(ABS([.J76]*[.I76]-[.K76]*[.H76])-MIN([.A76];[.O$85]))^2+([.J76]*[.I76]+[.K76]*[.H76]-MAX([.A76];[.O$85]))" office:value-type="float" office:value="0">
            <text:p>0</text:p>
          </table:table-cell>
          <table:table-cell table:formula="of:=IF([.F76]=1;(ABS([.J76]*[.H76]*[.N$85]*[.M$85]-[.K76]*[.I76])-MIN([.B76];[.P$85]))^2+([.J76]*[.H76]*[.N$85]*[.M$85]+[.K76]*[.I76]-MAX([.B76];[.P$85]))^2;(ABS([.J76]*[.H76]*[.M$85]-[.K76]*[.I76]*[.N$85])-MIN([.B76];[.P$85]))^2+([.J76]*[.H76]*[.M$85]+[.K76]*[.I76]*[.N$85]-MAX([.B76];[.P$85]))^2)" office:value-type="float" office:value="0">
            <text:p>0</text:p>
          </table:table-cell>
          <table:table-cell table:formula="of:=[.A76]*[.A76]*[.M$85]*[.N$85]+[.B76]*[.B76]-[.Q$85]" office:value-type="float" office:value="0">
            <text:p>0</text:p>
          </table:table-cell>
          <table:table-cell/>
          <table:table-cell table:formula="of:=[.A76]^2*87+[.B76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07635">
            <text:p>207635</text:p>
          </table:table-cell>
          <table:table-cell office:value-type="float" office:value="320539">
            <text:p>320539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" table:formula="of:=[.C77]*[.D77]*[.E77]" office:value-type="float" office:value="1309">
            <text:p>1309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5407">
            <text:p>5407</text:p>
          </table:table-cell>
          <table:table-cell office:value-type="float" office:value="20009">
            <text:p>20009</text:p>
          </table:table-cell>
          <table:table-cell table:style-name="ce1" table:formula="of:=[.Q$85]/[.G77]" office:value-type="float" office:value="2943861544">
            <text:p>2943861544</text:p>
          </table:table-cell>
          <table:table-cell table:style-name="ce2" table:formula="of:=IF([.F77]=1;([.H77]*[.H77]*[.N$85]*[.M$85]+[.I77]*[.I77])-[.G77];([.H77]*[.H77]*[.M$85]+[.I77]*[.I77]*[.N$85])-[.G77])" office:value-type="float" office:value="0">
            <text:p>0</text:p>
          </table:table-cell>
          <table:table-cell table:style-name="ce2" table:formula="of:=IF([.F77]=1;[.J77]*[.J77]*[.M$85]*[.N$85]+[.K77]*[.K77]-[.L77];[.J77]*[.J77]*[.M$85]+[.K77]*[.K77]*[.N$85]-[.L77])" office:value-type="float" office:value="0">
            <text:p>0</text:p>
          </table:table-cell>
          <table:table-cell table:formula="of:=(ABS([.J77]*[.I77]-[.K77]*[.H77])-MIN([.A77];[.O$85]))^2+([.J77]*[.I77]+[.K77]*[.H77]-MAX([.A77];[.O$85]))" office:value-type="float" office:value="0">
            <text:p>0</text:p>
          </table:table-cell>
          <table:table-cell table:formula="of:=IF([.F77]=1;(ABS([.J77]*[.H77]*[.N$85]*[.M$85]-[.K77]*[.I77])-MIN([.B77];[.P$85]))^2+([.J77]*[.H77]*[.N$85]*[.M$85]+[.K77]*[.I77]-MAX([.B77];[.P$85]))^2;(ABS([.J77]*[.H77]*[.M$85]-[.K77]*[.I77]*[.N$85])-MIN([.B77];[.P$85]))^2+([.J77]*[.H77]*[.M$85]+[.K77]*[.I77]*[.N$85]-MAX([.B77];[.P$85]))^2)" office:value-type="float" office:value="0">
            <text:p>0</text:p>
          </table:table-cell>
          <table:table-cell table:formula="of:=[.A77]*[.A77]*[.M$85]*[.N$85]+[.B77]*[.B77]-[.Q$85]" office:value-type="float" office:value="0">
            <text:p>0</text:p>
          </table:table-cell>
          <table:table-cell/>
          <table:table-cell table:formula="of:=[.A77]^2*87+[.B77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07741">
            <text:p>207741</text:p>
          </table:table-cell>
          <table:table-cell office:value-type="float" office:value="314507">
            <text:p>314507</text:p>
          </table:table-cell>
          <table:table-cell office:value-type="float" office:value="89">
            <text:p>89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" table:formula="of:=[.C78]*[.D78]*[.E78]" office:value-type="float" office:value="71111">
            <text:p>71111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office:value-type="float" office:value="703">
            <text:p>703</text:p>
          </table:table-cell>
          <table:table-cell office:value-type="float" office:value="3645">
            <text:p>3645</text:p>
          </table:table-cell>
          <table:table-cell table:style-name="ce1" table:formula="of:=[.Q$85]/[.G78]" office:value-type="float" office:value="54190136">
            <text:p>54190136</text:p>
          </table:table-cell>
          <table:table-cell table:style-name="ce2" table:formula="of:=IF([.F78]=1;([.H78]*[.H78]*[.N$85]*[.M$85]+[.I78]*[.I78])-[.G78];([.H78]*[.H78]*[.M$85]+[.I78]*[.I78]*[.N$85])-[.G78])" office:value-type="float" office:value="0">
            <text:p>0</text:p>
          </table:table-cell>
          <table:table-cell table:style-name="ce2" table:formula="of:=IF([.F78]=1;[.J78]*[.J78]*[.M$85]*[.N$85]+[.K78]*[.K78]-[.L78];[.J78]*[.J78]*[.M$85]+[.K78]*[.K78]*[.N$85]-[.L78])" office:value-type="float" office:value="0">
            <text:p>0</text:p>
          </table:table-cell>
          <table:table-cell table:formula="of:=(ABS([.J78]*[.I78]-[.K78]*[.H78])-MIN([.A78];[.O$85]))^2+([.J78]*[.I78]+[.K78]*[.H78]-MAX([.A78];[.O$85]))" office:value-type="float" office:value="0">
            <text:p>0</text:p>
          </table:table-cell>
          <table:table-cell table:formula="of:=IF([.F78]=1;(ABS([.J78]*[.H78]*[.N$85]*[.M$85]-[.K78]*[.I78])-MIN([.B78];[.P$85]))^2+([.J78]*[.H78]*[.N$85]*[.M$85]+[.K78]*[.I78]-MAX([.B78];[.P$85]))^2;(ABS([.J78]*[.H78]*[.M$85]-[.K78]*[.I78]*[.N$85])-MIN([.B78];[.P$85]))^2+([.J78]*[.H78]*[.M$85]+[.K78]*[.I78]*[.N$85]-MAX([.B78];[.P$85]))^2)" office:value-type="float" office:value="0">
            <text:p>0</text:p>
          </table:table-cell>
          <table:table-cell table:formula="of:=[.A78]*[.A78]*[.M$85]*[.N$85]+[.B78]*[.B78]-[.Q$85]" office:value-type="float" office:value="0">
            <text:p>0</text:p>
          </table:table-cell>
          <table:table-cell/>
          <table:table-cell table:formula="of:=[.A78]^2*87+[.B78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08965">
            <text:p>208965</text:p>
          </table:table-cell>
          <table:table-cell office:value-type="float" office:value="233539">
            <text:p>233539</text:p>
          </table:table-cell>
          <table:table-cell office:value-type="float" office:value="101">
            <text:p>101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" table:formula="of:=[.C79]*[.D79]*[.E79]" office:value-type="float" office:value="33229">
            <text:p>33229</text:p>
          </table:table-cell>
          <table:table-cell office:value-type="float" office:value="18">
            <text:p>18</text:p>
          </table:table-cell>
          <table:table-cell office:value-type="float" office:value="71">
            <text:p>71</text:p>
          </table:table-cell>
          <table:table-cell office:value-type="float" office:value="573">
            <text:p>573</text:p>
          </table:table-cell>
          <table:table-cell office:value-type="float" office:value="9349">
            <text:p>9349</text:p>
          </table:table-cell>
          <table:table-cell table:style-name="ce1" table:formula="of:=[.Q$85]/[.G79]" office:value-type="float" office:value="115968424">
            <text:p>115968424</text:p>
          </table:table-cell>
          <table:table-cell table:style-name="ce2" table:formula="of:=IF([.F79]=1;([.H79]*[.H79]*[.N$85]*[.M$85]+[.I79]*[.I79])-[.G79];([.H79]*[.H79]*[.M$85]+[.I79]*[.I79]*[.N$85])-[.G79])" office:value-type="float" office:value="0">
            <text:p>0</text:p>
          </table:table-cell>
          <table:table-cell table:style-name="ce2" table:formula="of:=IF([.F79]=1;[.J79]*[.J79]*[.M$85]*[.N$85]+[.K79]*[.K79]-[.L79];[.J79]*[.J79]*[.M$85]+[.K79]*[.K79]*[.N$85]-[.L79])" office:value-type="float" office:value="0">
            <text:p>0</text:p>
          </table:table-cell>
          <table:table-cell table:formula="of:=(ABS([.J79]*[.I79]-[.K79]*[.H79])-MIN([.A79];[.O$85]))^2+([.J79]*[.I79]+[.K79]*[.H79]-MAX([.A79];[.O$85]))" office:value-type="float" office:value="0">
            <text:p>0</text:p>
          </table:table-cell>
          <table:table-cell table:formula="of:=IF([.F79]=1;(ABS([.J79]*[.H79]*[.N$85]*[.M$85]-[.K79]*[.I79])-MIN([.B79];[.P$85]))^2+([.J79]*[.H79]*[.N$85]*[.M$85]+[.K79]*[.I79]-MAX([.B79];[.P$85]))^2;(ABS([.J79]*[.H79]*[.M$85]-[.K79]*[.I79]*[.N$85])-MIN([.B79];[.P$85]))^2+([.J79]*[.H79]*[.M$85]+[.K79]*[.I79]*[.N$85]-MAX([.B79];[.P$85]))^2)" office:value-type="float" office:value="0">
            <text:p>0</text:p>
          </table:table-cell>
          <table:table-cell table:formula="of:=[.A79]*[.A79]*[.M$85]*[.N$85]+[.B79]*[.B79]-[.Q$85]" office:value-type="float" office:value="0">
            <text:p>0</text:p>
          </table:table-cell>
          <table:table-cell/>
          <table:table-cell table:formula="of:=[.A79]^2*87+[.B79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09379">
            <text:p>209379</text:p>
          </table:table-cell>
          <table:table-cell office:value-type="float" office:value="198677">
            <text:p>198677</text:p>
          </table:table-cell>
          <table:table-cell office:value-type="float" office:value="89">
            <text:p>8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" table:formula="of:=[.C80]*[.D80]*[.E80]" office:value-type="float" office:value="9256">
            <text:p>9256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870">
            <text:p>870</text:p>
          </table:table-cell>
          <table:table-cell office:value-type="float" office:value="18721">
            <text:p>18721</text:p>
          </table:table-cell>
          <table:table-cell table:style-name="ce1" table:formula="of:=[.Q$85]/[.G80]" office:value-type="float" office:value="416326141">
            <text:p>416326141</text:p>
          </table:table-cell>
          <table:table-cell table:style-name="ce2" table:formula="of:=IF([.F80]=1;([.H80]*[.H80]*[.N$85]*[.M$85]+[.I80]*[.I80])-[.G80];([.H80]*[.H80]*[.M$85]+[.I80]*[.I80]*[.N$85])-[.G80])" office:value-type="float" office:value="0">
            <text:p>0</text:p>
          </table:table-cell>
          <table:table-cell table:style-name="ce2" table:formula="of:=IF([.F80]=1;[.J80]*[.J80]*[.M$85]*[.N$85]+[.K80]*[.K80]-[.L80];[.J80]*[.J80]*[.M$85]+[.K80]*[.K80]*[.N$85]-[.L80])" office:value-type="float" office:value="0">
            <text:p>0</text:p>
          </table:table-cell>
          <table:table-cell table:formula="of:=(ABS([.J80]*[.I80]-[.K80]*[.H80])-MIN([.A80];[.O$85]))^2+([.J80]*[.I80]+[.K80]*[.H80]-MAX([.A80];[.O$85]))" office:value-type="float" office:value="0">
            <text:p>0</text:p>
          </table:table-cell>
          <table:table-cell table:formula="of:=IF([.F80]=1;(ABS([.J80]*[.H80]*[.N$85]*[.M$85]-[.K80]*[.I80])-MIN([.B80];[.P$85]))^2+([.J80]*[.H80]*[.N$85]*[.M$85]+[.K80]*[.I80]-MAX([.B80];[.P$85]))^2;(ABS([.J80]*[.H80]*[.M$85]-[.K80]*[.I80]*[.N$85])-MIN([.B80];[.P$85]))^2+([.J80]*[.H80]*[.M$85]+[.K80]*[.I80]*[.N$85]-MAX([.B80];[.P$85]))^2)" office:value-type="float" office:value="0">
            <text:p>0</text:p>
          </table:table-cell>
          <table:table-cell table:formula="of:=[.A80]*[.A80]*[.M$85]*[.N$85]+[.B80]*[.B80]-[.Q$85]" office:value-type="float" office:value="0">
            <text:p>0</text:p>
          </table:table-cell>
          <table:table-cell/>
          <table:table-cell table:formula="of:=[.A80]^2*87+[.B80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10201">
            <text:p>210201</text:p>
          </table:table-cell>
          <table:table-cell office:value-type="float" office:value="97297">
            <text:p>9729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" table:formula="of:=[.C81]*[.D81]*[.E81]" office:value-type="float" office:value="952">
            <text:p>95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177">
            <text:p>3177</text:p>
          </table:table-cell>
          <table:table-cell office:value-type="float" office:value="56300">
            <text:p>56300</text:p>
          </table:table-cell>
          <table:table-cell table:style-name="ce1" table:formula="of:=[.Q$85]/[.G81]" office:value-type="float" office:value="4047809623">
            <text:p>4047809623</text:p>
          </table:table-cell>
          <table:table-cell table:style-name="ce2" table:formula="of:=IF([.F81]=1;([.H81]*[.H81]*[.N$85]*[.M$85]+[.I81]*[.I81])-[.G81];([.H81]*[.H81]*[.M$85]+[.I81]*[.I81]*[.N$85])-[.G81])" office:value-type="float" office:value="0">
            <text:p>0</text:p>
          </table:table-cell>
          <table:table-cell table:style-name="ce2" table:formula="of:=IF([.F81]=1;[.J81]*[.J81]*[.M$85]*[.N$85]+[.K81]*[.K81]-[.L81];[.J81]*[.J81]*[.M$85]+[.K81]*[.K81]*[.N$85]-[.L81])" office:value-type="float" office:value="0">
            <text:p>0</text:p>
          </table:table-cell>
          <table:table-cell table:formula="of:=(ABS([.J81]*[.I81]-[.K81]*[.H81])-MIN([.A81];[.O$85]))^2+([.J81]*[.I81]+[.K81]*[.H81]-MAX([.A81];[.O$85]))" office:value-type="float" office:value="0">
            <text:p>0</text:p>
          </table:table-cell>
          <table:table-cell table:formula="of:=IF([.F81]=1;(ABS([.J81]*[.H81]*[.N$85]*[.M$85]-[.K81]*[.I81])-MIN([.B81];[.P$85]))^2+([.J81]*[.H81]*[.N$85]*[.M$85]+[.K81]*[.I81]-MAX([.B81];[.P$85]))^2;(ABS([.J81]*[.H81]*[.M$85]-[.K81]*[.I81]*[.N$85])-MIN([.B81];[.P$85]))^2+([.J81]*[.H81]*[.M$85]+[.K81]*[.I81]*[.N$85]-MAX([.B81];[.P$85]))^2)" office:value-type="float" office:value="0">
            <text:p>0</text:p>
          </table:table-cell>
          <table:table-cell table:formula="of:=[.A81]*[.A81]*[.M$85]*[.N$85]+[.B81]*[.B81]-[.Q$85]" office:value-type="float" office:value="0">
            <text:p>0</text:p>
          </table:table-cell>
          <table:table-cell office:value-type="string">
            <text:p>168900 ne colle pas à 16 et pour 5 ça n'ira pas</text:p>
          </table:table-cell>
          <table:table-cell table:formula="of:=[.A81]^2*87+[.B81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10349">
            <text:p>210349</text:p>
          </table:table-cell>
          <table:table-cell office:value-type="float" office:value="63653">
            <text:p>63653</text:p>
          </table:table-cell>
          <table:table-cell office:value-type="float" office:value="101">
            <text:p>101</text:p>
          </table:table-cell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1" table:formula="of:=[.C82]*[.D82]*[.E82]" office:value-type="float" office:value="74437">
            <text:p>74437</text:p>
          </table:table-cell>
          <table:table-cell office:value-type="float" office:value="26">
            <text:p>26</text:p>
          </table:table-cell>
          <table:table-cell office:value-type="float" office:value="125">
            <text:p>125</text:p>
          </table:table-cell>
          <table:table-cell office:value-type="float" office:value="331">
            <text:p>331</text:p>
          </table:table-cell>
          <table:table-cell office:value-type="float" office:value="6499">
            <text:p>6499</text:p>
          </table:table-cell>
          <table:table-cell table:style-name="ce1" table:formula="of:=[.Q$85]/[.G82]" office:value-type="float" office:value="51768808">
            <text:p>51768808</text:p>
          </table:table-cell>
          <table:table-cell table:style-name="ce2" table:formula="of:=IF([.F82]=1;([.H82]*[.H82]*[.N$85]*[.M$85]+[.I82]*[.I82])-[.G82];([.H82]*[.H82]*[.M$85]+[.I82]*[.I82]*[.N$85])-[.G82])" office:value-type="float" office:value="0">
            <text:p>0</text:p>
          </table:table-cell>
          <table:table-cell table:style-name="ce2" table:formula="of:=IF([.F82]=1;[.J82]*[.J82]*[.M$85]*[.N$85]+[.K82]*[.K82]-[.L82];[.J82]*[.J82]*[.M$85]+[.K82]*[.K82]*[.N$85]-[.L82])" office:value-type="float" office:value="0">
            <text:p>0</text:p>
          </table:table-cell>
          <table:table-cell table:formula="of:=(ABS([.J82]*[.I82]-[.K82]*[.H82])-MIN([.A82];[.O$85]))^2+([.J82]*[.I82]+[.K82]*[.H82]-MAX([.A82];[.O$85]))" office:value-type="float" office:value="0">
            <text:p>0</text:p>
          </table:table-cell>
          <table:table-cell table:formula="of:=IF([.F82]=1;(ABS([.J82]*[.H82]*[.N$85]*[.M$85]-[.K82]*[.I82])-MIN([.B82];[.P$85]))^2+([.J82]*[.H82]*[.N$85]*[.M$85]+[.K82]*[.I82]-MAX([.B82];[.P$85]))^2;(ABS([.J82]*[.H82]*[.M$85]-[.K82]*[.I82]*[.N$85])-MIN([.B82];[.P$85]))^2+([.J82]*[.H82]*[.M$85]+[.K82]*[.I82]*[.N$85]-MAX([.B82];[.P$85]))^2)" office:value-type="float" office:value="0">
            <text:p>0</text:p>
          </table:table-cell>
          <table:table-cell table:formula="of:=[.A82]*[.A82]*[.M$85]*[.N$85]+[.B82]*[.B82]-[.Q$85]" office:value-type="float" office:value="0">
            <text:p>0</text:p>
          </table:table-cell>
          <table:table-cell/>
          <table:table-cell table:formula="of:=[.A82]^2*87+[.B82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10391">
            <text:p>210391</text:p>
          </table:table-cell>
          <table:table-cell office:value-type="float" office:value="50143">
            <text:p>50143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1" table:formula="of:=[.C83]*[.D83]*[.E83]" office:value-type="float" office:value="6721">
            <text:p>6721</text:p>
          </table:table-cell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office:value-type="float" office:value="2315">
            <text:p>2315</text:p>
          </table:table-cell>
          <table:table-cell office:value-type="float" office:value="10349">
            <text:p>10349</text:p>
          </table:table-cell>
          <table:table-cell table:style-name="ce1" table:formula="of:=[.Q$85]/[.G83]" office:value-type="float" office:value="573354376">
            <text:p>573354376</text:p>
          </table:table-cell>
          <table:table-cell table:style-name="ce2" table:formula="of:=IF([.F83]=1;([.H83]*[.H83]*[.N$85]*[.M$85]+[.I83]*[.I83])-[.G83];([.H83]*[.H83]*[.M$85]+[.I83]*[.I83]*[.N$85])-[.G83])" office:value-type="float" office:value="0">
            <text:p>0</text:p>
          </table:table-cell>
          <table:table-cell table:style-name="ce2" table:formula="of:=IF([.F83]=1;[.J83]*[.J83]*[.M$85]*[.N$85]+[.K83]*[.K83]-[.L83];[.J83]*[.J83]*[.M$85]+[.K83]*[.K83]*[.N$85]-[.L83])" office:value-type="float" office:value="0">
            <text:p>0</text:p>
          </table:table-cell>
          <table:table-cell table:formula="of:=(ABS([.J83]*[.I83]-[.K83]*[.H83])-MIN([.A83];[.O$85]))^2+([.J83]*[.I83]+[.K83]*[.H83]-MAX([.A83];[.O$85]))" office:value-type="float" office:value="0">
            <text:p>0</text:p>
          </table:table-cell>
          <table:table-cell table:formula="of:=IF([.F83]=1;(ABS([.J83]*[.H83]*[.N$85]*[.M$85]-[.K83]*[.I83])-MIN([.B83];[.P$85]))^2+([.J83]*[.H83]*[.N$85]*[.M$85]+[.K83]*[.I83]-MAX([.B83];[.P$85]))^2;(ABS([.J83]*[.H83]*[.M$85]-[.K83]*[.I83]*[.N$85])-MIN([.B83];[.P$85]))^2+([.J83]*[.H83]*[.M$85]+[.K83]*[.I83]*[.N$85]-MAX([.B83];[.P$85]))^2)" office:value-type="float" office:value="0">
            <text:p>0</text:p>
          </table:table-cell>
          <table:table-cell table:formula="of:=[.A83]*[.A83]*[.M$85]*[.N$85]+[.B83]*[.B83]-[.Q$85]" office:value-type="float" office:value="0">
            <text:p>0</text:p>
          </table:table-cell>
          <table:table-cell/>
          <table:table-cell table:formula="of:=[.A83]^2*87+[.B83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10459">
            <text:p>210459</text:p>
          </table:table-cell>
          <table:table-cell office:value-type="float" office:value="4957">
            <text:p>4957</text:p>
          </table:table-cell>
          <table:table-cell office:value-type="float" office:value="67">
            <text:p>67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1" table:formula="of:=[.C84]*[.D84]*[.E84]" office:value-type="float" office:value="14807">
            <text:p>14807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2683">
            <text:p>2683</text:p>
          </table:table-cell>
          <table:table-cell office:value-type="float" office:value="4143">
            <text:p>4143</text:p>
          </table:table-cell>
          <table:table-cell table:style-name="ce1" table:formula="of:=[.Q$85]/[.G84]" office:value-type="float" office:value="260249528">
            <text:p>260249528</text:p>
          </table:table-cell>
          <table:table-cell table:style-name="ce2" table:formula="of:=IF([.F84]=1;([.H84]*[.H84]*[.N$85]*[.M$85]+[.I84]*[.I84])-[.G84];([.H84]*[.H84]*[.M$85]+[.I84]*[.I84]*[.N$85])-[.G84])" office:value-type="float" office:value="0">
            <text:p>0</text:p>
          </table:table-cell>
          <table:table-cell table:style-name="ce2" table:formula="of:=IF([.F84]=1;[.J84]*[.J84]*[.M$85]*[.N$85]+[.K84]*[.K84]-[.L84];[.J84]*[.J84]*[.M$85]+[.K84]*[.K84]*[.N$85]-[.L84])" office:value-type="float" office:value="0">
            <text:p>0</text:p>
          </table:table-cell>
          <table:table-cell table:formula="of:=(ABS([.J84]*[.I84]-[.K84]*[.H84])-MIN([.A84];[.O$85]))^2+([.J84]*[.I84]+[.K84]*[.H84]-MAX([.A84];[.O$85]))" office:value-type="float" office:value="0">
            <text:p>0</text:p>
          </table:table-cell>
          <table:table-cell table:formula="of:=IF([.F84]=1;(ABS([.J84]*[.H84]*[.N$85]*[.M$85]-[.K84]*[.I84])-MIN([.B84];[.P$85]))^2+([.J84]*[.H84]*[.N$85]*[.M$85]+[.K84]*[.I84]-MAX([.B84];[.P$85]))^2;(ABS([.J84]*[.H84]*[.M$85]-[.K84]*[.I84]*[.N$85])-MIN([.B84];[.P$85]))^2+([.J84]*[.H84]*[.M$85]+[.K84]*[.I84]*[.N$85]-MAX([.B84];[.P$85]))^2)" office:value-type="float" office:value="0">
            <text:p>0</text:p>
          </table:table-cell>
          <table:table-cell table:formula="of:=[.A84]*[.A84]*[.M$85]*[.N$85]+[.B84]*[.B84]-[.Q$85]" office:value-type="float" office:value="0">
            <text:p>0</text:p>
          </table:table-cell>
          <table:table-cell/>
          <table:table-cell table:formula="of:=[.A84]^2*87+[.B84]^2-[.Q$85]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27599">
            <text:p>127599</text:p>
          </table:table-cell>
          <table:table-cell office:value-type="float" office:value="1561097">
            <text:p>1561097</text:p>
          </table:table-cell>
          <table:table-cell office:value-type="float" office:value="3853514761096">
            <text:p>3853514761096</text:p>
          </table:table-cell>
          <table:table-cell table:number-columns-repeated="1007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Quelques errata</text:p>
          </table:table-cell>
          <table:table-cell table:number-columns-repeated="1023"/>
        </table:table-row>
        <table:table-row table:style-name="ro1">
          <table:table-cell office:value-type="string">
            <text:p>x</text:p>
          </table:table-cell>
          <table:table-cell table:number-columns-repeated="1023"/>
        </table:table-row>
        <table:table-row table:style-name="ro1">
          <table:table-cell office:value-type="string">
            <text:p>x</text:p>
          </table:table-cell>
          <table:table-cell table:number-columns-repeated="1023"/>
        </table:table-row>
        <table:table-row table:style-name="ro1">
          <table:table-cell office:value-type="string">
            <text:p>x</text:p>
          </table:table-cell>
          <table:table-cell table:number-columns-repeated="1023"/>
        </table:table-row>
        <table:table-row table:style-name="ro1">
          <table:table-cell office:value-type="string">
            <text:p>x</text:p>
          </table:table-cell>
          <table:table-cell table:number-columns-repeated="1023"/>
        </table:table-row>
        <table:table-row table:style-name="ro1">
          <table:table-cell office:value-type="string">
            <text:p>x</text:p>
          </table:table-cell>
          <table:table-cell table:number-columns-repeated="1023"/>
        </table:table-row>
        <table:table-row table:style-name="ro1">
          <table:table-cell office:value-type="string">
            <text:p>(en fait il y en avait une dizaine de plus par la suite… une vérification par calculette s'imposait car on avait des découpages erronés non détectés)</text:p>
          </table:table-cell>
          <table:table-cell table:number-columns-repeated="1023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5">15/09/2019</text:date>, <text:time>01:1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5T01:15:02.40</dc:date>
    <meta:generator>OpenOffice/4.1.6$Win32 OpenOffice.org_project/416m1$Build-9790</meta:generator>
    <meta:editing-duration>PT2H13M10S</meta:editing-duration>
    <meta:editing-cycles>5</meta:editing-cycles>
    <meta:document-statistic meta:table-count="3" meta:cell-count="1535" meta:object-count="0"/>
  </office:meta>
</office:document-meta>
</file>